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1173in" svg:y="0.563in">
            <draw:object draw:notify-on-update-of-ranges="Sheet1.A1:Sheet1.A1 Sheet1.A2:Sheet1.A401 Sheet1.D1:Sheet1.D1 Sheet1.D2:Sheet1.D401 Sheet1.A1:Sheet1.A1 Sheet1.A2:Sheet1.A401 Sheet1.E1:Sheet1.E1 Sheet1.E2:Sheet1.E401 Sheet1.G1:Sheet1.G1 Sheet1.G2:Sheet1.G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g</text:p>
          </table:table-cell>
          <table:table-cell office:value-type="string">
            <text:p>vg</text:p>
          </table:table-cell>
          <table:table-cell office:value-type="string">
            <text:p>cons_vd</text:p>
          </table:table-cell>
          <table:table-cell office:value-type="string">
            <text:p>vd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5256762">
            <text:p>0.25256762</text:p>
          </table:table-cell>
          <table:table-cell office:value-type="float" office:value="0.3">
            <text:p>0.3</text:p>
          </table:table-cell>
          <table:table-cell office:value-type="float" office:value="0.0036604002">
            <text:p>0.0036604002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0.247077">
            <text:p>0.24707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/>
          <table:table-cell table:formula="of:=([.D3]-[.E3])-([.D2]-[.E2])" office:value-type="float" office:value="0.00366040020000002">
            <text:p>0.00366040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.3</text:p>
          </table:table-cell>
          <table:table-cell office:value-type="float" office:value="0.2543978">
            <text:p>0.2543978</text:p>
          </table:table-cell>
          <table:table-cell office:value-type="float" office:value="0.3">
            <text:p>0.3</text:p>
          </table:table-cell>
          <table:table-cell office:value-type="float" office:value="0.00000000011641532">
            <text:p>1.1641532E-010</text:p>
          </table:table-cell>
          <table:table-cell/>
          <table:table-cell table:formula="of:=([.D4]-[.E4])-([.D3]-[.E3])" office:value-type="float" office:value="-0.000000000116415321826935">
            <text:p>-1.16415321826935E-01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0.24524683">
            <text:p>0.24524683</text:p>
          </table:table-cell>
          <table:table-cell office:value-type="float" office:value="0.3">
            <text:p>0.3</text:p>
          </table:table-cell>
          <table:table-cell office:value-type="float" office:value="0.0164718">
            <text:p>0.0164718</text:p>
          </table:table-cell>
          <table:table-cell/>
          <table:table-cell table:formula="of:=([.D5]-[.E5])-([.D4]-[.E4])" office:value-type="float" office:value="-0.0164717998835847">
            <text:p>-0.01647179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26171863">
            <text:p>0.26171863</text:p>
          </table:table-cell>
          <table:table-cell office:value-type="float" office:value="0.3">
            <text:p>0.3</text:p>
          </table:table-cell>
          <table:table-cell office:value-type="float" office:value="0.031113401">
            <text:p>0.031113401</text:p>
          </table:table-cell>
          <table:table-cell/>
          <table:table-cell table:formula="of:=([.D6]-[.E6])-([.D5]-[.E5])" office:value-type="float" office:value="-0.014641601">
            <text:p>-0.01464160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.3</text:p>
          </table:table-cell>
          <table:table-cell office:value-type="float" office:value="0.24890722">
            <text:p>0.24890722</text:p>
          </table:table-cell>
          <table:table-cell office:value-type="float" office:value="0.3">
            <text:p>0.3</text:p>
          </table:table-cell>
          <table:table-cell office:value-type="float" office:value="0.0439248">
            <text:p>0.0439248</text:p>
          </table:table-cell>
          <table:table-cell/>
          <table:table-cell table:formula="of:=([.D7]-[.E7])-([.D6]-[.E6])" office:value-type="float" office:value="-0.012811399">
            <text:p>-0.0128113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.3</text:p>
          </table:table-cell>
          <table:table-cell office:value-type="float" office:value="0.24707702">
            <text:p>0.24707702</text:p>
          </table:table-cell>
          <table:table-cell office:value-type="float" office:value="0.3">
            <text:p>0.3</text:p>
          </table:table-cell>
          <table:table-cell office:value-type="float" office:value="0.058566403">
            <text:p>0.058566403</text:p>
          </table:table-cell>
          <table:table-cell/>
          <table:table-cell table:formula="of:=([.D8]-[.E8])-([.D7]-[.E7])" office:value-type="float" office:value="-0.014641603">
            <text:p>-0.01464160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office:value-type="float" office:value="0.3">
            <text:p>0.3</text:p>
          </table:table-cell>
          <table:table-cell office:value-type="float" office:value="0.073208004">
            <text:p>0.073208004</text:p>
          </table:table-cell>
          <table:table-cell/>
          <table:table-cell table:formula="of:=([.D9]-[.E9])-([.D8]-[.E8])" office:value-type="float" office:value="-0.014641601">
            <text:p>-0.01464160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0.3">
            <text:p>0.3</text:p>
          </table:table-cell>
          <table:table-cell office:value-type="float" office:value="0.082359">
            <text:p>0.082359</text:p>
          </table:table-cell>
          <table:table-cell/>
          <table:table-cell table:formula="of:=([.D10]-[.E10])-([.D9]-[.E9])" office:value-type="float" office:value="-0.00915099600000002">
            <text:p>-0.00915099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0.3">
            <text:p>0.3</text:p>
          </table:table-cell>
          <table:table-cell office:value-type="float" office:value="0.0970006">
            <text:p>0.0970006</text:p>
          </table:table-cell>
          <table:table-cell/>
          <table:table-cell table:formula="of:=([.D11]-[.E11])-([.D10]-[.E10])" office:value-type="float" office:value="-0.0146416">
            <text:p>-0.0146416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0.3">
            <text:p>0.3</text:p>
          </table:table-cell>
          <table:table-cell office:value-type="float" office:value="0.11347241">
            <text:p>0.11347241</text:p>
          </table:table-cell>
          <table:table-cell/>
          <table:table-cell table:formula="of:=([.D12]-[.E12])-([.D11]-[.E11])" office:value-type="float" office:value="-0.01647181">
            <text:p>-0.0164718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.3">
            <text:p>0.3</text:p>
          </table:table-cell>
          <table:table-cell office:value-type="float" office:value="0.128114">
            <text:p>0.128114</text:p>
          </table:table-cell>
          <table:table-cell/>
          <table:table-cell table:formula="of:=([.D13]-[.E13])-([.D12]-[.E12])" office:value-type="float" office:value="-0.01464159">
            <text:p>-0.0146415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3">
            <text:p>0.3</text:p>
          </table:table-cell>
          <table:table-cell office:value-type="float" office:value="0.137265">
            <text:p>0.137265</text:p>
          </table:table-cell>
          <table:table-cell/>
          <table:table-cell table:formula="of:=([.D14]-[.E14])-([.D13]-[.E13])" office:value-type="float" office:value="-0.00915099999999999">
            <text:p>-0.00915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0.3">
            <text:p>0.3</text:p>
          </table:table-cell>
          <table:table-cell office:value-type="float" office:value="0.1537368">
            <text:p>0.1537368</text:p>
          </table:table-cell>
          <table:table-cell/>
          <table:table-cell table:formula="of:=([.D15]-[.E15])-([.D14]-[.E14])" office:value-type="float" office:value="-0.0164718">
            <text:p>-0.016471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0.31662458">
            <text:p>0.31662458</text:p>
          </table:table-cell>
          <table:table-cell office:value-type="float" office:value="0.3">
            <text:p>0.3</text:p>
          </table:table-cell>
          <table:table-cell office:value-type="float" office:value="0.17203881">
            <text:p>0.17203881</text:p>
          </table:table-cell>
          <table:table-cell/>
          <table:table-cell table:formula="of:=([.D16]-[.E16])-([.D15]-[.E15])" office:value-type="float" office:value="-0.01830201">
            <text:p>-0.0183020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1848502">
            <text:p>0.1848502</text:p>
          </table:table-cell>
          <table:table-cell/>
          <table:table-cell table:formula="of:=([.D17]-[.E17])-([.D16]-[.E16])" office:value-type="float" office:value="-0.01281139">
            <text:p>-0.0128113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.3">
            <text:p>0.3</text:p>
          </table:table-cell>
          <table:table-cell office:value-type="float" office:value="0.20864281">
            <text:p>0.20864281</text:p>
          </table:table-cell>
          <table:table-cell/>
          <table:table-cell table:formula="of:=([.D18]-[.E18])-([.D17]-[.E17])" office:value-type="float" office:value="-0.02379261">
            <text:p>-0.0237926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3">
            <text:p>0.3</text:p>
          </table:table-cell>
          <table:table-cell office:value-type="float" office:value="0.3221152">
            <text:p>0.3221152</text:p>
          </table:table-cell>
          <table:table-cell office:value-type="float" office:value="0.3">
            <text:p>0.3</text:p>
          </table:table-cell>
          <table:table-cell office:value-type="float" office:value="0.22145422">
            <text:p>0.22145422</text:p>
          </table:table-cell>
          <table:table-cell/>
          <table:table-cell table:formula="of:=([.D19]-[.E19])-([.D18]-[.E18])" office:value-type="float" office:value="-0.01281141">
            <text:p>-0.0128114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3">
            <text:p>0.3</text:p>
          </table:table-cell>
          <table:table-cell office:value-type="float" office:value="0.3093038">
            <text:p>0.3093038</text:p>
          </table:table-cell>
          <table:table-cell office:value-type="float" office:value="0.3">
            <text:p>0.3</text:p>
          </table:table-cell>
          <table:table-cell office:value-type="float" office:value="0.22511461">
            <text:p>0.22511461</text:p>
          </table:table-cell>
          <table:table-cell/>
          <table:table-cell table:formula="of:=([.D20]-[.E20])-([.D19]-[.E19])" office:value-type="float" office:value="-0.00366038999999999">
            <text:p>-0.0036603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0.3184548">
            <text:p>0.3184548</text:p>
          </table:table-cell>
          <table:table-cell office:value-type="float" office:value="0.3">
            <text:p>0.3</text:p>
          </table:table-cell>
          <table:table-cell office:value-type="float" office:value="0.219624">
            <text:p>0.219624</text:p>
          </table:table-cell>
          <table:table-cell/>
          <table:table-cell table:formula="of:=([.D21]-[.E21])-([.D20]-[.E20])" office:value-type="float" office:value="0.00549061000000001">
            <text:p>0.0054906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3">
            <text:p>0.3</text:p>
          </table:table-cell>
          <table:table-cell office:value-type="float" office:value="0.22145423">
            <text:p>0.22145423</text:p>
          </table:table-cell>
          <table:table-cell/>
          <table:table-cell table:formula="of:=([.D22]-[.E22])-([.D21]-[.E21])" office:value-type="float" office:value="-0.00183023000000002">
            <text:p>-0.0018302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22511461">
            <text:p>0.22511461</text:p>
          </table:table-cell>
          <table:table-cell/>
          <table:table-cell table:formula="of:=([.D23]-[.E23])-([.D22]-[.E22])" office:value-type="float" office:value="-0.00366037999999999">
            <text:p>-0.00366038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2269448">
            <text:p>0.2269448</text:p>
          </table:table-cell>
          <table:table-cell/>
          <table:table-cell table:formula="of:=([.D24]-[.E24])-([.D23]-[.E23])" office:value-type="float" office:value="-0.00183019000000001">
            <text:p>-0.00183019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3">
            <text:p>0.3</text:p>
          </table:table-cell>
          <table:table-cell office:value-type="float" office:value="0.33309639">
            <text:p>0.33309639</text:p>
          </table:table-cell>
          <table:table-cell office:value-type="float" office:value="0.3">
            <text:p>0.3</text:p>
          </table:table-cell>
          <table:table-cell office:value-type="float" office:value="0.23060521">
            <text:p>0.23060521</text:p>
          </table:table-cell>
          <table:table-cell/>
          <table:table-cell table:formula="of:=([.D25]-[.E25])-([.D24]-[.E24])" office:value-type="float" office:value="-0.00366041">
            <text:p>-0.0036604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3">
            <text:p>0.3</text:p>
          </table:table-cell>
          <table:table-cell office:value-type="float" office:value="0.33309644">
            <text:p>0.33309644</text:p>
          </table:table-cell>
          <table:table-cell office:value-type="float" office:value="0.3">
            <text:p>0.3</text:p>
          </table:table-cell>
          <table:table-cell office:value-type="float" office:value="0.23243542">
            <text:p>0.23243542</text:p>
          </table:table-cell>
          <table:table-cell/>
          <table:table-cell table:formula="of:=([.D26]-[.E26])-([.D25]-[.E25])" office:value-type="float" office:value="-0.00183021">
            <text:p>-0.0018302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23426561">
            <text:p>0.23426561</text:p>
          </table:table-cell>
          <table:table-cell/>
          <table:table-cell table:formula="of:=([.D27]-[.E27])-([.D26]-[.E26])" office:value-type="float" office:value="-0.00183019000000001">
            <text:p>-0.00183019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3">
            <text:p>0.3</text:p>
          </table:table-cell>
          <table:table-cell office:value-type="float" office:value="0.35322863">
            <text:p>0.35322863</text:p>
          </table:table-cell>
          <table:table-cell office:value-type="float" office:value="0.3">
            <text:p>0.3</text:p>
          </table:table-cell>
          <table:table-cell office:value-type="float" office:value="0.22877501">
            <text:p>0.22877501</text:p>
          </table:table-cell>
          <table:table-cell/>
          <table:table-cell table:formula="of:=([.D28]-[.E28])-([.D27]-[.E27])" office:value-type="float" office:value="0.00549060000000001">
            <text:p>0.0054906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3">
            <text:p>0.3</text:p>
          </table:table-cell>
          <table:table-cell office:value-type="float" office:value="0.3459078">
            <text:p>0.3459078</text:p>
          </table:table-cell>
          <table:table-cell office:value-type="float" office:value="0.3">
            <text:p>0.3</text:p>
          </table:table-cell>
          <table:table-cell office:value-type="float" office:value="0.23426561">
            <text:p>0.23426561</text:p>
          </table:table-cell>
          <table:table-cell/>
          <table:table-cell table:formula="of:=([.D29]-[.E29])-([.D28]-[.E28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0.3">
            <text:p>0.3</text:p>
          </table:table-cell>
          <table:table-cell office:value-type="float" office:value="0.23792602">
            <text:p>0.23792602</text:p>
          </table:table-cell>
          <table:table-cell/>
          <table:table-cell table:formula="of:=([.D30]-[.E30])-([.D29]-[.E29])" office:value-type="float" office:value="-0.00366041">
            <text:p>-0.0036604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3">
            <text:p>0.3</text:p>
          </table:table-cell>
          <table:table-cell office:value-type="float" office:value="0.23609579">
            <text:p>0.23609579</text:p>
          </table:table-cell>
          <table:table-cell/>
          <table:table-cell table:formula="of:=([.D31]-[.E31])-([.D30]-[.E30])" office:value-type="float" office:value="0.00183023000000002">
            <text:p>0.00183023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2415864">
            <text:p>0.2415864</text:p>
          </table:table-cell>
          <table:table-cell/>
          <table:table-cell table:formula="of:=([.D32]-[.E32])-([.D31]-[.E31])" office:value-type="float" office:value="-0.00549060999999998">
            <text:p>-0.0054906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3">
            <text:p>0.3</text:p>
          </table:table-cell>
          <table:table-cell office:value-type="float" office:value="0.34407762">
            <text:p>0.34407762</text:p>
          </table:table-cell>
          <table:table-cell office:value-type="float" office:value="0.3">
            <text:p>0.3</text:p>
          </table:table-cell>
          <table:table-cell office:value-type="float" office:value="0.2580582">
            <text:p>0.2580582</text:p>
          </table:table-cell>
          <table:table-cell/>
          <table:table-cell table:formula="of:=([.D33]-[.E33])-([.D32]-[.E32])" office:value-type="float" office:value="-0.0164718">
            <text:p>-0.0164718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3">
            <text:p>0.3</text:p>
          </table:table-cell>
          <table:table-cell office:value-type="float" office:value="0.32943603">
            <text:p>0.32943603</text:p>
          </table:table-cell>
          <table:table-cell office:value-type="float" office:value="0.3">
            <text:p>0.3</text:p>
          </table:table-cell>
          <table:table-cell office:value-type="float" office:value="0.2580582">
            <text:p>0.2580582</text:p>
          </table:table-cell>
          <table:table-cell/>
          <table:table-cell table:formula="of:=([.D34]-[.E34])-([.D33]-[.E33])" office:value-type="float" office:value="0">
            <text:p>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3">
            <text:p>0.3</text:p>
          </table:table-cell>
          <table:table-cell office:value-type="float" office:value="0.33126622">
            <text:p>0.33126622</text:p>
          </table:table-cell>
          <table:table-cell office:value-type="float" office:value="0.3">
            <text:p>0.3</text:p>
          </table:table-cell>
          <table:table-cell office:value-type="float" office:value="0.2598884">
            <text:p>0.2598884</text:p>
          </table:table-cell>
          <table:table-cell/>
          <table:table-cell table:formula="of:=([.D35]-[.E35])-([.D34]-[.E34])" office:value-type="float" office:value="-0.00183019999999995">
            <text:p>-0.0018302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25439778">
            <text:p>0.25439778</text:p>
          </table:table-cell>
          <table:table-cell/>
          <table:table-cell table:formula="of:=([.D36]-[.E36])-([.D35]-[.E35])" office:value-type="float" office:value="0.00549061999999995">
            <text:p>0.0054906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3">
            <text:p>0.3</text:p>
          </table:table-cell>
          <table:table-cell office:value-type="float" office:value="0.32028502">
            <text:p>0.32028502</text:p>
          </table:table-cell>
          <table:table-cell office:value-type="float" office:value="0.3">
            <text:p>0.3</text:p>
          </table:table-cell>
          <table:table-cell office:value-type="float" office:value="0.24890721">
            <text:p>0.24890721</text:p>
          </table:table-cell>
          <table:table-cell/>
          <table:table-cell table:formula="of:=([.D37]-[.E37])-([.D36]-[.E36])" office:value-type="float" office:value="0.00549057">
            <text:p>0.00549057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3">
            <text:p>0.3</text:p>
          </table:table-cell>
          <table:table-cell office:value-type="float" office:value="0.3257756">
            <text:p>0.3257756</text:p>
          </table:table-cell>
          <table:table-cell office:value-type="float" office:value="0.3">
            <text:p>0.3</text:p>
          </table:table-cell>
          <table:table-cell office:value-type="float" office:value="0.25073737">
            <text:p>0.25073737</text:p>
          </table:table-cell>
          <table:table-cell/>
          <table:table-cell table:formula="of:=([.D38]-[.E38])-([.D37]-[.E37])" office:value-type="float" office:value="-0.00183016">
            <text:p>-0.00183016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3">
            <text:p>0.3</text:p>
          </table:table-cell>
          <table:table-cell office:value-type="float" office:value="0.33858702">
            <text:p>0.33858702</text:p>
          </table:table-cell>
          <table:table-cell office:value-type="float" office:value="0.3">
            <text:p>0.3</text:p>
          </table:table-cell>
          <table:table-cell office:value-type="float" office:value="0.25256762">
            <text:p>0.25256762</text:p>
          </table:table-cell>
          <table:table-cell/>
          <table:table-cell table:formula="of:=([.D39]-[.E39])-([.D38]-[.E38])" office:value-type="float" office:value="-0.00183024999999998">
            <text:p>-0.00183025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3">
            <text:p>0.3</text:p>
          </table:table-cell>
          <table:table-cell office:value-type="float" office:value="0.256228">
            <text:p>0.256228</text:p>
          </table:table-cell>
          <table:table-cell/>
          <table:table-cell table:formula="of:=([.D40]-[.E40])-([.D39]-[.E39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3">
            <text:p>0.3</text:p>
          </table:table-cell>
          <table:table-cell office:value-type="float" office:value="0.2617186">
            <text:p>0.2617186</text:p>
          </table:table-cell>
          <table:table-cell/>
          <table:table-cell table:formula="of:=([.D41]-[.E41])-([.D40]-[.E40])" office:value-type="float" office:value="-0.00549059999999996">
            <text:p>-0.0054906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3">
            <text:p>0.3</text:p>
          </table:table-cell>
          <table:table-cell office:value-type="float" office:value="0.265379">
            <text:p>0.265379</text:p>
          </table:table-cell>
          <table:table-cell/>
          <table:table-cell table:formula="of:=([.D42]-[.E42])-([.D41]-[.E41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3">
            <text:p>0.3</text:p>
          </table:table-cell>
          <table:table-cell office:value-type="float" office:value="0.26537898">
            <text:p>0.26537898</text:p>
          </table:table-cell>
          <table:table-cell/>
          <table:table-cell table:formula="of:=([.D43]-[.E43])-([.D42]-[.E42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26354882">
            <text:p>0.26354882</text:p>
          </table:table-cell>
          <table:table-cell/>
          <table:table-cell table:formula="of:=([.D44]-[.E44])-([.D43]-[.E43])" office:value-type="float" office:value="0.00183015999999997">
            <text:p>0.00183016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3">
            <text:p>0.3</text:p>
          </table:table-cell>
          <table:table-cell office:value-type="float" office:value="0.3330964">
            <text:p>0.3330964</text:p>
          </table:table-cell>
          <table:table-cell office:value-type="float" office:value="0.3">
            <text:p>0.3</text:p>
          </table:table-cell>
          <table:table-cell office:value-type="float" office:value="0.26537898">
            <text:p>0.26537898</text:p>
          </table:table-cell>
          <table:table-cell/>
          <table:table-cell table:formula="of:=([.D45]-[.E45])-([.D44]-[.E44])" office:value-type="float" office:value="-0.00183015999999997">
            <text:p>-0.00183016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3">
            <text:p>0.3</text:p>
          </table:table-cell>
          <table:table-cell office:value-type="float" office:value="0.26171857">
            <text:p>0.26171857</text:p>
          </table:table-cell>
          <table:table-cell/>
          <table:table-cell table:formula="of:=([.D46]-[.E46])-([.D45]-[.E45])" office:value-type="float" office:value="0.00366041">
            <text:p>0.00366041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3">
            <text:p>0.3</text:p>
          </table:table-cell>
          <table:table-cell office:value-type="float" office:value="0.26354882">
            <text:p>0.26354882</text:p>
          </table:table-cell>
          <table:table-cell/>
          <table:table-cell table:formula="of:=([.D47]-[.E47])-([.D46]-[.E46])" office:value-type="float" office:value="-0.00183025000000003">
            <text:p>-0.00183025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0.3">
            <text:p>0.3</text:p>
          </table:table-cell>
          <table:table-cell office:value-type="float" office:value="0.2598884">
            <text:p>0.2598884</text:p>
          </table:table-cell>
          <table:table-cell/>
          <table:table-cell table:formula="of:=([.D48]-[.E48])-([.D47]-[.E47])" office:value-type="float" office:value="0.00366042000000005">
            <text:p>0.0036604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 office:value-type="float" office:value="0.3">
            <text:p>0.3</text:p>
          </table:table-cell>
          <table:table-cell office:value-type="float" office:value="0.265379">
            <text:p>0.265379</text:p>
          </table:table-cell>
          <table:table-cell/>
          <table:table-cell table:formula="of:=([.D49]-[.E49])-([.D48]-[.E48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 office:value-type="float" office:value="0.3">
            <text:p>0.3</text:p>
          </table:table-cell>
          <table:table-cell office:value-type="float" office:value="0.26720923">
            <text:p>0.26720923</text:p>
          </table:table-cell>
          <table:table-cell/>
          <table:table-cell table:formula="of:=([.D50]-[.E50])-([.D49]-[.E49])" office:value-type="float" office:value="-0.00183023000000004">
            <text:p>-0.0018302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3">
            <text:p>0.3</text:p>
          </table:table-cell>
          <table:table-cell office:value-type="float" office:value="0.27086958">
            <text:p>0.27086958</text:p>
          </table:table-cell>
          <table:table-cell/>
          <table:table-cell table:formula="of:=([.D51]-[.E51])-([.D50]-[.E50])" office:value-type="float" office:value="-0.00366034999999998">
            <text:p>-0.00366035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3">
            <text:p>0.3</text:p>
          </table:table-cell>
          <table:table-cell office:value-type="float" office:value="0.2672092">
            <text:p>0.2672092</text:p>
          </table:table-cell>
          <table:table-cell/>
          <table:table-cell table:formula="of:=([.D52]-[.E52])-([.D51]-[.E51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.3">
            <text:p>0.3</text:p>
          </table:table-cell>
          <table:table-cell office:value-type="float" office:value="0.265379">
            <text:p>0.265379</text:p>
          </table:table-cell>
          <table:table-cell/>
          <table:table-cell table:formula="of:=([.D53]-[.E53])-([.D52]-[.E52])" office:value-type="float" office:value="0.0018302">
            <text:p>0.0018302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3">
            <text:p>0.3</text:p>
          </table:table-cell>
          <table:table-cell office:value-type="float" office:value="0.27453">
            <text:p>0.27453</text:p>
          </table:table-cell>
          <table:table-cell/>
          <table:table-cell table:formula="of:=([.D54]-[.E54])-([.D53]-[.E53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3">
            <text:p>0.3</text:p>
          </table:table-cell>
          <table:table-cell office:value-type="float" office:value="0.2690394">
            <text:p>0.2690394</text:p>
          </table:table-cell>
          <table:table-cell/>
          <table:table-cell table:formula="of:=([.D55]-[.E55])-([.D54]-[.E54])" office:value-type="float" office:value="0.00549060000000001">
            <text:p>0.0054906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4">
            <text:p>0.4</text:p>
          </table:table-cell>
          <table:table-cell office:value-type="float" office:value="0.27453002">
            <text:p>0.27453002</text:p>
          </table:table-cell>
          <table:table-cell office:value-type="float" office:value="0.3">
            <text:p>0.3</text:p>
          </table:table-cell>
          <table:table-cell office:value-type="float" office:value="0.2763602">
            <text:p>0.2763602</text:p>
          </table:table-cell>
          <table:table-cell/>
          <table:table-cell table:formula="of:=([.D56]-[.E56])-([.D55]-[.E55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4">
            <text:p>0.4</text:p>
          </table:table-cell>
          <table:table-cell office:value-type="float" office:value="0.3093038">
            <text:p>0.3093038</text:p>
          </table:table-cell>
          <table:table-cell office:value-type="float" office:value="0.3">
            <text:p>0.3</text:p>
          </table:table-cell>
          <table:table-cell office:value-type="float" office:value="0.27453002">
            <text:p>0.27453002</text:p>
          </table:table-cell>
          <table:table-cell/>
          <table:table-cell table:formula="of:=([.D57]-[.E57])-([.D56]-[.E56])" office:value-type="float" office:value="0.00183018000000001">
            <text:p>0.00183018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265379">
            <text:p>0.265379</text:p>
          </table:table-cell>
          <table:table-cell/>
          <table:table-cell table:formula="of:=([.D58]-[.E58])-([.D57]-[.E57])" office:value-type="float" office:value="0.00915102000000001">
            <text:p>0.0091510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0.3">
            <text:p>0.3</text:p>
          </table:table-cell>
          <table:table-cell office:value-type="float" office:value="0.2617186">
            <text:p>0.2617186</text:p>
          </table:table-cell>
          <table:table-cell/>
          <table:table-cell table:formula="of:=([.D59]-[.E59])-([.D58]-[.E58])" office:value-type="float" office:value="0.00366040000000001">
            <text:p>0.0036604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3">
            <text:p>0.3</text:p>
          </table:table-cell>
          <table:table-cell office:value-type="float" office:value="0.2690394">
            <text:p>0.2690394</text:p>
          </table:table-cell>
          <table:table-cell/>
          <table:table-cell table:formula="of:=([.D60]-[.E60])-([.D59]-[.E59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3">
            <text:p>0.3</text:p>
          </table:table-cell>
          <table:table-cell office:value-type="float" office:value="0.27636018">
            <text:p>0.27636018</text:p>
          </table:table-cell>
          <table:table-cell/>
          <table:table-cell table:formula="of:=([.D61]-[.E61])-([.D60]-[.E60])" office:value-type="float" office:value="-0.00732078000000003">
            <text:p>-0.00732078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3">
            <text:p>0.3</text:p>
          </table:table-cell>
          <table:table-cell office:value-type="float" office:value="0.2708696">
            <text:p>0.2708696</text:p>
          </table:table-cell>
          <table:table-cell/>
          <table:table-cell table:formula="of:=([.D62]-[.E62])-([.D61]-[.E61])" office:value-type="float" office:value="0.00549058000000002">
            <text:p>0.00549058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4">
            <text:p>0.4</text:p>
          </table:table-cell>
          <table:table-cell office:value-type="float" office:value="0.32943603">
            <text:p>0.32943603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63]-[.E63])-([.D62]-[.E62])" office:value-type="float" office:value="-0.0109812">
            <text:p>-0.0109812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3">
            <text:p>0.3</text:p>
          </table:table-cell>
          <table:table-cell office:value-type="float" office:value="0.27636018">
            <text:p>0.27636018</text:p>
          </table:table-cell>
          <table:table-cell/>
          <table:table-cell table:formula="of:=([.D64]-[.E64])-([.D63]-[.E63])" office:value-type="float" office:value="0.00549062">
            <text:p>0.00549062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3">
            <text:p>0.3</text:p>
          </table:table-cell>
          <table:table-cell office:value-type="float" office:value="0.2800206">
            <text:p>0.2800206</text:p>
          </table:table-cell>
          <table:table-cell/>
          <table:table-cell table:formula="of:=([.D65]-[.E65])-([.D64]-[.E64])" office:value-type="float" office:value="-0.00366042">
            <text:p>-0.00366042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3">
            <text:p>0.3</text:p>
          </table:table-cell>
          <table:table-cell office:value-type="float" office:value="0.29466218">
            <text:p>0.29466218</text:p>
          </table:table-cell>
          <table:table-cell/>
          <table:table-cell table:formula="of:=([.D66]-[.E66])-([.D65]-[.E65])" office:value-type="float" office:value="-0.01464158">
            <text:p>-0.01464158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67]-[.E67])-([.D66]-[.E66])" office:value-type="float" office:value="0.01281138">
            <text:p>0.01281138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68]-[.E68])-([.D67]-[.E67])" office:value-type="float" office:value="0">
            <text:p>0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28917164">
            <text:p>0.28917164</text:p>
          </table:table-cell>
          <table:table-cell/>
          <table:table-cell table:formula="of:=([.D69]-[.E69])-([.D68]-[.E68])" office:value-type="float" office:value="-0.00732084">
            <text:p>-0.00732084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4">
            <text:p>0.4</text:p>
          </table:table-cell>
          <table:table-cell office:value-type="float" office:value="0.2873414">
            <text:p>0.2873414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/>
          <table:table-cell table:formula="of:=([.D70]-[.E70])-([.D69]-[.E69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4">
            <text:p>0.4</text:p>
          </table:table-cell>
          <table:table-cell office:value-type="float" office:value="0.2983226">
            <text:p>0.2983226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/>
          <table:table-cell table:formula="of:=([.D71]-[.E71])-([.D70]-[.E70])" office:value-type="float" office:value="-0.00183017999999996">
            <text:p>-0.00183018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4">
            <text:p>0.4</text:p>
          </table:table-cell>
          <table:table-cell office:value-type="float" office:value="0.2891716">
            <text:p>0.2891716</text:p>
          </table:table-cell>
          <table:table-cell office:value-type="float" office:value="0.3">
            <text:p>0.3</text:p>
          </table:table-cell>
          <table:table-cell office:value-type="float" office:value="0.2946622">
            <text:p>0.2946622</text:p>
          </table:table-cell>
          <table:table-cell/>
          <table:table-cell table:formula="of:=([.D72]-[.E72])-([.D71]-[.E71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3">
            <text:p>0.3</text:p>
          </table:table-cell>
          <table:table-cell office:value-type="float" office:value="0.2873414">
            <text:p>0.2873414</text:p>
          </table:table-cell>
          <table:table-cell/>
          <table:table-cell table:formula="of:=([.D73]-[.E73])-([.D72]-[.E72])" office:value-type="float" office:value="0.00732080000000002">
            <text:p>0.0073208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/>
          <table:table-cell table:formula="of:=([.D74]-[.E74])-([.D73]-[.E73])" office:value-type="float" office:value="-0.000000020000000044984">
            <text:p>-0.00000002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/>
          <table:table-cell table:formula="of:=([.D75]-[.E75])-([.D74]-[.E74])" office:value-type="float" office:value="0">
            <text:p>0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3">
            <text:p>0.3</text:p>
          </table:table-cell>
          <table:table-cell office:value-type="float" office:value="0.2964924">
            <text:p>0.2964924</text:p>
          </table:table-cell>
          <table:table-cell/>
          <table:table-cell table:formula="of:=([.D76]-[.E76])-([.D75]-[.E75])" office:value-type="float" office:value="-0.00915097999999998">
            <text:p>-0.00915098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3">
            <text:p>0.3</text:p>
          </table:table-cell>
          <table:table-cell office:value-type="float" office:value="0.2964924">
            <text:p>0.2964924</text:p>
          </table:table-cell>
          <table:table-cell/>
          <table:table-cell table:formula="of:=([.D77]-[.E77])-([.D76]-[.E76])" office:value-type="float" office:value="0">
            <text:p>0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4">
            <text:p>0.4</text:p>
          </table:table-cell>
          <table:table-cell office:value-type="float" office:value="0.29283202">
            <text:p>0.29283202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/>
          <table:table-cell table:formula="of:=([.D78]-[.E78])-([.D77]-[.E77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79]-[.E79])-([.D78]-[.E78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/>
          <table:table-cell table:formula="of:=([.D80]-[.E80])-([.D79]-[.E79])" office:value-type="float" office:value="0.00915097999999998">
            <text:p>0.00915098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/>
          <table:table-cell table:formula="of:=([.D81]-[.E81])-([.D80]-[.E80])" office:value-type="float" office:value="0.00183022000000005">
            <text:p>0.00183022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4">
            <text:p>0.4</text:p>
          </table:table-cell>
          <table:table-cell office:value-type="float" office:value="0.33309639">
            <text:p>0.33309639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/>
          <table:table-cell table:formula="of:=([.D82]-[.E82])-([.D81]-[.E81])" office:value-type="float" office:value="-0.00366044000000004">
            <text:p>-0.00366044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/>
          <table:table-cell table:formula="of:=([.D83]-[.E83])-([.D82]-[.E82])" office:value-type="float" office:value="0.00366044000000004">
            <text:p>0.00366044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/>
          <table:table-cell table:formula="of:=([.D84]-[.E84])-([.D83]-[.E83])" office:value-type="float" office:value="-0.00549063000000005">
            <text:p>-0.00549063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/>
          <table:table-cell table:formula="of:=([.D85]-[.E85])-([.D84]-[.E84])" office:value-type="float" office:value="-0.00732078999999997">
            <text:p>-0.00732079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/>
          <table:table-cell table:formula="of:=([.D86]-[.E86])-([.D85]-[.E85])" office:value-type="float" office:value="0">
            <text:p>0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3">
            <text:p>0.3</text:p>
          </table:table-cell>
          <table:table-cell office:value-type="float" office:value="0.3147944">
            <text:p>0.3147944</text:p>
          </table:table-cell>
          <table:table-cell/>
          <table:table-cell table:formula="of:=([.D87]-[.E87])-([.D86]-[.E86])" office:value-type="float" office:value="-0.01098118">
            <text:p>-0.01098118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/>
          <table:table-cell table:formula="of:=([.D88]-[.E88])-([.D87]-[.E87])" office:value-type="float" office:value="-0.0018302">
            <text:p>-0.0018302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4">
            <text:p>0.4</text:p>
          </table:table-cell>
          <table:table-cell office:value-type="float" office:value="0.34407765">
            <text:p>0.34407765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  <table:table-cell/>
          <table:table-cell table:formula="of:=([.D89]-[.E89])-([.D88]-[.E88])" office:value-type="float" office:value="0.00915099999999996">
            <text:p>0.00915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/>
          <table:table-cell table:formula="of:=([.D90]-[.E90])-([.D89]-[.E89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/>
          <table:table-cell table:formula="of:=([.D91]-[.E91])-([.D90]-[.E90])" office:value-type="float" office:value="0.00366042">
            <text:p>0.00366042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92]-[.E92])-([.D91]-[.E91])" office:value-type="float" office:value="-0.0018302">
            <text:p>-0.0018302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  <table:table-cell/>
          <table:table-cell table:formula="of:=([.D93]-[.E93])-([.D92]-[.E92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94]-[.E94])-([.D93]-[.E93])" office:value-type="float" office:value="0.00549060000000001">
            <text:p>0.0054906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95]-[.E95])-([.D94]-[.E94])" office:value-type="float" office:value="0">
            <text:p>0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3">
            <text:p>0.3</text:p>
          </table:table-cell>
          <table:table-cell office:value-type="float" office:value="0.30564338">
            <text:p>0.30564338</text:p>
          </table:table-cell>
          <table:table-cell/>
          <table:table-cell table:formula="of:=([.D96]-[.E96])-([.D95]-[.E95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/>
          <table:table-cell table:formula="of:=([.D97]-[.E97])-([.D96]-[.E96])" office:value-type="float" office:value="-0.00183024999999998">
            <text:p>-0.00183025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98]-[.E98])-([.D97]-[.E97])" office:value-type="float" office:value="0.00549063">
            <text:p>0.00549063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/>
          <table:table-cell table:formula="of:=([.D99]-[.E99])-([.D98]-[.E98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3">
            <text:p>0.3</text:p>
          </table:table-cell>
          <table:table-cell office:value-type="float" office:value="0.2946622">
            <text:p>0.2946622</text:p>
          </table:table-cell>
          <table:table-cell/>
          <table:table-cell table:formula="of:=([.D100]-[.E100])-([.D99]-[.E99])" office:value-type="float" office:value="0.00366042">
            <text:p>0.0036604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3">
            <text:p>0.3</text:p>
          </table:table-cell>
          <table:table-cell office:value-type="float" office:value="0.30015284">
            <text:p>0.30015284</text:p>
          </table:table-cell>
          <table:table-cell/>
          <table:table-cell table:formula="of:=([.D101]-[.E101])-([.D100]-[.E100])" office:value-type="float" office:value="-0.00549064000000005">
            <text:p>-0.00549064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102]-[.E102])-([.D101]-[.E101])" office:value-type="float" office:value="-0.00183015999999997">
            <text:p>-0.00183016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/>
          <table:table-cell table:formula="of:=([.D103]-[.E103])-([.D102]-[.E102])" office:value-type="float" office:value="0.0018302">
            <text:p>0.0018302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104]-[.E104])-([.D103]-[.E103])" office:value-type="float" office:value="-0.0018302">
            <text:p>-0.0018302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/>
          <table:table-cell table:formula="of:=([.D105]-[.E105])-([.D104]-[.E104])" office:value-type="float" office:value="0.00549056999999997">
            <text:p>0.00549057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5">
            <text:p>0.5</text:p>
          </table:table-cell>
          <table:table-cell office:value-type="float" office:value="0.29832262">
            <text:p>0.29832262</text:p>
          </table:table-cell>
          <table:table-cell/>
          <table:table-cell table:formula="of:=([.D106]-[.E106])-([.D105]-[.E105])" office:value-type="float" office:value="0.19816981">
            <text:p>0.19816981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5">
            <text:p>0.5</text:p>
          </table:table-cell>
          <table:table-cell office:value-type="float" office:value="0.3056434">
            <text:p>0.3056434</text:p>
          </table:table-cell>
          <table:table-cell/>
          <table:table-cell table:formula="of:=([.D107]-[.E107])-([.D106]-[.E106])" office:value-type="float" office:value="-0.00732078000000003">
            <text:p>-0.00732078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5">
            <text:p>0.5</text:p>
          </table:table-cell>
          <table:table-cell office:value-type="float" office:value="0.31662458">
            <text:p>0.31662458</text:p>
          </table:table-cell>
          <table:table-cell/>
          <table:table-cell table:formula="of:=([.D108]-[.E108])-([.D107]-[.E107])" office:value-type="float" office:value="-0.01098118">
            <text:p>-0.01098118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5">
            <text:p>0.5</text:p>
          </table:table-cell>
          <table:table-cell office:value-type="float" office:value="0.32394543">
            <text:p>0.32394543</text:p>
          </table:table-cell>
          <table:table-cell/>
          <table:table-cell table:formula="of:=([.D109]-[.E109])-([.D108]-[.E108])" office:value-type="float" office:value="-0.00732085000000005">
            <text:p>-0.00732085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5">
            <text:p>0.5</text:p>
          </table:table-cell>
          <table:table-cell office:value-type="float" office:value="0.33126622">
            <text:p>0.33126622</text:p>
          </table:table-cell>
          <table:table-cell/>
          <table:table-cell table:formula="of:=([.D110]-[.E110])-([.D109]-[.E109])" office:value-type="float" office:value="-0.00732078999999997">
            <text:p>-0.00732079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5">
            <text:p>0.5</text:p>
          </table:table-cell>
          <table:table-cell office:value-type="float" office:value="0.34773803">
            <text:p>0.34773803</text:p>
          </table:table-cell>
          <table:table-cell/>
          <table:table-cell table:formula="of:=([.D111]-[.E111])-([.D110]-[.E110])" office:value-type="float" office:value="-0.01647181">
            <text:p>-0.01647181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5">
            <text:p>0.5</text:p>
          </table:table-cell>
          <table:table-cell office:value-type="float" office:value="0.3587192">
            <text:p>0.3587192</text:p>
          </table:table-cell>
          <table:table-cell/>
          <table:table-cell table:formula="of:=([.D112]-[.E112])-([.D111]-[.E111])" office:value-type="float" office:value="-0.0109811699999999">
            <text:p>-0.01098117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5">
            <text:p>0.5</text:p>
          </table:table-cell>
          <table:table-cell office:value-type="float" office:value="0.3770212">
            <text:p>0.3770212</text:p>
          </table:table-cell>
          <table:table-cell/>
          <table:table-cell table:formula="of:=([.D113]-[.E113])-([.D112]-[.E112])" office:value-type="float" office:value="-0.018302">
            <text:p>-0.018302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5">
            <text:p>0.5</text:p>
          </table:table-cell>
          <table:table-cell office:value-type="float" office:value="0.3971534">
            <text:p>0.3971534</text:p>
          </table:table-cell>
          <table:table-cell/>
          <table:table-cell table:formula="of:=([.D114]-[.E114])-([.D113]-[.E113])" office:value-type="float" office:value="-0.0201322">
            <text:p>-0.0201322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5">
            <text:p>0.5</text:p>
          </table:table-cell>
          <table:table-cell office:value-type="float" office:value="0.41179502">
            <text:p>0.41179502</text:p>
          </table:table-cell>
          <table:table-cell/>
          <table:table-cell table:formula="of:=([.D115]-[.E115])-([.D114]-[.E114])" office:value-type="float" office:value="-0.01464162">
            <text:p>-0.01464162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 office:value-type="float" office:value="0.5">
            <text:p>0.5</text:p>
          </table:table-cell>
          <table:table-cell office:value-type="float" office:value="0.40630442">
            <text:p>0.40630442</text:p>
          </table:table-cell>
          <table:table-cell/>
          <table:table-cell table:formula="of:=([.D116]-[.E116])-([.D115]-[.E115])" office:value-type="float" office:value="0.00549060000000001">
            <text:p>0.0054906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 office:value-type="float" office:value="0.5">
            <text:p>0.5</text:p>
          </table:table-cell>
          <table:table-cell office:value-type="float" office:value="0.41545543">
            <text:p>0.41545543</text:p>
          </table:table-cell>
          <table:table-cell/>
          <table:table-cell table:formula="of:=([.D117]-[.E117])-([.D116]-[.E116])" office:value-type="float" office:value="-0.00915101000000002">
            <text:p>-0.00915101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 office:value-type="float" office:value="0.5">
            <text:p>0.5</text:p>
          </table:table-cell>
          <table:table-cell office:value-type="float" office:value="0.4264366">
            <text:p>0.4264366</text:p>
          </table:table-cell>
          <table:table-cell/>
          <table:table-cell table:formula="of:=([.D118]-[.E118])-([.D117]-[.E117])" office:value-type="float" office:value="-0.01098117">
            <text:p>-0.01098117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5">
            <text:p>0.5</text:p>
          </table:table-cell>
          <table:table-cell office:value-type="float" office:value="0.42826685">
            <text:p>0.42826685</text:p>
          </table:table-cell>
          <table:table-cell/>
          <table:table-cell table:formula="of:=([.D119]-[.E119])-([.D118]-[.E118])" office:value-type="float" office:value="-0.00183025000000003">
            <text:p>-0.00183025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5">
            <text:p>0.5</text:p>
          </table:table-cell>
          <table:table-cell office:value-type="float" office:value="0.42826682">
            <text:p>0.42826682</text:p>
          </table:table-cell>
          <table:table-cell/>
          <table:table-cell table:formula="of:=([.D120]-[.E120])-([.D119]-[.E119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5">
            <text:p>0.5</text:p>
          </table:table-cell>
          <table:table-cell office:value-type="float" office:value="0.430097">
            <text:p>0.430097</text:p>
          </table:table-cell>
          <table:table-cell/>
          <table:table-cell table:formula="of:=([.D121]-[.E121])-([.D120]-[.E120])" office:value-type="float" office:value="-0.00183018000000001">
            <text:p>-0.00183018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5">
            <text:p>0.5</text:p>
          </table:table-cell>
          <table:table-cell office:value-type="float" office:value="0.43741783">
            <text:p>0.43741783</text:p>
          </table:table-cell>
          <table:table-cell/>
          <table:table-cell table:formula="of:=([.D122]-[.E122])-([.D121]-[.E121])" office:value-type="float" office:value="-0.00732083">
            <text:p>-0.00732083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 office:value-type="float" office:value="0.5">
            <text:p>0.5</text:p>
          </table:table-cell>
          <table:table-cell office:value-type="float" office:value="0.45022923">
            <text:p>0.45022923</text:p>
          </table:table-cell>
          <table:table-cell/>
          <table:table-cell table:formula="of:=([.D123]-[.E123])-([.D122]-[.E122])" office:value-type="float" office:value="-0.0128114">
            <text:p>-0.0128114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5">
            <text:p>0.5</text:p>
          </table:table-cell>
          <table:table-cell office:value-type="float" office:value="0.45022926">
            <text:p>0.45022926</text:p>
          </table:table-cell>
          <table:table-cell/>
          <table:table-cell table:formula="of:=([.D124]-[.E124])-([.D123]-[.E123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5">
            <text:p>0.5</text:p>
          </table:table-cell>
          <table:table-cell office:value-type="float" office:value="0.44839898">
            <text:p>0.44839898</text:p>
          </table:table-cell>
          <table:table-cell/>
          <table:table-cell table:formula="of:=([.D125]-[.E125])-([.D124]-[.E124])" office:value-type="float" office:value="0.00183028000000002">
            <text:p>0.00183028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5">
            <text:p>0.5</text:p>
          </table:table-cell>
          <table:table-cell office:value-type="float" office:value="0.4538896">
            <text:p>0.4538896</text:p>
          </table:table-cell>
          <table:table-cell/>
          <table:table-cell table:formula="of:=([.D126]-[.E126])-([.D125]-[.E125])" office:value-type="float" office:value="-0.00549062">
            <text:p>-0.00549062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5">
            <text:p>0.5</text:p>
          </table:table-cell>
          <table:table-cell office:value-type="float" office:value="0.45205945">
            <text:p>0.45205945</text:p>
          </table:table-cell>
          <table:table-cell/>
          <table:table-cell table:formula="of:=([.D127]-[.E127])-([.D126]-[.E126])" office:value-type="float" office:value="0.00183014999999998">
            <text:p>0.00183015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5">
            <text:p>0.5</text:p>
          </table:table-cell>
          <table:table-cell office:value-type="float" office:value="0.4612104">
            <text:p>0.4612104</text:p>
          </table:table-cell>
          <table:table-cell/>
          <table:table-cell table:formula="of:=([.D128]-[.E128])-([.D127]-[.E127])" office:value-type="float" office:value="-0.00915094999999994">
            <text:p>-0.00915095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5">
            <text:p>0.5</text:p>
          </table:table-cell>
          <table:table-cell office:value-type="float" office:value="0.4721916">
            <text:p>0.4721916</text:p>
          </table:table-cell>
          <table:table-cell/>
          <table:table-cell table:formula="of:=([.D129]-[.E129])-([.D128]-[.E128])" office:value-type="float" office:value="-0.0109812">
            <text:p>-0.0109812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5">
            <text:p>0.5</text:p>
          </table:table-cell>
          <table:table-cell office:value-type="float" office:value="0.46853122">
            <text:p>0.46853122</text:p>
          </table:table-cell>
          <table:table-cell/>
          <table:table-cell table:formula="of:=([.D130]-[.E130])-([.D129]-[.E129])" office:value-type="float" office:value="0.00366037999999996">
            <text:p>0.00366038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5">
            <text:p>0.5</text:p>
          </table:table-cell>
          <table:table-cell office:value-type="float" office:value="0.466701">
            <text:p>0.466701</text:p>
          </table:table-cell>
          <table:table-cell/>
          <table:table-cell table:formula="of:=([.D131]-[.E131])-([.D130]-[.E130])" office:value-type="float" office:value="0.00183022000000005">
            <text:p>0.00183022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5">
            <text:p>0.5</text:p>
          </table:table-cell>
          <table:table-cell office:value-type="float" office:value="0.47402185">
            <text:p>0.47402185</text:p>
          </table:table-cell>
          <table:table-cell/>
          <table:table-cell table:formula="of:=([.D132]-[.E132])-([.D131]-[.E131])" office:value-type="float" office:value="-0.00732085000000005">
            <text:p>-0.00732085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5">
            <text:p>0.5</text:p>
          </table:table-cell>
          <table:table-cell office:value-type="float" office:value="0.47951242">
            <text:p>0.47951242</text:p>
          </table:table-cell>
          <table:table-cell/>
          <table:table-cell table:formula="of:=([.D133]-[.E133])-([.D132]-[.E132])" office:value-type="float" office:value="-0.00549056999999997">
            <text:p>-0.00549057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5">
            <text:p>0.5</text:p>
          </table:table-cell>
          <table:table-cell office:value-type="float" office:value="0.4886634">
            <text:p>0.4886634</text:p>
          </table:table-cell>
          <table:table-cell/>
          <table:table-cell table:formula="of:=([.D134]-[.E134])-([.D133]-[.E133])" office:value-type="float" office:value="-0.00915097999999998">
            <text:p>-0.00915098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5">
            <text:p>0.5</text:p>
          </table:table-cell>
          <table:table-cell office:value-type="float" office:value="0.4978144">
            <text:p>0.4978144</text:p>
          </table:table-cell>
          <table:table-cell/>
          <table:table-cell table:formula="of:=([.D135]-[.E135])-([.D134]-[.E134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/>
          <table:table-cell table:formula="of:=([.D136]-[.E136])-([.D135]-[.E135])" office:value-type="float" office:value="-0.000000020000000044984">
            <text:p>-0.00000002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5">
            <text:p>0.5</text:p>
          </table:table-cell>
          <table:table-cell office:value-type="float" office:value="0.494154">
            <text:p>0.494154</text:p>
          </table:table-cell>
          <table:table-cell/>
          <table:table-cell table:formula="of:=([.D137]-[.E137])-([.D136]-[.E136])" office:value-type="float" office:value="0.00366042000000005">
            <text:p>0.00366042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4">
            <text:p>0.4</text:p>
          </table:table-cell>
          <table:table-cell office:value-type="float" office:value="0.3184548">
            <text:p>0.3184548</text:p>
          </table:table-cell>
          <table:table-cell office:value-type="float" office:value="0.5">
            <text:p>0.5</text:p>
          </table:table-cell>
          <table:table-cell office:value-type="float" office:value="0.503305">
            <text:p>0.503305</text:p>
          </table:table-cell>
          <table:table-cell/>
          <table:table-cell table:formula="of:=([.D138]-[.E138])-([.D137]-[.E137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5">
            <text:p>0.5</text:p>
          </table:table-cell>
          <table:table-cell office:value-type="float" office:value="0.50879556">
            <text:p>0.50879556</text:p>
          </table:table-cell>
          <table:table-cell/>
          <table:table-cell table:formula="of:=([.D139]-[.E139])-([.D138]-[.E138])" office:value-type="float" office:value="-0.00549056000000003">
            <text:p>-0.00549056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5">
            <text:p>0.5</text:p>
          </table:table-cell>
          <table:table-cell office:value-type="float" office:value="0.503305">
            <text:p>0.503305</text:p>
          </table:table-cell>
          <table:table-cell/>
          <table:table-cell table:formula="of:=([.D140]-[.E140])-([.D139]-[.E139])" office:value-type="float" office:value="0.00549056000000003">
            <text:p>0.00549056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5">
            <text:p>0.5</text:p>
          </table:table-cell>
          <table:table-cell office:value-type="float" office:value="0.50696546">
            <text:p>0.50696546</text:p>
          </table:table-cell>
          <table:table-cell/>
          <table:table-cell table:formula="of:=([.D141]-[.E141])-([.D140]-[.E140])" office:value-type="float" office:value="-0.00366045999999998">
            <text:p>-0.00366046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5">
            <text:p>0.5</text:p>
          </table:table-cell>
          <table:table-cell office:value-type="float" office:value="0.50696546">
            <text:p>0.50696546</text:p>
          </table:table-cell>
          <table:table-cell/>
          <table:table-cell table:formula="of:=([.D142]-[.E142])-([.D141]-[.E141])" office:value-type="float" office:value="0">
            <text:p>0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4">
            <text:p>0.4</text:p>
          </table:table-cell>
          <table:table-cell office:value-type="float" office:value="0.2800206">
            <text:p>0.2800206</text:p>
          </table:table-cell>
          <table:table-cell office:value-type="float" office:value="0.5">
            <text:p>0.5</text:p>
          </table:table-cell>
          <table:table-cell office:value-type="float" office:value="0.48134264">
            <text:p>0.48134264</text:p>
          </table:table-cell>
          <table:table-cell/>
          <table:table-cell table:formula="of:=([.D143]-[.E143])-([.D142]-[.E142])" office:value-type="float" office:value="0.02562282">
            <text:p>0.02562282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5">
            <text:p>0.5</text:p>
          </table:table-cell>
          <table:table-cell office:value-type="float" office:value="0.4886634">
            <text:p>0.4886634</text:p>
          </table:table-cell>
          <table:table-cell/>
          <table:table-cell table:formula="of:=([.D144]-[.E144])-([.D143]-[.E143])" office:value-type="float" office:value="-0.00732075999999998">
            <text:p>-0.00732076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/>
          <table:table-cell table:formula="of:=([.D145]-[.E145])-([.D144]-[.E144])" office:value-type="float" office:value="-0.00732083000000006">
            <text:p>-0.00732083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5">
            <text:p>0.5</text:p>
          </table:table-cell>
          <table:table-cell office:value-type="float" office:value="0.50513524">
            <text:p>0.50513524</text:p>
          </table:table-cell>
          <table:table-cell/>
          <table:table-cell table:formula="of:=([.D146]-[.E146])-([.D145]-[.E145])" office:value-type="float" office:value="-0.00915100999999996">
            <text:p>-0.00915101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5">
            <text:p>0.5</text:p>
          </table:table-cell>
          <table:table-cell office:value-type="float" office:value="0.5087956">
            <text:p>0.5087956</text:p>
          </table:table-cell>
          <table:table-cell/>
          <table:table-cell table:formula="of:=([.D147]-[.E147])-([.D146]-[.E146])" office:value-type="float" office:value="-0.00366036000000003">
            <text:p>-0.00366036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5">
            <text:p>0.5</text:p>
          </table:table-cell>
          <table:table-cell office:value-type="float" office:value="0.50696546">
            <text:p>0.50696546</text:p>
          </table:table-cell>
          <table:table-cell/>
          <table:table-cell table:formula="of:=([.D148]-[.E148])-([.D147]-[.E147])" office:value-type="float" office:value="0.00183014000000004">
            <text:p>0.00183014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5">
            <text:p>0.5</text:p>
          </table:table-cell>
          <table:table-cell office:value-type="float" office:value="0.50147474">
            <text:p>0.50147474</text:p>
          </table:table-cell>
          <table:table-cell/>
          <table:table-cell table:formula="of:=([.D149]-[.E149])-([.D148]-[.E148])" office:value-type="float" office:value="0.00549071999999995">
            <text:p>0.00549072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/>
          <table:table-cell table:formula="of:=([.D150]-[.E150])-([.D149]-[.E149])" office:value-type="float" office:value="0.00366031999999999">
            <text:p>0.00366032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/>
          <table:table-cell table:formula="of:=([.D151]-[.E151])-([.D150]-[.E150])" office:value-type="float" office:value="0.00183019000000001">
            <text:p>0.00183019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4">
            <text:p>0.4</text:p>
          </table:table-cell>
          <table:table-cell office:value-type="float" office:value="0.3330964">
            <text:p>0.3330964</text:p>
          </table:table-cell>
          <table:table-cell office:value-type="float" office:value="0.5">
            <text:p>0.5</text:p>
          </table:table-cell>
          <table:table-cell office:value-type="float" office:value="0.49232382">
            <text:p>0.49232382</text:p>
          </table:table-cell>
          <table:table-cell/>
          <table:table-cell table:formula="of:=([.D152]-[.E152])-([.D151]-[.E151])" office:value-type="float" office:value="0.00366041">
            <text:p>0.00366041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4">
            <text:p>0.4</text:p>
          </table:table-cell>
          <table:table-cell office:value-type="float" office:value="0.35688898">
            <text:p>0.35688898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/>
          <table:table-cell table:formula="of:=([.D153]-[.E153])-([.D152]-[.E152])" office:value-type="float" office:value="-0.00366041">
            <text:p>-0.00366041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5">
            <text:p>0.5</text:p>
          </table:table-cell>
          <table:table-cell office:value-type="float" office:value="0.50147474">
            <text:p>0.50147474</text:p>
          </table:table-cell>
          <table:table-cell/>
          <table:table-cell table:formula="of:=([.D154]-[.E154])-([.D153]-[.E153])" office:value-type="float" office:value="-0.00549051">
            <text:p>-0.00549051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/>
          <table:table-cell table:formula="of:=([.D155]-[.E155])-([.D154]-[.E154])" office:value-type="float" office:value="0.00549051">
            <text:p>0.00549051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5">
            <text:p>0.5</text:p>
          </table:table-cell>
          <table:table-cell office:value-type="float" office:value="0.48866343">
            <text:p>0.48866343</text:p>
          </table:table-cell>
          <table:table-cell/>
          <table:table-cell table:formula="of:=([.D156]-[.E156])-([.D155]-[.E155])" office:value-type="float" office:value="0.00732080000000002">
            <text:p>0.0073208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5">
            <text:p>0.5</text:p>
          </table:table-cell>
          <table:table-cell office:value-type="float" office:value="0.48317283">
            <text:p>0.48317283</text:p>
          </table:table-cell>
          <table:table-cell/>
          <table:table-cell table:formula="of:=([.D157]-[.E157])-([.D156]-[.E156])" office:value-type="float" office:value="0.00549060000000001">
            <text:p>0.0054906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5">
            <text:p>0.5</text:p>
          </table:table-cell>
          <table:table-cell office:value-type="float" office:value="0.48500296">
            <text:p>0.48500296</text:p>
          </table:table-cell>
          <table:table-cell/>
          <table:table-cell table:formula="of:=([.D158]-[.E158])-([.D157]-[.E157])" office:value-type="float" office:value="-0.00183012999999999">
            <text:p>-0.00183013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5">
            <text:p>0.5</text:p>
          </table:table-cell>
          <table:table-cell office:value-type="float" office:value="0.485003">
            <text:p>0.485003</text:p>
          </table:table-cell>
          <table:table-cell/>
          <table:table-cell table:formula="of:=([.D159]-[.E159])-([.D158]-[.E158])" office:value-type="float" office:value="-0.0000000399999999789458">
            <text:p>-0.00000004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">
            <text:p>0.4</text:p>
          </table:table-cell>
          <table:table-cell office:value-type="float" office:value="0.37885144">
            <text:p>0.37885144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/>
          <table:table-cell table:formula="of:=([.D160]-[.E160])-([.D159]-[.E159])" office:value-type="float" office:value="-0.0109812300000001">
            <text:p>-0.01098123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5">
            <text:p>0.5</text:p>
          </table:table-cell>
          <table:table-cell office:value-type="float" office:value="0.49049363">
            <text:p>0.49049363</text:p>
          </table:table-cell>
          <table:table-cell/>
          <table:table-cell table:formula="of:=([.D161]-[.E161])-([.D160]-[.E160])" office:value-type="float" office:value="0.00549060000000001">
            <text:p>0.0054906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5">
            <text:p>0.5</text:p>
          </table:table-cell>
          <table:table-cell office:value-type="float" office:value="0.49415404">
            <text:p>0.49415404</text:p>
          </table:table-cell>
          <table:table-cell/>
          <table:table-cell table:formula="of:=([.D162]-[.E162])-([.D161]-[.E161])" office:value-type="float" office:value="-0.00366041">
            <text:p>-0.00366041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5">
            <text:p>0.5</text:p>
          </table:table-cell>
          <table:table-cell office:value-type="float" office:value="0.49964458">
            <text:p>0.49964458</text:p>
          </table:table-cell>
          <table:table-cell/>
          <table:table-cell table:formula="of:=([.D163]-[.E163])-([.D162]-[.E162])" office:value-type="float" office:value="-0.00549053999999999">
            <text:p>-0.00549054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5">
            <text:p>0.5</text:p>
          </table:table-cell>
          <table:table-cell office:value-type="float" office:value="0.49415404">
            <text:p>0.49415404</text:p>
          </table:table-cell>
          <table:table-cell/>
          <table:table-cell table:formula="of:=([.D164]-[.E164])-([.D163]-[.E163])" office:value-type="float" office:value="0.00549053999999999">
            <text:p>0.00549054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5">
            <text:p>0.5</text:p>
          </table:table-cell>
          <table:table-cell office:value-type="float" office:value="0.49964464">
            <text:p>0.49964464</text:p>
          </table:table-cell>
          <table:table-cell/>
          <table:table-cell table:formula="of:=([.D165]-[.E165])-([.D164]-[.E164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 office:value-type="float" office:value="0.5">
            <text:p>0.5</text:p>
          </table:table-cell>
          <table:table-cell office:value-type="float" office:value="0.5069654">
            <text:p>0.5069654</text:p>
          </table:table-cell>
          <table:table-cell/>
          <table:table-cell table:formula="of:=([.D166]-[.E166])-([.D165]-[.E165])" office:value-type="float" office:value="-0.00732075999999998">
            <text:p>-0.00732076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 office:value-type="float" office:value="0.5">
            <text:p>0.5</text:p>
          </table:table-cell>
          <table:table-cell office:value-type="float" office:value="0.49964464">
            <text:p>0.49964464</text:p>
          </table:table-cell>
          <table:table-cell/>
          <table:table-cell table:formula="of:=([.D167]-[.E167])-([.D166]-[.E166])" office:value-type="float" office:value="0.00732075999999998">
            <text:p>0.00732076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5">
            <text:p>0.5</text:p>
          </table:table-cell>
          <table:table-cell office:value-type="float" office:value="0.503305">
            <text:p>0.503305</text:p>
          </table:table-cell>
          <table:table-cell/>
          <table:table-cell table:formula="of:=([.D168]-[.E168])-([.D167]-[.E167])" office:value-type="float" office:value="-0.00366035999999997">
            <text:p>-0.00366036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5">
            <text:p>0.5</text:p>
          </table:table-cell>
          <table:table-cell office:value-type="float" office:value="0.51062584">
            <text:p>0.51062584</text:p>
          </table:table-cell>
          <table:table-cell/>
          <table:table-cell table:formula="of:=([.D169]-[.E169])-([.D168]-[.E168])" office:value-type="float" office:value="-0.00732084">
            <text:p>-0.00732084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5">
            <text:p>0.5</text:p>
          </table:table-cell>
          <table:table-cell office:value-type="float" office:value="0.51428616">
            <text:p>0.51428616</text:p>
          </table:table-cell>
          <table:table-cell/>
          <table:table-cell table:formula="of:=([.D170]-[.E170])-([.D169]-[.E169])" office:value-type="float" office:value="-0.00366032000000005">
            <text:p>-0.00366032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5">
            <text:p>0.5</text:p>
          </table:table-cell>
          <table:table-cell office:value-type="float" office:value="0.50696546">
            <text:p>0.50696546</text:p>
          </table:table-cell>
          <table:table-cell/>
          <table:table-cell table:formula="of:=([.D171]-[.E171])-([.D170]-[.E170])" office:value-type="float" office:value="0.00732070000000007">
            <text:p>0.0073207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5">
            <text:p>0.5</text:p>
          </table:table-cell>
          <table:table-cell office:value-type="float" office:value="0.5087956">
            <text:p>0.5087956</text:p>
          </table:table-cell>
          <table:table-cell/>
          <table:table-cell table:formula="of:=([.D172]-[.E172])-([.D171]-[.E171])" office:value-type="float" office:value="-0.00183014000000004">
            <text:p>-0.00183014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5">
            <text:p>0.5</text:p>
          </table:table-cell>
          <table:table-cell office:value-type="float" office:value="0.48500302">
            <text:p>0.48500302</text:p>
          </table:table-cell>
          <table:table-cell/>
          <table:table-cell table:formula="of:=([.D173]-[.E173])-([.D172]-[.E172])" office:value-type="float" office:value="0.02379258">
            <text:p>0.02379258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5">
            <text:p>0.5</text:p>
          </table:table-cell>
          <table:table-cell office:value-type="float" office:value="0.4868332">
            <text:p>0.4868332</text:p>
          </table:table-cell>
          <table:table-cell/>
          <table:table-cell table:formula="of:=([.D174]-[.E174])-([.D173]-[.E173])" office:value-type="float" office:value="-0.00183017999999996">
            <text:p>-0.00183018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/>
          <table:table-cell table:formula="of:=([.D175]-[.E175])-([.D174]-[.E174])" office:value-type="float" office:value="-0.0109812200000001">
            <text:p>-0.01098122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5">
            <text:p>0.5</text:p>
          </table:table-cell>
          <table:table-cell office:value-type="float" office:value="0.49964458">
            <text:p>0.49964458</text:p>
          </table:table-cell>
          <table:table-cell/>
          <table:table-cell table:formula="of:=([.D176]-[.E176])-([.D175]-[.E175])" office:value-type="float" office:value="-0.00183015999999997">
            <text:p>-0.00183016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5">
            <text:p>0.5</text:p>
          </table:table-cell>
          <table:table-cell office:value-type="float" office:value="0.50513524">
            <text:p>0.50513524</text:p>
          </table:table-cell>
          <table:table-cell/>
          <table:table-cell table:formula="of:=([.D177]-[.E177])-([.D176]-[.E176])" office:value-type="float" office:value="-0.00549065999999998">
            <text:p>-0.00549066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5">
            <text:p>0.5</text:p>
          </table:table-cell>
          <table:table-cell office:value-type="float" office:value="0.5014748">
            <text:p>0.5014748</text:p>
          </table:table-cell>
          <table:table-cell/>
          <table:table-cell table:formula="of:=([.D178]-[.E178])-([.D177]-[.E177])" office:value-type="float" office:value="0.00366043999999999">
            <text:p>0.00366044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5">
            <text:p>0.5</text:p>
          </table:table-cell>
          <table:table-cell office:value-type="float" office:value="0.5087956">
            <text:p>0.5087956</text:p>
          </table:table-cell>
          <table:table-cell/>
          <table:table-cell table:formula="of:=([.D179]-[.E179])-([.D178]-[.E178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5">
            <text:p>0.5</text:p>
          </table:table-cell>
          <table:table-cell office:value-type="float" office:value="0.5087956">
            <text:p>0.5087956</text:p>
          </table:table-cell>
          <table:table-cell/>
          <table:table-cell table:formula="of:=([.D180]-[.E180])-([.D179]-[.E179])" office:value-type="float" office:value="0">
            <text:p>0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5">
            <text:p>0.5</text:p>
          </table:table-cell>
          <table:table-cell office:value-type="float" office:value="0.512456">
            <text:p>0.512456</text:p>
          </table:table-cell>
          <table:table-cell/>
          <table:table-cell table:formula="of:=([.D181]-[.E181])-([.D180]-[.E180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5">
            <text:p>0.5</text:p>
          </table:table-cell>
          <table:table-cell office:value-type="float" office:value="0.5051352">
            <text:p>0.5051352</text:p>
          </table:table-cell>
          <table:table-cell/>
          <table:table-cell table:formula="of:=([.D182]-[.E182])-([.D181]-[.E181])" office:value-type="float" office:value="0.00732080000000002">
            <text:p>0.0073208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5">
            <text:p>0.5</text:p>
          </table:table-cell>
          <table:table-cell office:value-type="float" office:value="0.50879556">
            <text:p>0.50879556</text:p>
          </table:table-cell>
          <table:table-cell/>
          <table:table-cell table:formula="of:=([.D183]-[.E183])-([.D182]-[.E182])" office:value-type="float" office:value="-0.00366036000000003">
            <text:p>-0.00366036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5">
            <text:p>0.5</text:p>
          </table:table-cell>
          <table:table-cell office:value-type="float" office:value="0.5197768">
            <text:p>0.5197768</text:p>
          </table:table-cell>
          <table:table-cell/>
          <table:table-cell table:formula="of:=([.D184]-[.E184])-([.D183]-[.E183])" office:value-type="float" office:value="-0.0109812399999999">
            <text:p>-0.01098124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4">
            <text:p>0.4</text:p>
          </table:table-cell>
          <table:table-cell office:value-type="float" office:value="0.42277625">
            <text:p>0.42277625</text:p>
          </table:table-cell>
          <table:table-cell office:value-type="float" office:value="0.5">
            <text:p>0.5</text:p>
          </table:table-cell>
          <table:table-cell office:value-type="float" office:value="0.51062584">
            <text:p>0.51062584</text:p>
          </table:table-cell>
          <table:table-cell/>
          <table:table-cell table:formula="of:=([.D185]-[.E185])-([.D184]-[.E184])" office:value-type="float" office:value="0.00915095999999993">
            <text:p>0.00915096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5">
            <text:p>0.5</text:p>
          </table:table-cell>
          <table:table-cell office:value-type="float" office:value="0.50696546">
            <text:p>0.50696546</text:p>
          </table:table-cell>
          <table:table-cell/>
          <table:table-cell table:formula="of:=([.D186]-[.E186])-([.D185]-[.E185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5">
            <text:p>0.5</text:p>
          </table:table-cell>
          <table:table-cell office:value-type="float" office:value="0.512456">
            <text:p>0.512456</text:p>
          </table:table-cell>
          <table:table-cell/>
          <table:table-cell table:formula="of:=([.D187]-[.E187])-([.D186]-[.E186])" office:value-type="float" office:value="-0.00549054000000004">
            <text:p>-0.00549054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5">
            <text:p>0.5</text:p>
          </table:table-cell>
          <table:table-cell office:value-type="float" office:value="0.51428616">
            <text:p>0.51428616</text:p>
          </table:table-cell>
          <table:table-cell/>
          <table:table-cell table:formula="of:=([.D188]-[.E188])-([.D187]-[.E187])" office:value-type="float" office:value="-0.00183016000000003">
            <text:p>-0.00183016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5">
            <text:p>0.5</text:p>
          </table:table-cell>
          <table:table-cell office:value-type="float" office:value="0.5197768">
            <text:p>0.5197768</text:p>
          </table:table-cell>
          <table:table-cell/>
          <table:table-cell table:formula="of:=([.D189]-[.E189])-([.D188]-[.E188])" office:value-type="float" office:value="-0.00549063999999988">
            <text:p>-0.00549064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5">
            <text:p>0.5</text:p>
          </table:table-cell>
          <table:table-cell office:value-type="float" office:value="0.5234372">
            <text:p>0.5234372</text:p>
          </table:table-cell>
          <table:table-cell/>
          <table:table-cell table:formula="of:=([.D190]-[.E190])-([.D189]-[.E189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5">
            <text:p>0.5</text:p>
          </table:table-cell>
          <table:table-cell office:value-type="float" office:value="0.5234372">
            <text:p>0.5234372</text:p>
          </table:table-cell>
          <table:table-cell/>
          <table:table-cell table:formula="of:=([.D191]-[.E191])-([.D190]-[.E190])" office:value-type="float" office:value="0">
            <text:p>0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5">
            <text:p>0.5</text:p>
          </table:table-cell>
          <table:table-cell office:value-type="float" office:value="0.5234372">
            <text:p>0.5234372</text:p>
          </table:table-cell>
          <table:table-cell/>
          <table:table-cell table:formula="of:=([.D192]-[.E192])-([.D191]-[.E191])" office:value-type="float" office:value="0">
            <text:p>0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5">
            <text:p>0.5</text:p>
          </table:table-cell>
          <table:table-cell office:value-type="float" office:value="0.52160704">
            <text:p>0.52160704</text:p>
          </table:table-cell>
          <table:table-cell/>
          <table:table-cell table:formula="of:=([.D193]-[.E193])-([.D192]-[.E192])" office:value-type="float" office:value="0.00183015999999991">
            <text:p>0.00183016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5">
            <text:p>0.5</text:p>
          </table:table-cell>
          <table:table-cell office:value-type="float" office:value="0.5252674">
            <text:p>0.5252674</text:p>
          </table:table-cell>
          <table:table-cell/>
          <table:table-cell table:formula="of:=([.D194]-[.E194])-([.D193]-[.E193])" office:value-type="float" office:value="-0.00366035999999992">
            <text:p>-0.00366036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5">
            <text:p>0.5</text:p>
          </table:table-cell>
          <table:table-cell office:value-type="float" office:value="0.53258824">
            <text:p>0.53258824</text:p>
          </table:table-cell>
          <table:table-cell/>
          <table:table-cell table:formula="of:=([.D195]-[.E195])-([.D194]-[.E194])" office:value-type="float" office:value="-0.00732084000000011">
            <text:p>-0.00732084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  <table:table-cell office:value-type="float" office:value="0.5">
            <text:p>0.5</text:p>
          </table:table-cell>
          <table:table-cell office:value-type="float" office:value="0.5142862">
            <text:p>0.5142862</text:p>
          </table:table-cell>
          <table:table-cell/>
          <table:table-cell table:formula="of:=([.D196]-[.E196])-([.D195]-[.E195])" office:value-type="float" office:value="0.01830204">
            <text:p>0.01830204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5">
            <text:p>0.5</text:p>
          </table:table-cell>
          <table:table-cell office:value-type="float" office:value="0.51794666">
            <text:p>0.51794666</text:p>
          </table:table-cell>
          <table:table-cell/>
          <table:table-cell table:formula="of:=([.D197]-[.E197])-([.D196]-[.E196])" office:value-type="float" office:value="-0.00366045999999998">
            <text:p>-0.00366046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5">
            <text:p>0.5</text:p>
          </table:table-cell>
          <table:table-cell office:value-type="float" office:value="0.5179466">
            <text:p>0.5179466</text:p>
          </table:table-cell>
          <table:table-cell/>
          <table:table-cell table:formula="of:=([.D198]-[.E198])-([.D197]-[.E197])" office:value-type="float" office:value="0.000000060000000079441">
            <text:p>0.00000006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5">
            <text:p>0.5</text:p>
          </table:table-cell>
          <table:table-cell office:value-type="float" office:value="0.51611644">
            <text:p>0.51611644</text:p>
          </table:table-cell>
          <table:table-cell/>
          <table:table-cell table:formula="of:=([.D199]-[.E199])-([.D198]-[.E198])" office:value-type="float" office:value="0.00183015999999991">
            <text:p>0.0018301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5">
            <text:p>0.5</text:p>
          </table:table-cell>
          <table:table-cell office:value-type="float" office:value="0.51611644">
            <text:p>0.51611644</text:p>
          </table:table-cell>
          <table:table-cell/>
          <table:table-cell table:formula="of:=([.D200]-[.E200])-([.D199]-[.E199])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5">
            <text:p>0.5</text:p>
          </table:table-cell>
          <table:table-cell office:value-type="float" office:value="0.521607">
            <text:p>0.521607</text:p>
          </table:table-cell>
          <table:table-cell/>
          <table:table-cell table:formula="of:=([.D201]-[.E201])-([.D200]-[.E200])" office:value-type="float" office:value="-0.00549055999999992">
            <text:p>-0.0054905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5">
            <text:p>0.5</text:p>
          </table:table-cell>
          <table:table-cell office:value-type="float" office:value="0.5014748">
            <text:p>0.5014748</text:p>
          </table:table-cell>
          <table:table-cell/>
          <table:table-cell table:formula="of:=([.D202]-[.E202])-([.D201]-[.E201])" office:value-type="float" office:value="0.0201321999999999">
            <text:p>0.0201322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4">
            <text:p>0.4</text:p>
          </table:table-cell>
          <table:table-cell office:value-type="float" office:value="0.3257756">
            <text:p>0.3257756</text:p>
          </table:table-cell>
          <table:table-cell office:value-type="float" office:value="0.5">
            <text:p>0.5</text:p>
          </table:table-cell>
          <table:table-cell office:value-type="float" office:value="0.48683316">
            <text:p>0.48683316</text:p>
          </table:table-cell>
          <table:table-cell/>
          <table:table-cell table:formula="of:=([.D203]-[.E203])-([.D202]-[.E202])" office:value-type="float" office:value="0.01464164">
            <text:p>0.01464164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5">
            <text:p>0.5</text:p>
          </table:table-cell>
          <table:table-cell office:value-type="float" office:value="0.503305">
            <text:p>0.503305</text:p>
          </table:table-cell>
          <table:table-cell/>
          <table:table-cell table:formula="of:=([.D204]-[.E204])-([.D203]-[.E203])" office:value-type="float" office:value="-0.01647184">
            <text:p>-0.01647184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5">
            <text:p>0.5</text:p>
          </table:table-cell>
          <table:table-cell office:value-type="float" office:value="0.5051352">
            <text:p>0.5051352</text:p>
          </table:table-cell>
          <table:table-cell/>
          <table:table-cell table:formula="of:=([.D205]-[.E205])-([.D204]-[.E204])" office:value-type="float" office:value="-0.0018302">
            <text:p>-0.0018302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4">
            <text:p>0.4</text:p>
          </table:table-cell>
          <table:table-cell office:value-type="float" office:value="0.3312662">
            <text:p>0.3312662</text:p>
          </table:table-cell>
          <table:table-cell office:value-type="float" office:value="0.5">
            <text:p>0.5</text:p>
          </table:table-cell>
          <table:table-cell office:value-type="float" office:value="0.5069654">
            <text:p>0.5069654</text:p>
          </table:table-cell>
          <table:table-cell/>
          <table:table-cell table:formula="of:=([.D206]-[.E206])-([.D205]-[.E205])" office:value-type="float" office:value="-0.0018302">
            <text:p>-0.0018302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4">
            <text:p>0.4</text:p>
          </table:table-cell>
          <table:table-cell office:value-type="float" office:value="0.320285">
            <text:p>0.320285</text:p>
          </table:table-cell>
          <table:table-cell office:value-type="float" office:value="0.5">
            <text:p>0.5</text:p>
          </table:table-cell>
          <table:table-cell office:value-type="float" office:value="0.5014748">
            <text:p>0.5014748</text:p>
          </table:table-cell>
          <table:table-cell/>
          <table:table-cell table:formula="of:=([.D207]-[.E207])-([.D206]-[.E206])" office:value-type="float" office:value="0.00549060000000001">
            <text:p>0.0054906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5">
            <text:p>0.5</text:p>
          </table:table-cell>
          <table:table-cell office:value-type="float" office:value="0.50879556">
            <text:p>0.50879556</text:p>
          </table:table-cell>
          <table:table-cell/>
          <table:table-cell table:formula="of:=([.D208]-[.E208])-([.D207]-[.E207])" office:value-type="float" office:value="-0.00732076000000004">
            <text:p>-0.00732076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5">
            <text:p>0.5</text:p>
          </table:table-cell>
          <table:table-cell office:value-type="float" office:value="0.50513524">
            <text:p>0.50513524</text:p>
          </table:table-cell>
          <table:table-cell/>
          <table:table-cell table:formula="of:=([.D209]-[.E209])-([.D208]-[.E208])" office:value-type="float" office:value="0.00366032000000005">
            <text:p>0.00366032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5">
            <text:p>0.5</text:p>
          </table:table-cell>
          <table:table-cell office:value-type="float" office:value="0.51062584">
            <text:p>0.51062584</text:p>
          </table:table-cell>
          <table:table-cell/>
          <table:table-cell table:formula="of:=([.D210]-[.E210])-([.D209]-[.E209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0.5069654">
            <text:p>0.5069654</text:p>
          </table:table-cell>
          <table:table-cell/>
          <table:table-cell table:formula="of:=([.D211]-[.E211])-([.D210]-[.E210])" office:value-type="float" office:value="-0.49633956">
            <text:p>-0.49633956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">
            <text:p>0</text:p>
          </table:table-cell>
          <table:table-cell office:value-type="float" office:value="0.51062584">
            <text:p>0.51062584</text:p>
          </table:table-cell>
          <table:table-cell/>
          <table:table-cell table:formula="of:=([.D212]-[.E212])-([.D211]-[.E211])" office:value-type="float" office:value="-0.00366043999999999">
            <text:p>-0.00366044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">
            <text:p>0</text:p>
          </table:table-cell>
          <table:table-cell office:value-type="float" office:value="0.5014748">
            <text:p>0.5014748</text:p>
          </table:table-cell>
          <table:table-cell/>
          <table:table-cell table:formula="of:=([.D213]-[.E213])-([.D212]-[.E212])" office:value-type="float" office:value="0.00915104">
            <text:p>0.00915104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">
            <text:p>0</text:p>
          </table:table-cell>
          <table:table-cell office:value-type="float" office:value="0.45938024">
            <text:p>0.45938024</text:p>
          </table:table-cell>
          <table:table-cell/>
          <table:table-cell table:formula="of:=([.D214]-[.E214])-([.D213]-[.E213])" office:value-type="float" office:value="0.04209456">
            <text:p>0.04209456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">
            <text:p>0</text:p>
          </table:table-cell>
          <table:table-cell office:value-type="float" office:value="0.4410782">
            <text:p>0.4410782</text:p>
          </table:table-cell>
          <table:table-cell/>
          <table:table-cell table:formula="of:=([.D215]-[.E215])-([.D214]-[.E214])" office:value-type="float" office:value="0.01830204">
            <text:p>0.01830204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">
            <text:p>0</text:p>
          </table:table-cell>
          <table:table-cell office:value-type="float" office:value="0.44290844">
            <text:p>0.44290844</text:p>
          </table:table-cell>
          <table:table-cell/>
          <table:table-cell table:formula="of:=([.D216]-[.E216])-([.D215]-[.E215])" office:value-type="float" office:value="-0.00183024000000004">
            <text:p>-0.00183024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">
            <text:p>0</text:p>
          </table:table-cell>
          <table:table-cell office:value-type="float" office:value="0.4246064">
            <text:p>0.4246064</text:p>
          </table:table-cell>
          <table:table-cell/>
          <table:table-cell table:formula="of:=([.D217]-[.E217])-([.D216]-[.E216])" office:value-type="float" office:value="0.01830204">
            <text:p>0.01830204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">
            <text:p>0</text:p>
          </table:table-cell>
          <table:table-cell office:value-type="float" office:value="0.41179502">
            <text:p>0.41179502</text:p>
          </table:table-cell>
          <table:table-cell/>
          <table:table-cell table:formula="of:=([.D218]-[.E218])-([.D217]-[.E217])" office:value-type="float" office:value="0.01281138">
            <text:p>0.01281138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4">
            <text:p>0.4</text:p>
          </table:table-cell>
          <table:table-cell office:value-type="float" office:value="0.347738">
            <text:p>0.347738</text:p>
          </table:table-cell>
          <table:table-cell office:value-type="float" office:value="0">
            <text:p>0</text:p>
          </table:table-cell>
          <table:table-cell office:value-type="float" office:value="0.38617224">
            <text:p>0.38617224</text:p>
          </table:table-cell>
          <table:table-cell/>
          <table:table-cell table:formula="of:=([.D219]-[.E219])-([.D218]-[.E218])" office:value-type="float" office:value="0.02562278">
            <text:p>0.02562278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0">
            <text:p>0</text:p>
          </table:table-cell>
          <table:table-cell office:value-type="float" office:value="0.35322863">
            <text:p>0.35322863</text:p>
          </table:table-cell>
          <table:table-cell/>
          <table:table-cell table:formula="of:=([.D220]-[.E220])-([.D219]-[.E219])" office:value-type="float" office:value="0.03294361">
            <text:p>0.03294361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">
            <text:p>0</text:p>
          </table:table-cell>
          <table:table-cell office:value-type="float" office:value="0.32943603">
            <text:p>0.32943603</text:p>
          </table:table-cell>
          <table:table-cell/>
          <table:table-cell table:formula="of:=([.D221]-[.E221])-([.D220]-[.E220])" office:value-type="float" office:value="0.0237926">
            <text:p>0.0237926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">
            <text:p>0</text:p>
          </table:table-cell>
          <table:table-cell office:value-type="float" office:value="0.3129642">
            <text:p>0.3129642</text:p>
          </table:table-cell>
          <table:table-cell/>
          <table:table-cell table:formula="of:=([.D222]-[.E222])-([.D221]-[.E221])" office:value-type="float" office:value="0.01647183">
            <text:p>0.01647183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">
            <text:p>0</text:p>
          </table:table-cell>
          <table:table-cell office:value-type="float" office:value="0.2910018">
            <text:p>0.2910018</text:p>
          </table:table-cell>
          <table:table-cell/>
          <table:table-cell table:formula="of:=([.D223]-[.E223])-([.D222]-[.E222])" office:value-type="float" office:value="0.0219624">
            <text:p>0.0219624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">
            <text:p>0</text:p>
          </table:table-cell>
          <table:table-cell office:value-type="float" office:value="0.2617186">
            <text:p>0.2617186</text:p>
          </table:table-cell>
          <table:table-cell/>
          <table:table-cell table:formula="of:=([.D224]-[.E224])-([.D223]-[.E223])" office:value-type="float" office:value="0.0292832">
            <text:p>0.0292832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">
            <text:p>0</text:p>
          </table:table-cell>
          <table:table-cell office:value-type="float" office:value="0.2269448">
            <text:p>0.2269448</text:p>
          </table:table-cell>
          <table:table-cell/>
          <table:table-cell table:formula="of:=([.D225]-[.E225])-([.D224]-[.E224])" office:value-type="float" office:value="0.0347738">
            <text:p>0.0347738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">
            <text:p>0</text:p>
          </table:table-cell>
          <table:table-cell office:value-type="float" office:value="0.1848502">
            <text:p>0.1848502</text:p>
          </table:table-cell>
          <table:table-cell/>
          <table:table-cell table:formula="of:=([.D226]-[.E226])-([.D225]-[.E225])" office:value-type="float" office:value="0.0420946">
            <text:p>0.0420946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4">
            <text:p>0.4</text:p>
          </table:table-cell>
          <table:table-cell office:value-type="float" office:value="0.34224743">
            <text:p>0.34224743</text:p>
          </table:table-cell>
          <table:table-cell office:value-type="float" office:value="0">
            <text:p>0</text:p>
          </table:table-cell>
          <table:table-cell office:value-type="float" office:value="0.1409254">
            <text:p>0.1409254</text:p>
          </table:table-cell>
          <table:table-cell/>
          <table:table-cell table:formula="of:=([.D227]-[.E227])-([.D226]-[.E226])" office:value-type="float" office:value="0.0439248">
            <text:p>0.0439248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">
            <text:p>0</text:p>
          </table:table-cell>
          <table:table-cell office:value-type="float" office:value="0.0896798">
            <text:p>0.0896798</text:p>
          </table:table-cell>
          <table:table-cell/>
          <table:table-cell table:formula="of:=([.D228]-[.E228])-([.D227]-[.E227])" office:value-type="float" office:value="0.0512456">
            <text:p>0.0512456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">
            <text:p>0</text:p>
          </table:table-cell>
          <table:table-cell office:value-type="float" office:value="0.038434204">
            <text:p>0.038434204</text:p>
          </table:table-cell>
          <table:table-cell/>
          <table:table-cell table:formula="of:=([.D229]-[.E229])-([.D228]-[.E228])" office:value-type="float" office:value="0.051245596">
            <text:p>0.051245596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">
            <text:p>0</text:p>
          </table:table-cell>
          <table:table-cell office:value-type="float" office:value="-0.012811402">
            <text:p>-0.012811402</text:p>
          </table:table-cell>
          <table:table-cell/>
          <table:table-cell table:formula="of:=([.D230]-[.E230])-([.D229]-[.E229])" office:value-type="float" office:value="0.051245606">
            <text:p>0.051245606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">
            <text:p>0</text:p>
          </table:table-cell>
          <table:table-cell office:value-type="float" office:value="-0.038434207">
            <text:p>-0.038434207</text:p>
          </table:table-cell>
          <table:table-cell/>
          <table:table-cell table:formula="of:=([.D231]-[.E231])-([.D230]-[.E230])" office:value-type="float" office:value="0.025622805">
            <text:p>0.025622805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">
            <text:p>0</text:p>
          </table:table-cell>
          <table:table-cell office:value-type="float" office:value="-0.038434207">
            <text:p>-0.038434207</text:p>
          </table:table-cell>
          <table:table-cell/>
          <table:table-cell table:formula="of:=([.D232]-[.E232])-([.D231]-[.E231])" office:value-type="float" office:value="0">
            <text:p>0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 office:value-type="float" office:value="0">
            <text:p>0</text:p>
          </table:table-cell>
          <table:table-cell office:value-type="float" office:value="-0.020132199">
            <text:p>-0.020132199</text:p>
          </table:table-cell>
          <table:table-cell/>
          <table:table-cell table:formula="of:=([.D233]-[.E233])-([.D232]-[.E232])" office:value-type="float" office:value="-0.018302008">
            <text:p>-0.018302008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34]-[.E234])-([.D233]-[.E233])" office:value-type="float" office:value="-0.020132199">
            <text:p>-0.020132199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">
            <text:p>0</text:p>
          </table:table-cell>
          <table:table-cell office:value-type="float" office:value="0.012811402">
            <text:p>0.012811402</text:p>
          </table:table-cell>
          <table:table-cell/>
          <table:table-cell table:formula="of:=([.D235]-[.E235])-([.D234]-[.E234])" office:value-type="float" office:value="-0.012811402">
            <text:p>-0.012811402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">
            <text:p>0</text:p>
          </table:table-cell>
          <table:table-cell office:value-type="float" office:value="0.016471801">
            <text:p>0.016471801</text:p>
          </table:table-cell>
          <table:table-cell/>
          <table:table-cell table:formula="of:=([.D236]-[.E236])-([.D235]-[.E235])" office:value-type="float" office:value="-0.003660399">
            <text:p>-0.003660399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">
            <text:p>0</text:p>
          </table:table-cell>
          <table:table-cell office:value-type="float" office:value="0.0201322">
            <text:p>0.0201322</text:p>
          </table:table-cell>
          <table:table-cell/>
          <table:table-cell table:formula="of:=([.D237]-[.E237])-([.D236]-[.E236])" office:value-type="float" office:value="-0.003660399">
            <text:p>-0.003660399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">
            <text:p>0</text:p>
          </table:table-cell>
          <table:table-cell office:value-type="float" office:value="0.016471801">
            <text:p>0.016471801</text:p>
          </table:table-cell>
          <table:table-cell/>
          <table:table-cell table:formula="of:=([.D238]-[.E238])-([.D237]-[.E237])" office:value-type="float" office:value="0.003660399">
            <text:p>0.003660399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">
            <text:p>0</text:p>
          </table:table-cell>
          <table:table-cell office:value-type="float" office:value="0.0128114">
            <text:p>0.0128114</text:p>
          </table:table-cell>
          <table:table-cell/>
          <table:table-cell table:formula="of:=([.D239]-[.E239])-([.D238]-[.E238])" office:value-type="float" office:value="0.003660401">
            <text:p>0.003660401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">
            <text:p>0</text:p>
          </table:table-cell>
          <table:table-cell office:value-type="float" office:value="0.010981199">
            <text:p>0.010981199</text:p>
          </table:table-cell>
          <table:table-cell/>
          <table:table-cell table:formula="of:=([.D240]-[.E240])-([.D239]-[.E239])" office:value-type="float" office:value="0.001830201">
            <text:p>0.001830201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">
            <text:p>0</text:p>
          </table:table-cell>
          <table:table-cell office:value-type="float" office:value="0.005490599">
            <text:p>0.005490599</text:p>
          </table:table-cell>
          <table:table-cell/>
          <table:table-cell table:formula="of:=([.D241]-[.E241])-([.D240]-[.E240])" office:value-type="float" office:value="0.0054906">
            <text:p>0.0054906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">
            <text:p>0</text:p>
          </table:table-cell>
          <table:table-cell office:value-type="float" office:value="0.0018302007">
            <text:p>0.0018302007</text:p>
          </table:table-cell>
          <table:table-cell/>
          <table:table-cell table:formula="of:=([.D242]-[.E242])-([.D241]-[.E241])" office:value-type="float" office:value="0.0036603983">
            <text:p>0.0036603983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4">
            <text:p>0.4</text:p>
          </table:table-cell>
          <table:table-cell office:value-type="float" office:value="0.42460638">
            <text:p>0.42460638</text:p>
          </table:table-cell>
          <table:table-cell office:value-type="float" office:value="0">
            <text:p>0</text:p>
          </table:table-cell>
          <table:table-cell office:value-type="float" office:value="-0.0000000009313226">
            <text:p>-9.313226E-010</text:p>
          </table:table-cell>
          <table:table-cell/>
          <table:table-cell table:formula="of:=([.D243]-[.E243])-([.D242]-[.E242])" office:value-type="float" office:value="0.0018302016313226">
            <text:p>0.0018302016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 office:value-type="float" office:value="0">
            <text:p>0</text:p>
          </table:table-cell>
          <table:table-cell office:value-type="float" office:value="-0.0036604004">
            <text:p>-0.0036604004</text:p>
          </table:table-cell>
          <table:table-cell/>
          <table:table-cell table:formula="of:=([.D244]-[.E244])-([.D243]-[.E243])" office:value-type="float" office:value="0.0036603994686774">
            <text:p>0.0036603995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">
            <text:p>0</text:p>
          </table:table-cell>
          <table:table-cell office:value-type="float" office:value="0.0000000009313226">
            <text:p>9.313226E-010</text:p>
          </table:table-cell>
          <table:table-cell/>
          <table:table-cell table:formula="of:=([.D245]-[.E245])-([.D244]-[.E244])" office:value-type="float" office:value="-0.0036604013313226">
            <text:p>-0.0036604013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">
            <text:p>0</text:p>
          </table:table-cell>
          <table:table-cell office:value-type="float" office:value="0.0018302007">
            <text:p>0.0018302007</text:p>
          </table:table-cell>
          <table:table-cell/>
          <table:table-cell table:formula="of:=([.D246]-[.E246])-([.D245]-[.E245])" office:value-type="float" office:value="-0.0018301997686774">
            <text:p>-0.0018301998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">
            <text:p>0</text:p>
          </table:table-cell>
          <table:table-cell office:value-type="float" office:value="0.0073208">
            <text:p>0.0073208</text:p>
          </table:table-cell>
          <table:table-cell/>
          <table:table-cell table:formula="of:=([.D247]-[.E247])-([.D246]-[.E246])" office:value-type="float" office:value="-0.0054905993">
            <text:p>-0.0054905993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4">
            <text:p>0.4</text:p>
          </table:table-cell>
          <table:table-cell office:value-type="float" office:value="0.41362524">
            <text:p>0.41362524</text:p>
          </table:table-cell>
          <table:table-cell office:value-type="float" office:value="0">
            <text:p>0</text:p>
          </table:table-cell>
          <table:table-cell office:value-type="float" office:value="0.005490599">
            <text:p>0.005490599</text:p>
          </table:table-cell>
          <table:table-cell/>
          <table:table-cell table:formula="of:=([.D248]-[.E248])-([.D247]-[.E247])" office:value-type="float" office:value="0.001830201">
            <text:p>0.001830201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">
            <text:p>0</text:p>
          </table:table-cell>
          <table:table-cell office:value-type="float" office:value="0.0018301997">
            <text:p>0.0018301997</text:p>
          </table:table-cell>
          <table:table-cell/>
          <table:table-cell table:formula="of:=([.D249]-[.E249])-([.D248]-[.E248])" office:value-type="float" office:value="0.0036603993">
            <text:p>0.0036603993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">
            <text:p>0</text:p>
          </table:table-cell>
          <table:table-cell office:value-type="float" office:value="0.0036604">
            <text:p>0.0036604</text:p>
          </table:table-cell>
          <table:table-cell/>
          <table:table-cell table:formula="of:=([.D250]-[.E250])-([.D249]-[.E249])" office:value-type="float" office:value="-0.0018302003">
            <text:p>-0.0018302003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">
            <text:p>0</text:p>
          </table:table-cell>
          <table:table-cell office:value-type="float" office:value="0.0036604">
            <text:p>0.0036604</text:p>
          </table:table-cell>
          <table:table-cell/>
          <table:table-cell table:formula="of:=([.D251]-[.E251])-([.D250]-[.E250])" office:value-type="float" office:value="0">
            <text:p>0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">
            <text:p>0</text:p>
          </table:table-cell>
          <table:table-cell office:value-type="float" office:value="0.00000000023283064">
            <text:p>2.3283064E-010</text:p>
          </table:table-cell>
          <table:table-cell/>
          <table:table-cell table:formula="of:=([.D252]-[.E252])-([.D251]-[.E251])" office:value-type="float" office:value="0.00366039976716936">
            <text:p>0.0036603998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">
            <text:p>0</text:p>
          </table:table-cell>
          <table:table-cell office:value-type="float" office:value="0.0018302002">
            <text:p>0.0018302002</text:p>
          </table:table-cell>
          <table:table-cell/>
          <table:table-cell table:formula="of:=([.D253]-[.E253])-([.D252]-[.E252])" office:value-type="float" office:value="-0.00183019996716936">
            <text:p>-0.0018302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">
            <text:p>0</text:p>
          </table:table-cell>
          <table:table-cell office:value-type="float" office:value="0.00000000023283064">
            <text:p>2.3283064E-010</text:p>
          </table:table-cell>
          <table:table-cell/>
          <table:table-cell table:formula="of:=([.D254]-[.E254])-([.D253]-[.E253])" office:value-type="float" office:value="0.00183019996716936">
            <text:p>0.0018302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">
            <text:p>0</text:p>
          </table:table-cell>
          <table:table-cell office:value-type="float" office:value="0.00000000011641532">
            <text:p>1.1641532E-010</text:p>
          </table:table-cell>
          <table:table-cell/>
          <table:table-cell table:formula="of:=([.D255]-[.E255])-([.D254]-[.E254])" office:value-type="float" office:value="0.00000000011641532">
            <text:p>1.1641532E-010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">
            <text:p>0</text:p>
          </table:table-cell>
          <table:table-cell office:value-type="float" office:value="0.00000000011641532">
            <text:p>1.1641532E-010</text:p>
          </table:table-cell>
          <table:table-cell/>
          <table:table-cell table:formula="of:=([.D256]-[.E256])-([.D255]-[.E255])" office:value-type="float" office:value="0">
            <text:p>0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">
            <text:p>0</text:p>
          </table:table-cell>
          <table:table-cell office:value-type="float" office:value="0.00000000005820766">
            <text:p>5.820766E-011</text:p>
          </table:table-cell>
          <table:table-cell/>
          <table:table-cell table:formula="of:=([.D257]-[.E257])-([.D256]-[.E256])" office:value-type="float" office:value="0.00000000005820766">
            <text:p>5.820766E-011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">
            <text:p>0</text:p>
          </table:table-cell>
          <table:table-cell office:value-type="float" office:value="0.00000000005820766">
            <text:p>5.820766E-011</text:p>
          </table:table-cell>
          <table:table-cell/>
          <table:table-cell table:formula="of:=([.D258]-[.E258])-([.D257]-[.E257])" office:value-type="float" office:value="0">
            <text:p>0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">
            <text:p>0</text:p>
          </table:table-cell>
          <table:table-cell office:value-type="float" office:value="0.00000000005820766">
            <text:p>5.820766E-011</text:p>
          </table:table-cell>
          <table:table-cell/>
          <table:table-cell table:formula="of:=([.D259]-[.E259])-([.D258]-[.E258])" office:value-type="float" office:value="0">
            <text:p>0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0]-[.E260])-([.D259]-[.E259])" office:value-type="float" office:value="0.00000000005820766">
            <text:p>5.820766E-011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4">
            <text:p>0.4</text:p>
          </table:table-cell>
          <table:table-cell office:value-type="float" office:value="0.34590778">
            <text:p>0.345907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1]-[.E261])-([.D260]-[.E260])" office:value-type="float" office:value="0">
            <text:p>0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2]-[.E262])-([.D261]-[.E261])" office:value-type="float" office:value="0">
            <text:p>0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4">
            <text:p>0.4</text:p>
          </table:table-cell>
          <table:table-cell office:value-type="float" office:value="0.34773806">
            <text:p>0.3477380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3]-[.E263])-([.D262]-[.E262])" office:value-type="float" office:value="0">
            <text:p>0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4]-[.E264])-([.D263]-[.E263])" office:value-type="float" office:value="0">
            <text:p>0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5]-[.E265])-([.D264]-[.E264])" office:value-type="float" office:value="0">
            <text:p>0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6]-[.E266])-([.D265]-[.E265])" office:value-type="float" office:value="0">
            <text:p>0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4">
            <text:p>0.4</text:p>
          </table:table-cell>
          <table:table-cell office:value-type="float" office:value="0.29283205">
            <text:p>0.2928320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7]-[.E267])-([.D266]-[.E266])" office:value-type="float" office:value="0">
            <text:p>0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8]-[.E268])-([.D267]-[.E267])" office:value-type="float" office:value="0">
            <text:p>0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9]-[.E269])-([.D268]-[.E268])" office:value-type="float" office:value="0">
            <text:p>0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0]-[.E270])-([.D269]-[.E269])" office:value-type="float" office:value="0">
            <text:p>0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1]-[.E271])-([.D270]-[.E270])" office:value-type="float" office:value="0">
            <text:p>0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4">
            <text:p>0.4</text:p>
          </table:table-cell>
          <table:table-cell office:value-type="float" office:value="0.29100183">
            <text:p>0.291001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2]-[.E272])-([.D271]-[.E271])" office:value-type="float" office:value="0">
            <text:p>0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4">
            <text:p>0.4</text:p>
          </table:table-cell>
          <table:table-cell office:value-type="float" office:value="0.2910018">
            <text:p>0.291001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3]-[.E273])-([.D272]-[.E272])" office:value-type="float" office:value="0">
            <text:p>0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4]-[.E274])-([.D273]-[.E273])" office:value-type="float" office:value="0">
            <text:p>0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5]-[.E275])-([.D274]-[.E274])" office:value-type="float" office:value="0">
            <text:p>0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4">
            <text:p>0.4</text:p>
          </table:table-cell>
          <table:table-cell office:value-type="float" office:value="0.29649246">
            <text:p>0.2964924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6]-[.E276])-([.D275]-[.E275])" office:value-type="float" office:value="0">
            <text:p>0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7]-[.E277])-([.D276]-[.E276])" office:value-type="float" office:value="0">
            <text:p>0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8]-[.E278])-([.D277]-[.E277])" office:value-type="float" office:value="0">
            <text:p>0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4">
            <text:p>0.4</text:p>
          </table:table-cell>
          <table:table-cell office:value-type="float" office:value="0.29466218">
            <text:p>0.2946621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9]-[.E279])-([.D278]-[.E278])" office:value-type="float" office:value="0">
            <text:p>0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0]-[.E280])-([.D279]-[.E279])" office:value-type="float" office:value="0">
            <text:p>0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4">
            <text:p>0.4</text:p>
          </table:table-cell>
          <table:table-cell office:value-type="float" office:value="0.32760578">
            <text:p>0.327605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1]-[.E281])-([.D280]-[.E280])" office:value-type="float" office:value="0">
            <text:p>0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2]-[.E282])-([.D281]-[.E281])" office:value-type="float" office:value="0">
            <text:p>0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3]-[.E283])-([.D282]-[.E282])" office:value-type="float" office:value="0">
            <text:p>0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4]-[.E284])-([.D283]-[.E283])" office:value-type="float" office:value="0">
            <text:p>0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5]-[.E285])-([.D284]-[.E284])" office:value-type="float" office:value="0">
            <text:p>0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6]-[.E286])-([.D285]-[.E285])" office:value-type="float" office:value="0">
            <text:p>0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7]-[.E287])-([.D286]-[.E286])" office:value-type="float" office:value="0">
            <text:p>0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8]-[.E288])-([.D287]-[.E287])" office:value-type="float" office:value="0">
            <text:p>0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9]-[.E289])-([.D288]-[.E288])" office:value-type="float" office:value="0">
            <text:p>0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0]-[.E290])-([.D289]-[.E289])" office:value-type="float" office:value="0">
            <text:p>0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1]-[.E291])-([.D290]-[.E290])" office:value-type="float" office:value="0">
            <text:p>0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2]-[.E292])-([.D291]-[.E291])" office:value-type="float" office:value="0">
            <text:p>0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3]-[.E293])-([.D292]-[.E292])" office:value-type="float" office:value="0">
            <text:p>0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4]-[.E294])-([.D293]-[.E293])" office:value-type="float" office:value="0">
            <text:p>0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5]-[.E295])-([.D294]-[.E294])" office:value-type="float" office:value="0">
            <text:p>0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6]-[.E296])-([.D295]-[.E295])" office:value-type="float" office:value="0">
            <text:p>0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7]-[.E297])-([.D296]-[.E296])" office:value-type="float" office:value="0">
            <text:p>0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8]-[.E298])-([.D297]-[.E297])" office:value-type="float" office:value="0">
            <text:p>0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9]-[.E299])-([.D298]-[.E298])" office:value-type="float" office:value="0">
            <text:p>0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0]-[.E300])-([.D299]-[.E299])" office:value-type="float" office:value="0">
            <text:p>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1]-[.E301])-([.D300]-[.E300])" office:value-type="float" office:value="0">
            <text:p>0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2]-[.E302])-([.D301]-[.E301])" office:value-type="float" office:value="0">
            <text:p>0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3]-[.E303])-([.D302]-[.E302])" office:value-type="float" office:value="0">
            <text:p>0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4]-[.E304])-([.D303]-[.E303])" office:value-type="float" office:value="0">
            <text:p>0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5]-[.E305])-([.D304]-[.E304])" office:value-type="float" office:value="0">
            <text:p>0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6]-[.E306])-([.D305]-[.E305])" office:value-type="float" office:value="0">
            <text:p>0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7]-[.E307])-([.D306]-[.E306])" office:value-type="float" office:value="0">
            <text:p>0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8]-[.E308])-([.D307]-[.E307])" office:value-type="float" office:value="0">
            <text:p>0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4">
            <text:p>0.4</text:p>
          </table:table-cell>
          <table:table-cell office:value-type="float" office:value="0.37702116">
            <text:p>0.3770211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9]-[.E309])-([.D308]-[.E308])" office:value-type="float" office:value="0">
            <text:p>0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0]-[.E310])-([.D309]-[.E309])" office:value-type="float" office:value="0">
            <text:p>0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1]-[.E311])-([.D310]-[.E310])" office:value-type="float" office:value="0">
            <text:p>0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2]-[.E312])-([.D311]-[.E311])" office:value-type="float" office:value="0">
            <text:p>0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3]-[.E313])-([.D312]-[.E312])" office:value-type="float" office:value="0">
            <text:p>0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4]-[.E314])-([.D313]-[.E313])" office:value-type="float" office:value="0">
            <text:p>0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5]-[.E315])-([.D314]-[.E314])" office:value-type="float" office:value="0">
            <text:p>0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/>
          <table:table-cell table:formula="of:=([.D316]-[.E316])-([.D315]-[.E315])" office:value-type="float" office:value="-0.3">
            <text:p>-0.3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/>
          <table:table-cell table:formula="of:=([.D317]-[.E317])-([.D316]-[.E316])" office:value-type="float" office:value="0">
            <text:p>0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/>
          <table:table-cell table:formula="of:=([.D318]-[.E318])-([.D317]-[.E317])" office:value-type="float" office:value="0">
            <text:p>0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-0.3">
            <text:p>-0.3</text:p>
          </table:table-cell>
          <table:table-cell office:value-type="float" office:value="-0.0164718">
            <text:p>-0.0164718</text:p>
          </table:table-cell>
          <table:table-cell/>
          <table:table-cell table:formula="of:=([.D319]-[.E319])-([.D318]-[.E318])" office:value-type="float" office:value="0.0164718">
            <text:p>0.0164718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-0.3">
            <text:p>-0.3</text:p>
          </table:table-cell>
          <table:table-cell office:value-type="float" office:value="-0.0439248">
            <text:p>-0.0439248</text:p>
          </table:table-cell>
          <table:table-cell/>
          <table:table-cell table:formula="of:=([.D320]-[.E320])-([.D319]-[.E319])" office:value-type="float" office:value="0.027453">
            <text:p>0.027453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-0.3">
            <text:p>-0.3</text:p>
          </table:table-cell>
          <table:table-cell office:value-type="float" office:value="-0.064057">
            <text:p>-0.064057</text:p>
          </table:table-cell>
          <table:table-cell/>
          <table:table-cell table:formula="of:=([.D321]-[.E321])-([.D320]-[.E320])" office:value-type="float" office:value="0.0201322">
            <text:p>0.0201322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3">
            <text:p>-0.3</text:p>
          </table:table-cell>
          <table:table-cell office:value-type="float" office:value="-0.078698605">
            <text:p>-0.078698605</text:p>
          </table:table-cell>
          <table:table-cell/>
          <table:table-cell table:formula="of:=([.D322]-[.E322])-([.D321]-[.E321])" office:value-type="float" office:value="0.014641605">
            <text:p>0.014641605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3">
            <text:p>-0.3</text:p>
          </table:table-cell>
          <table:table-cell office:value-type="float" office:value="-0.09517039">
            <text:p>-0.09517039</text:p>
          </table:table-cell>
          <table:table-cell/>
          <table:table-cell table:formula="of:=([.D323]-[.E323])-([.D322]-[.E322])" office:value-type="float" office:value="0.016471785">
            <text:p>0.016471785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4">
            <text:p>0.4</text:p>
          </table:table-cell>
          <table:table-cell office:value-type="float" office:value="0.37885138">
            <text:p>0.37885138</text:p>
          </table:table-cell>
          <table:table-cell office:value-type="float" office:value="-0.3">
            <text:p>-0.3</text:p>
          </table:table-cell>
          <table:table-cell office:value-type="float" office:value="-0.104321405">
            <text:p>-0.104321405</text:p>
          </table:table-cell>
          <table:table-cell/>
          <table:table-cell table:formula="of:=([.D324]-[.E324])-([.D323]-[.E323])" office:value-type="float" office:value="0.00915101500000001">
            <text:p>0.009151015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3">
            <text:p>-0.3</text:p>
          </table:table-cell>
          <table:table-cell office:value-type="float" office:value="-0.11164221">
            <text:p>-0.11164221</text:p>
          </table:table-cell>
          <table:table-cell/>
          <table:table-cell table:formula="of:=([.D325]-[.E325])-([.D324]-[.E324])" office:value-type="float" office:value="0.00732080500000001">
            <text:p>0.00732080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-0.3">
            <text:p>-0.3</text:p>
          </table:table-cell>
          <table:table-cell office:value-type="float" office:value="-0.1116422">
            <text:p>-0.1116422</text:p>
          </table:table-cell>
          <table:table-cell/>
          <table:table-cell table:formula="of:=([.D326]-[.E326])-([.D325]-[.E325])" office:value-type="float" office:value="-0.000000010000000022492">
            <text:p>-0.00000001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3">
            <text:p>-0.3</text:p>
          </table:table-cell>
          <table:table-cell office:value-type="float" office:value="-0.12262341">
            <text:p>-0.12262341</text:p>
          </table:table-cell>
          <table:table-cell/>
          <table:table-cell table:formula="of:=([.D327]-[.E327])-([.D326]-[.E326])" office:value-type="float" office:value="0.01098121">
            <text:p>0.01098121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4">
            <text:p>0.4</text:p>
          </table:table-cell>
          <table:table-cell office:value-type="float" office:value="0.35139838">
            <text:p>0.35139838</text:p>
          </table:table-cell>
          <table:table-cell office:value-type="float" office:value="-0.3">
            <text:p>-0.3</text:p>
          </table:table-cell>
          <table:table-cell office:value-type="float" office:value="-0.1354348">
            <text:p>-0.1354348</text:p>
          </table:table-cell>
          <table:table-cell/>
          <table:table-cell table:formula="of:=([.D328]-[.E328])-([.D327]-[.E327])" office:value-type="float" office:value="0.01281139">
            <text:p>0.01281139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-0.3">
            <text:p>-0.3</text:p>
          </table:table-cell>
          <table:table-cell office:value-type="float" office:value="-0.14824621">
            <text:p>-0.14824621</text:p>
          </table:table-cell>
          <table:table-cell/>
          <table:table-cell table:formula="of:=([.D329]-[.E329])-([.D328]-[.E328])" office:value-type="float" office:value="0.01281141">
            <text:p>0.01281141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-0.3">
            <text:p>-0.3</text:p>
          </table:table-cell>
          <table:table-cell office:value-type="float" office:value="-0.1537368">
            <text:p>-0.1537368</text:p>
          </table:table-cell>
          <table:table-cell/>
          <table:table-cell table:formula="of:=([.D330]-[.E330])-([.D329]-[.E329])" office:value-type="float" office:value="0.00549059000000002">
            <text:p>0.00549059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-0.3">
            <text:p>-0.3</text:p>
          </table:table-cell>
          <table:table-cell office:value-type="float" office:value="-0.1537368">
            <text:p>-0.1537368</text:p>
          </table:table-cell>
          <table:table-cell/>
          <table:table-cell table:formula="of:=([.D331]-[.E331])-([.D330]-[.E330])" office:value-type="float" office:value="0">
            <text:p>0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-0.3">
            <text:p>-0.3</text:p>
          </table:table-cell>
          <table:table-cell office:value-type="float" office:value="-0.15373681">
            <text:p>-0.15373681</text:p>
          </table:table-cell>
          <table:table-cell/>
          <table:table-cell table:formula="of:=([.D332]-[.E332])-([.D331]-[.E331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-0.3">
            <text:p>-0.3</text:p>
          </table:table-cell>
          <table:table-cell office:value-type="float" office:value="-0.155567">
            <text:p>-0.155567</text:p>
          </table:table-cell>
          <table:table-cell/>
          <table:table-cell table:formula="of:=([.D333]-[.E333])-([.D332]-[.E332])" office:value-type="float" office:value="0.00183018999999998">
            <text:p>0.00183019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4">
            <text:p>0.4</text:p>
          </table:table-cell>
          <table:table-cell office:value-type="float" office:value="0.32394543">
            <text:p>0.32394543</text:p>
          </table:table-cell>
          <table:table-cell office:value-type="float" office:value="-0.3">
            <text:p>-0.3</text:p>
          </table:table-cell>
          <table:table-cell office:value-type="float" office:value="-0.16105762">
            <text:p>-0.16105762</text:p>
          </table:table-cell>
          <table:table-cell/>
          <table:table-cell table:formula="of:=([.D334]-[.E334])-([.D333]-[.E333])" office:value-type="float" office:value="0.00549062000000003">
            <text:p>0.00549062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-0.3">
            <text:p>-0.3</text:p>
          </table:table-cell>
          <table:table-cell office:value-type="float" office:value="-0.17020862">
            <text:p>-0.17020862</text:p>
          </table:table-cell>
          <table:table-cell/>
          <table:table-cell table:formula="of:=([.D335]-[.E335])-([.D334]-[.E334])" office:value-type="float" office:value="0.00915099999999999">
            <text:p>0.009151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-0.3">
            <text:p>-0.3</text:p>
          </table:table-cell>
          <table:table-cell office:value-type="float" office:value="-0.17386901">
            <text:p>-0.17386901</text:p>
          </table:table-cell>
          <table:table-cell/>
          <table:table-cell table:formula="of:=([.D336]-[.E336])-([.D335]-[.E335])" office:value-type="float" office:value="0.00366038999999999">
            <text:p>0.00366039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-0.3">
            <text:p>-0.3</text:p>
          </table:table-cell>
          <table:table-cell office:value-type="float" office:value="-0.17569922">
            <text:p>-0.17569922</text:p>
          </table:table-cell>
          <table:table-cell/>
          <table:table-cell table:formula="of:=([.D337]-[.E337])-([.D336]-[.E336])" office:value-type="float" office:value="0.00183021000000003">
            <text:p>0.00183021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4">
            <text:p>0.4</text:p>
          </table:table-cell>
          <table:table-cell office:value-type="float" office:value="0.31296417">
            <text:p>0.31296417</text:p>
          </table:table-cell>
          <table:table-cell office:value-type="float" office:value="-0.3">
            <text:p>-0.3</text:p>
          </table:table-cell>
          <table:table-cell office:value-type="float" office:value="-0.1848502">
            <text:p>-0.1848502</text:p>
          </table:table-cell>
          <table:table-cell/>
          <table:table-cell table:formula="of:=([.D338]-[.E338])-([.D337]-[.E337])" office:value-type="float" office:value="0.00915097999999998">
            <text:p>0.00915098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-0.3">
            <text:p>-0.3</text:p>
          </table:table-cell>
          <table:table-cell office:value-type="float" office:value="-0.1848502">
            <text:p>-0.1848502</text:p>
          </table:table-cell>
          <table:table-cell/>
          <table:table-cell table:formula="of:=([.D339]-[.E339])-([.D338]-[.E338])" office:value-type="float" office:value="0">
            <text:p>0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-0.3">
            <text:p>-0.3</text:p>
          </table:table-cell>
          <table:table-cell office:value-type="float" office:value="-0.1866804">
            <text:p>-0.1866804</text:p>
          </table:table-cell>
          <table:table-cell/>
          <table:table-cell table:formula="of:=([.D340]-[.E340])-([.D339]-[.E339])" office:value-type="float" office:value="0.0018302">
            <text:p>0.0018302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4">
            <text:p>0.4</text:p>
          </table:table-cell>
          <table:table-cell office:value-type="float" office:value="0.31662464">
            <text:p>0.31662464</text:p>
          </table:table-cell>
          <table:table-cell office:value-type="float" office:value="-0.3">
            <text:p>-0.3</text:p>
          </table:table-cell>
          <table:table-cell office:value-type="float" office:value="-0.17386901">
            <text:p>-0.17386901</text:p>
          </table:table-cell>
          <table:table-cell/>
          <table:table-cell table:formula="of:=([.D341]-[.E341])-([.D340]-[.E340])" office:value-type="float" office:value="-0.01281139">
            <text:p>-0.01281139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-0.3">
            <text:p>-0.3</text:p>
          </table:table-cell>
          <table:table-cell office:value-type="float" office:value="-0.1940012">
            <text:p>-0.1940012</text:p>
          </table:table-cell>
          <table:table-cell/>
          <table:table-cell table:formula="of:=([.D342]-[.E342])-([.D341]-[.E341])" office:value-type="float" office:value="0.02013219">
            <text:p>0.02013219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-0.3">
            <text:p>-0.3</text:p>
          </table:table-cell>
          <table:table-cell office:value-type="float" office:value="-0.19583142">
            <text:p>-0.19583142</text:p>
          </table:table-cell>
          <table:table-cell/>
          <table:table-cell table:formula="of:=([.D343]-[.E343])-([.D342]-[.E342])" office:value-type="float" office:value="0.00183022000000002">
            <text:p>0.00183022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-0.3">
            <text:p>-0.3</text:p>
          </table:table-cell>
          <table:table-cell office:value-type="float" office:value="-0.20864281">
            <text:p>-0.20864281</text:p>
          </table:table-cell>
          <table:table-cell/>
          <table:table-cell table:formula="of:=([.D344]-[.E344])-([.D343]-[.E343])" office:value-type="float" office:value="0.01281139">
            <text:p>0.01281139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-0.3">
            <text:p>-0.3</text:p>
          </table:table-cell>
          <table:table-cell office:value-type="float" office:value="-0.2159636">
            <text:p>-0.2159636</text:p>
          </table:table-cell>
          <table:table-cell/>
          <table:table-cell table:formula="of:=([.D345]-[.E345])-([.D344]-[.E344])" office:value-type="float" office:value="0.00732078999999997">
            <text:p>0.00732079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-0.3">
            <text:p>-0.3</text:p>
          </table:table-cell>
          <table:table-cell office:value-type="float" office:value="-0.21230322">
            <text:p>-0.21230322</text:p>
          </table:table-cell>
          <table:table-cell/>
          <table:table-cell table:formula="of:=([.D346]-[.E346])-([.D345]-[.E345])" office:value-type="float" office:value="-0.00366037999999996">
            <text:p>-0.00366038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-0.3">
            <text:p>-0.3</text:p>
          </table:table-cell>
          <table:table-cell office:value-type="float" office:value="-0.21779382">
            <text:p>-0.21779382</text:p>
          </table:table-cell>
          <table:table-cell/>
          <table:table-cell table:formula="of:=([.D347]-[.E347])-([.D346]-[.E346])" office:value-type="float" office:value="0.00549059999999998">
            <text:p>0.0054906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-0.3">
            <text:p>-0.3</text:p>
          </table:table-cell>
          <table:table-cell office:value-type="float" office:value="-0.21413343">
            <text:p>-0.21413343</text:p>
          </table:table-cell>
          <table:table-cell/>
          <table:table-cell table:formula="of:=([.D348]-[.E348])-([.D347]-[.E347])" office:value-type="float" office:value="-0.00366038999999999">
            <text:p>-0.00366039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-0.3">
            <text:p>-0.3</text:p>
          </table:table-cell>
          <table:table-cell office:value-type="float" office:value="-0.2214542">
            <text:p>-0.2214542</text:p>
          </table:table-cell>
          <table:table-cell/>
          <table:table-cell table:formula="of:=([.D349]-[.E349])-([.D348]-[.E348])" office:value-type="float" office:value="0.00732076999999998">
            <text:p>0.00732077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3">
            <text:p>-0.3</text:p>
          </table:table-cell>
          <table:table-cell office:value-type="float" office:value="-0.22145422">
            <text:p>-0.22145422</text:p>
          </table:table-cell>
          <table:table-cell/>
          <table:table-cell table:formula="of:=([.D350]-[.E350])-([.D349]-[.E349])" office:value-type="float" office:value="0.0000000200000000172285">
            <text:p>0.00000002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4">
            <text:p>0.4</text:p>
          </table:table-cell>
          <table:table-cell office:value-type="float" office:value="0.3495682">
            <text:p>0.3495682</text:p>
          </table:table-cell>
          <table:table-cell office:value-type="float" office:value="-0.3">
            <text:p>-0.3</text:p>
          </table:table-cell>
          <table:table-cell office:value-type="float" office:value="-0.22694482">
            <text:p>-0.22694482</text:p>
          </table:table-cell>
          <table:table-cell/>
          <table:table-cell table:formula="of:=([.D351]-[.E351])-([.D350]-[.E350])" office:value-type="float" office:value="0.00549059999999998">
            <text:p>0.0054906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-0.3">
            <text:p>-0.3</text:p>
          </table:table-cell>
          <table:table-cell office:value-type="float" office:value="-0.22877502">
            <text:p>-0.22877502</text:p>
          </table:table-cell>
          <table:table-cell/>
          <table:table-cell table:formula="of:=([.D352]-[.E352])-([.D351]-[.E351])" office:value-type="float" office:value="0.0018302">
            <text:p>0.0018302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-0.3">
            <text:p>-0.3</text:p>
          </table:table-cell>
          <table:table-cell office:value-type="float" office:value="-0.23060521">
            <text:p>-0.23060521</text:p>
          </table:table-cell>
          <table:table-cell/>
          <table:table-cell table:formula="of:=([.D353]-[.E353])-([.D352]-[.E352])" office:value-type="float" office:value="0.00183019000000001">
            <text:p>0.00183019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  <table:table-cell office:value-type="float" office:value="-0.3">
            <text:p>-0.3</text:p>
          </table:table-cell>
          <table:table-cell office:value-type="float" office:value="-0.2342656">
            <text:p>-0.2342656</text:p>
          </table:table-cell>
          <table:table-cell/>
          <table:table-cell table:formula="of:=([.D354]-[.E354])-([.D353]-[.E353])" office:value-type="float" office:value="0.00366038999999999">
            <text:p>0.00366039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-0.3">
            <text:p>-0.3</text:p>
          </table:table-cell>
          <table:table-cell office:value-type="float" office:value="-0.23975618">
            <text:p>-0.23975618</text:p>
          </table:table-cell>
          <table:table-cell/>
          <table:table-cell table:formula="of:=([.D355]-[.E355])-([.D354]-[.E354])" office:value-type="float" office:value="0.00549058000000002">
            <text:p>0.00549058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-0.3">
            <text:p>-0.3</text:p>
          </table:table-cell>
          <table:table-cell office:value-type="float" office:value="-0.23792602">
            <text:p>-0.23792602</text:p>
          </table:table-cell>
          <table:table-cell/>
          <table:table-cell table:formula="of:=([.D356]-[.E356])-([.D355]-[.E355])" office:value-type="float" office:value="-0.00183016">
            <text:p>-0.00183016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3">
            <text:p>-0.3</text:p>
          </table:table-cell>
          <table:table-cell office:value-type="float" office:value="-0.24524683">
            <text:p>-0.24524683</text:p>
          </table:table-cell>
          <table:table-cell/>
          <table:table-cell table:formula="of:=([.D357]-[.E357])-([.D356]-[.E356])" office:value-type="float" office:value="0.00732080999999998">
            <text:p>0.00732081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-0.3">
            <text:p>-0.3</text:p>
          </table:table-cell>
          <table:table-cell office:value-type="float" office:value="-0.24341659">
            <text:p>-0.24341659</text:p>
          </table:table-cell>
          <table:table-cell/>
          <table:table-cell table:formula="of:=([.D358]-[.E358])-([.D357]-[.E357])" office:value-type="float" office:value="-0.00183023999999998">
            <text:p>-0.00183024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-0.3">
            <text:p>-0.3</text:p>
          </table:table-cell>
          <table:table-cell office:value-type="float" office:value="-0.24890721">
            <text:p>-0.24890721</text:p>
          </table:table-cell>
          <table:table-cell/>
          <table:table-cell table:formula="of:=([.D359]-[.E359])-([.D358]-[.E358])" office:value-type="float" office:value="0.00549062">
            <text:p>0.00549062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-0.3">
            <text:p>-0.3</text:p>
          </table:table-cell>
          <table:table-cell office:value-type="float" office:value="-0.24524681">
            <text:p>-0.24524681</text:p>
          </table:table-cell>
          <table:table-cell/>
          <table:table-cell table:formula="of:=([.D360]-[.E360])-([.D359]-[.E359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-0.3">
            <text:p>-0.3</text:p>
          </table:table-cell>
          <table:table-cell office:value-type="float" office:value="-0.25256762">
            <text:p>-0.25256762</text:p>
          </table:table-cell>
          <table:table-cell/>
          <table:table-cell table:formula="of:=([.D361]-[.E361])-([.D360]-[.E360])" office:value-type="float" office:value="0.00732080999999998">
            <text:p>0.00732081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-0.3">
            <text:p>-0.3</text:p>
          </table:table-cell>
          <table:table-cell office:value-type="float" office:value="-0.2507374">
            <text:p>-0.2507374</text:p>
          </table:table-cell>
          <table:table-cell/>
          <table:table-cell table:formula="of:=([.D362]-[.E362])-([.D361]-[.E361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-0.3">
            <text:p>-0.3</text:p>
          </table:table-cell>
          <table:table-cell office:value-type="float" office:value="-0.25622803">
            <text:p>-0.25622803</text:p>
          </table:table-cell>
          <table:table-cell/>
          <table:table-cell table:formula="of:=([.D363]-[.E363])-([.D362]-[.E362])" office:value-type="float" office:value="0.00549063">
            <text:p>0.00549063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-0.3">
            <text:p>-0.3</text:p>
          </table:table-cell>
          <table:table-cell office:value-type="float" office:value="-0.2507374">
            <text:p>-0.2507374</text:p>
          </table:table-cell>
          <table:table-cell/>
          <table:table-cell table:formula="of:=([.D364]-[.E364])-([.D363]-[.E363])" office:value-type="float" office:value="-0.00549063">
            <text:p>-0.00549063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3">
            <text:p>-0.3</text:p>
          </table:table-cell>
          <table:table-cell office:value-type="float" office:value="-0.25622803">
            <text:p>-0.25622803</text:p>
          </table:table-cell>
          <table:table-cell/>
          <table:table-cell table:formula="of:=([.D365]-[.E365])-([.D364]-[.E364])" office:value-type="float" office:value="0.00549063">
            <text:p>0.00549063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-0.3">
            <text:p>-0.3</text:p>
          </table:table-cell>
          <table:table-cell office:value-type="float" office:value="-0.24890721">
            <text:p>-0.24890721</text:p>
          </table:table-cell>
          <table:table-cell/>
          <table:table-cell table:formula="of:=([.D366]-[.E366])-([.D365]-[.E365])" office:value-type="float" office:value="-0.00732081999999998">
            <text:p>-0.00732082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3">
            <text:p>-0.3</text:p>
          </table:table-cell>
          <table:table-cell office:value-type="float" office:value="-0.2617186">
            <text:p>-0.2617186</text:p>
          </table:table-cell>
          <table:table-cell/>
          <table:table-cell table:formula="of:=([.D367]-[.E367])-([.D366]-[.E366])" office:value-type="float" office:value="0.01281139">
            <text:p>0.01281139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-0.3">
            <text:p>-0.3</text:p>
          </table:table-cell>
          <table:table-cell office:value-type="float" office:value="-0.2598884">
            <text:p>-0.2598884</text:p>
          </table:table-cell>
          <table:table-cell/>
          <table:table-cell table:formula="of:=([.D368]-[.E368])-([.D367]-[.E367])" office:value-type="float" office:value="-0.0018302">
            <text:p>-0.0018302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-0.3">
            <text:p>-0.3</text:p>
          </table:table-cell>
          <table:table-cell office:value-type="float" office:value="-0.2598884">
            <text:p>-0.2598884</text:p>
          </table:table-cell>
          <table:table-cell/>
          <table:table-cell table:formula="of:=([.D369]-[.E369])-([.D368]-[.E368])" office:value-type="float" office:value="0">
            <text:p>0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-0.3">
            <text:p>-0.3</text:p>
          </table:table-cell>
          <table:table-cell office:value-type="float" office:value="-0.265379">
            <text:p>-0.265379</text:p>
          </table:table-cell>
          <table:table-cell/>
          <table:table-cell table:formula="of:=([.D370]-[.E370])-([.D369]-[.E369])" office:value-type="float" office:value="0.00549060000000001">
            <text:p>0.0054906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-0.3">
            <text:p>-0.3</text:p>
          </table:table-cell>
          <table:table-cell office:value-type="float" office:value="-0.2543978">
            <text:p>-0.2543978</text:p>
          </table:table-cell>
          <table:table-cell/>
          <table:table-cell table:formula="of:=([.D371]-[.E371])-([.D370]-[.E370])" office:value-type="float" office:value="-0.0109812">
            <text:p>-0.0109812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3">
            <text:p>-0.3</text:p>
          </table:table-cell>
          <table:table-cell office:value-type="float" office:value="-0.256228">
            <text:p>-0.256228</text:p>
          </table:table-cell>
          <table:table-cell/>
          <table:table-cell table:formula="of:=([.D372]-[.E372])-([.D371]-[.E371])" office:value-type="float" office:value="0.0018302">
            <text:p>0.0018302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3">
            <text:p>-0.3</text:p>
          </table:table-cell>
          <table:table-cell office:value-type="float" office:value="-0.26171857">
            <text:p>-0.26171857</text:p>
          </table:table-cell>
          <table:table-cell/>
          <table:table-cell table:formula="of:=([.D373]-[.E373])-([.D372]-[.E372])" office:value-type="float" office:value="0.00549056999999997">
            <text:p>0.00549057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/>
          <table:table-cell table:formula="of:=([.D374]-[.E374])-([.D373]-[.E373])" office:value-type="float" office:value="0.01464163">
            <text:p>0.01464163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 office:value-type="float" office:value="-0.3">
            <text:p>-0.3</text:p>
          </table:table-cell>
          <table:table-cell office:value-type="float" office:value="-0.27453002">
            <text:p>-0.27453002</text:p>
          </table:table-cell>
          <table:table-cell/>
          <table:table-cell table:formula="of:=([.D375]-[.E375])-([.D374]-[.E374])" office:value-type="float" office:value="-0.00183018000000001">
            <text:p>-0.00183018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/>
          <table:table-cell table:formula="of:=([.D376]-[.E376])-([.D375]-[.E375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/>
          <table:table-cell table:formula="of:=([.D377]-[.E377])-([.D376]-[.E376])" office:value-type="float" office:value="0.00366040000000001">
            <text:p>0.0036604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-0.3">
            <text:p>-0.3</text:p>
          </table:table-cell>
          <table:table-cell office:value-type="float" office:value="-0.2708696">
            <text:p>-0.2708696</text:p>
          </table:table-cell>
          <table:table-cell/>
          <table:table-cell table:formula="of:=([.D378]-[.E378])-([.D377]-[.E377])" office:value-type="float" office:value="-0.0109812">
            <text:p>-0.0109812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-0.3">
            <text:p>-0.3</text:p>
          </table:table-cell>
          <table:table-cell office:value-type="float" office:value="-0.27819043">
            <text:p>-0.27819043</text:p>
          </table:table-cell>
          <table:table-cell/>
          <table:table-cell table:formula="of:=([.D379]-[.E379])-([.D378]-[.E378])" office:value-type="float" office:value="0.00732083">
            <text:p>0.00732083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/>
          <table:table-cell table:formula="of:=([.D380]-[.E380])-([.D379]-[.E379])" office:value-type="float" office:value="-0.00183022999999999">
            <text:p>-0.00183023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-0.3">
            <text:p>-0.3</text:p>
          </table:table-cell>
          <table:table-cell office:value-type="float" office:value="-0.27819043">
            <text:p>-0.27819043</text:p>
          </table:table-cell>
          <table:table-cell/>
          <table:table-cell table:formula="of:=([.D381]-[.E381])-([.D380]-[.E380])" office:value-type="float" office:value="0.00183022999999999">
            <text:p>0.00183023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/>
          <table:table-cell table:formula="of:=([.D382]-[.E382])-([.D381]-[.E381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/>
          <table:table-cell table:formula="of:=([.D383]-[.E383])-([.D382]-[.E382])" office:value-type="float" office:value="-0.0018302">
            <text:p>-0.0018302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-0.3">
            <text:p>-0.3</text:p>
          </table:table-cell>
          <table:table-cell office:value-type="float" office:value="-0.27636018">
            <text:p>-0.27636018</text:p>
          </table:table-cell>
          <table:table-cell/>
          <table:table-cell table:formula="of:=([.D384]-[.E384])-([.D383]-[.E383])" office:value-type="float" office:value="-0.0000000199999999894729">
            <text:p>-0.00000002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-0.3">
            <text:p>-0.3</text:p>
          </table:table-cell>
          <table:table-cell office:value-type="float" office:value="-0.27453">
            <text:p>-0.27453</text:p>
          </table:table-cell>
          <table:table-cell/>
          <table:table-cell table:formula="of:=([.D385]-[.E385])-([.D384]-[.E384])" office:value-type="float" office:value="-0.00183018000000001">
            <text:p>-0.00183018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4">
            <text:p>0.4</text:p>
          </table:table-cell>
          <table:table-cell office:value-type="float" office:value="0.38068163">
            <text:p>0.38068163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/>
          <table:table-cell table:formula="of:=([.D386]-[.E386])-([.D385]-[.E385])" office:value-type="float" office:value="0.00732080000000002">
            <text:p>0.0073208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/>
          <table:table-cell table:formula="of:=([.D387]-[.E387])-([.D386]-[.E386])" office:value-type="float" office:value="0">
            <text:p>0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3">
            <text:p>-0.3</text:p>
          </table:table-cell>
          <table:table-cell office:value-type="float" office:value="-0.28185084">
            <text:p>-0.28185084</text:p>
          </table:table-cell>
          <table:table-cell/>
          <table:table-cell table:formula="of:=([.D388]-[.E388])-([.D387]-[.E387])" office:value-type="float" office:value="0.0000000399999999789458">
            <text:p>0.00000004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4">
            <text:p>0.4</text:p>
          </table:table-cell>
          <table:table-cell office:value-type="float" office:value="0.38068157">
            <text:p>0.38068157</text:p>
          </table:table-cell>
          <table:table-cell office:value-type="float" office:value="-0.3">
            <text:p>-0.3</text:p>
          </table:table-cell>
          <table:table-cell office:value-type="float" office:value="-0.2855112">
            <text:p>-0.2855112</text:p>
          </table:table-cell>
          <table:table-cell/>
          <table:table-cell table:formula="of:=([.D389]-[.E389])-([.D388]-[.E388])" office:value-type="float" office:value="0.00366035999999997">
            <text:p>0.00366036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/>
          <table:table-cell table:formula="of:=([.D390]-[.E390])-([.D389]-[.E389])" office:value-type="float" office:value="-0.00732079999999996">
            <text:p>-0.0073208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/>
          <table:table-cell table:formula="of:=([.D391]-[.E391])-([.D390]-[.E390])" office:value-type="float" office:value="0.00366040000000001">
            <text:p>0.0036604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/>
          <table:table-cell table:formula="of:=([.D392]-[.E392])-([.D391]-[.E391])" office:value-type="float" office:value="0">
            <text:p>0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-0.3">
            <text:p>-0.3</text:p>
          </table:table-cell>
          <table:table-cell office:value-type="float" office:value="-0.27819043">
            <text:p>-0.27819043</text:p>
          </table:table-cell>
          <table:table-cell/>
          <table:table-cell table:formula="of:=([.D393]-[.E393])-([.D392]-[.E392])" office:value-type="float" office:value="-0.00366037000000002">
            <text:p>-0.00366037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-0.3">
            <text:p>-0.3</text:p>
          </table:table-cell>
          <table:table-cell office:value-type="float" office:value="-0.2800206">
            <text:p>-0.2800206</text:p>
          </table:table-cell>
          <table:table-cell/>
          <table:table-cell table:formula="of:=([.D394]-[.E394])-([.D393]-[.E393])" office:value-type="float" office:value="0.00183017000000002">
            <text:p>0.00183017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/>
          <table:table-cell table:formula="of:=([.D395]-[.E395])-([.D394]-[.E394])" office:value-type="float" office:value="-0.0018302">
            <text:p>-0.0018302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/>
          <table:table-cell table:formula="of:=([.D396]-[.E396])-([.D395]-[.E395])" office:value-type="float" office:value="0.00366040000000001">
            <text:p>0.0036604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  <table:table-cell office:value-type="float" office:value="-0.3">
            <text:p>-0.3</text:p>
          </table:table-cell>
          <table:table-cell office:value-type="float" office:value="-0.283681">
            <text:p>-0.283681</text:p>
          </table:table-cell>
          <table:table-cell/>
          <table:table-cell table:formula="of:=([.D397]-[.E397])-([.D396]-[.E396])" office:value-type="float" office:value="0.00183019999999995">
            <text:p>0.0018302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-0.3">
            <text:p>-0.3</text:p>
          </table:table-cell>
          <table:table-cell office:value-type="float" office:value="-0.28002062">
            <text:p>-0.28002062</text:p>
          </table:table-cell>
          <table:table-cell/>
          <table:table-cell table:formula="of:=([.D398]-[.E398])-([.D397]-[.E397])" office:value-type="float" office:value="-0.00366037999999996">
            <text:p>-0.00366038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/>
          <table:table-cell table:formula="of:=([.D399]-[.E399])-([.D398]-[.E398])" office:value-type="float" office:value="-0.00366042">
            <text:p>-0.00366042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4">
            <text:p>0.4</text:p>
          </table:table-cell>
          <table:table-cell office:value-type="float" office:value="0.3367568">
            <text:p>0.3367568</text:p>
          </table:table-cell>
          <table:table-cell office:value-type="float" office:value="-0.3">
            <text:p>-0.3</text:p>
          </table:table-cell>
          <table:table-cell office:value-type="float" office:value="-0.2635488">
            <text:p>-0.2635488</text:p>
          </table:table-cell>
          <table:table-cell/>
          <table:table-cell table:formula="of:=([.D400]-[.E400])-([.D399]-[.E399])" office:value-type="float" office:value="-0.0128114">
            <text:p>-0.012811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-0.3">
            <text:p>-0.3</text:p>
          </table:table-cell>
          <table:table-cell office:value-type="float" office:value="-0.2726998">
            <text:p>-0.2726998</text:p>
          </table:table-cell>
          <table:table-cell/>
          <table:table-cell table:formula="of:=([.D401]-[.E401])-([.D400]-[.E400])" office:value-type="float" office:value="0.00915100000000002">
            <text:p>0.009151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0T18:04:09</dc:date>
    <dc:creator>Matthieu Pizenberg</dc:creator>
    <meta:editing-duration>PT2H29M28S</meta:editing-duration>
    <meta:editing-cycles>12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445cm" svg:y="8.686cm" style:legend-expansion="high" chart:style-name="ch2"/>
        <chart:plot-area chart:style-name="ch3" table:cell-range-address="Sheet1.A1:Sheet1.A401 Sheet1.D1:Sheet1.E401 Sheet1.G1:Sheet1.G401" chart:data-source-has-labels="row" svg:x="1.332cm" svg:y="1.651cm" svg:width="38.349cm" svg:height="16.516cm">
          <chartooo:coordinate-region svg:x="2.165cm" svg:y="1.85cm" svg:width="37.144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style-name="ch7" chart:values-cell-range-address="Sheet1.E2:Sheet1.E401" chart:label-cell-address="Sheet1.E1:Sheet1.E1" chart:class="chart:scatter">
            <chart:data-point chart:repeated="400"/>
          </chart:series>
          <chart:series chart:style-name="ch8" chart:values-cell-range-address="Sheet1.G2:Sheet1.G401" chart:label-cell-address="Sheet1.G1:Sheet1.G1" chart:class="chart:scatter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d</text:p>
                <draw:g>
                  <svg:desc>Sheet1.D1:Sheet1.D1</svg:desc>
                </draw:g>
              </table:table-cell>
              <table:table-cell office:value-type="string">
                <text:p>vd</text:p>
                <draw:g>
                  <svg:desc>Sheet1.E1:Sheet1.E1</svg:desc>
                </draw:g>
              </table:table-cell>
              <table:table-cell office:value-type="string">
                <text:p>derivee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.3">
                <text:p>0.3</text:p>
                <draw:g>
                  <svg:desc>Sheet1.D2:Sheet1.D401</svg:desc>
                </draw:g>
              </table:table-cell>
              <table:table-cell office:value-type="float" office:value="0.0036604002">
                <text:p>0.0036604002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G2:Sheet1.G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366040020000002">
                <text:p>0.0036604002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000011641532">
                <text:p>0.00000000011641532</text:p>
              </table:table-cell>
              <table:table-cell office:value-type="float" office:value="-0.000000000116415321826935">
                <text:p>-0.000000000116415321826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0.0164718">
                <text:p>0.0164718</text:p>
              </table:table-cell>
              <table:table-cell office:value-type="float" office:value="-0.0164717998835847">
                <text:p>-0.0164717998835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-0.014641601">
                <text:p>-0.014641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0439248">
                <text:p>0.0439248</text:p>
              </table:table-cell>
              <table:table-cell office:value-type="float" office:value="-0.012811399">
                <text:p>-0.01281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-0.014641603">
                <text:p>-0.014641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3">
                <text:p>0.3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-0.014641601">
                <text:p>-0.01464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0.082359">
                <text:p>0.082359</text:p>
              </table:table-cell>
              <table:table-cell office:value-type="float" office:value="-0.00915099600000002">
                <text:p>-0.009150996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0970006">
                <text:p>0.0970006</text:p>
              </table:table-cell>
              <table:table-cell office:value-type="float" office:value="-0.0146416">
                <text:p>-0.0146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0.11347241">
                <text:p>0.11347241</text:p>
              </table:table-cell>
              <table:table-cell office:value-type="float" office:value="-0.01647181">
                <text:p>-0.01647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3">
                <text:p>0.3</text:p>
              </table:table-cell>
              <table:table-cell office:value-type="float" office:value="0.128114">
                <text:p>0.128114</text:p>
              </table:table-cell>
              <table:table-cell office:value-type="float" office:value="-0.01464159">
                <text:p>-0.01464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0.137265">
                <text:p>0.137265</text:p>
              </table:table-cell>
              <table:table-cell office:value-type="float" office:value="-0.00915099999999999">
                <text:p>-0.009150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3">
                <text:p>0.3</text:p>
              </table:table-cell>
              <table:table-cell office:value-type="float" office:value="0.1537368">
                <text:p>0.1537368</text:p>
              </table:table-cell>
              <table:table-cell office:value-type="float" office:value="-0.0164718">
                <text:p>-0.0164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17203881">
                <text:p>0.17203881</text:p>
              </table:table-cell>
              <table:table-cell office:value-type="float" office:value="-0.01830201">
                <text:p>-0.01830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0.1848502">
                <text:p>0.1848502</text:p>
              </table:table-cell>
              <table:table-cell office:value-type="float" office:value="-0.01281139">
                <text:p>-0.01281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0.20864281">
                <text:p>0.20864281</text:p>
              </table:table-cell>
              <table:table-cell office:value-type="float" office:value="-0.02379261">
                <text:p>-0.02379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3">
                <text:p>0.3</text:p>
              </table:table-cell>
              <table:table-cell office:value-type="float" office:value="0.22145422">
                <text:p>0.22145422</text:p>
              </table:table-cell>
              <table:table-cell office:value-type="float" office:value="-0.01281141">
                <text:p>-0.01281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3">
                <text:p>0.3</text:p>
              </table:table-cell>
              <table:table-cell office:value-type="float" office:value="0.22511461">
                <text:p>0.22511461</text:p>
              </table:table-cell>
              <table:table-cell office:value-type="float" office:value="-0.00366038999999999">
                <text:p>-0.00366038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219624">
                <text:p>0.219624</text:p>
              </table:table-cell>
              <table:table-cell office:value-type="float" office:value="0.00549061000000001">
                <text:p>0.0054906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3">
                <text:p>0.3</text:p>
              </table:table-cell>
              <table:table-cell office:value-type="float" office:value="0.22145423">
                <text:p>0.22145423</text:p>
              </table:table-cell>
              <table:table-cell office:value-type="float" office:value="-0.00183023000000002">
                <text:p>-0.00183023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3">
                <text:p>0.3</text:p>
              </table:table-cell>
              <table:table-cell office:value-type="float" office:value="0.22511461">
                <text:p>0.22511461</text:p>
              </table:table-cell>
              <table:table-cell office:value-type="float" office:value="-0.00366037999999999">
                <text:p>-0.00366037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3">
                <text:p>0.3</text:p>
              </table:table-cell>
              <table:table-cell office:value-type="float" office:value="0.2269448">
                <text:p>0.2269448</text:p>
              </table:table-cell>
              <table:table-cell office:value-type="float" office:value="-0.00183019000000001">
                <text:p>-0.00183019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0.23060521">
                <text:p>0.23060521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0.23243542">
                <text:p>0.23243542</text:p>
              </table:table-cell>
              <table:table-cell office:value-type="float" office:value="-0.00183021">
                <text:p>-0.00183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3">
                <text:p>0.3</text:p>
              </table:table-cell>
              <table:table-cell office:value-type="float" office:value="0.23426561">
                <text:p>0.23426561</text:p>
              </table:table-cell>
              <table:table-cell office:value-type="float" office:value="-0.00183019000000001">
                <text:p>-0.00183019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">
                <text:p>0.3</text:p>
              </table:table-cell>
              <table:table-cell office:value-type="float" office:value="0.22877501">
                <text:p>0.22877501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">
                <text:p>0.3</text:p>
              </table:table-cell>
              <table:table-cell office:value-type="float" office:value="0.23426561">
                <text:p>0.23426561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">
                <text:p>0.3</text:p>
              </table:table-cell>
              <table:table-cell office:value-type="float" office:value="0.23792602">
                <text:p>0.23792602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0.23609579">
                <text:p>0.23609579</text:p>
              </table:table-cell>
              <table:table-cell office:value-type="float" office:value="0.00183023000000002">
                <text:p>0.00183023000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3">
                <text:p>0.3</text:p>
              </table:table-cell>
              <table:table-cell office:value-type="float" office:value="0.2415864">
                <text:p>0.2415864</text:p>
              </table:table-cell>
              <table:table-cell office:value-type="float" office:value="-0.00549060999999998">
                <text:p>-0.005490609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3">
                <text:p>0.3</text:p>
              </table:table-cell>
              <table:table-cell office:value-type="float" office:value="0.2580582">
                <text:p>0.2580582</text:p>
              </table:table-cell>
              <table:table-cell office:value-type="float" office:value="-0.0164718">
                <text:p>-0.0164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3">
                <text:p>0.3</text:p>
              </table:table-cell>
              <table:table-cell office:value-type="float" office:value="0.2580582">
                <text:p>0.258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3">
                <text:p>0.3</text:p>
              </table:table-cell>
              <table:table-cell office:value-type="float" office:value="0.2598884">
                <text:p>0.2598884</text:p>
              </table:table-cell>
              <table:table-cell office:value-type="float" office:value="-0.00183019999999995">
                <text:p>-0.00183019999999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0.25439778">
                <text:p>0.25439778</text:p>
              </table:table-cell>
              <table:table-cell office:value-type="float" office:value="0.00549061999999995">
                <text:p>0.00549061999999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3">
                <text:p>0.3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.00549057">
                <text:p>0.00549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3">
                <text:p>0.3</text:p>
              </table:table-cell>
              <table:table-cell office:value-type="float" office:value="0.25073737">
                <text:p>0.25073737</text:p>
              </table:table-cell>
              <table:table-cell office:value-type="float" office:value="-0.00183016">
                <text:p>-0.00183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3">
                <text:p>0.3</text:p>
              </table:table-cell>
              <table:table-cell office:value-type="float" office:value="0.25256762">
                <text:p>0.25256762</text:p>
              </table:table-cell>
              <table:table-cell office:value-type="float" office:value="-0.00183024999999998">
                <text:p>-0.00183024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3">
                <text:p>0.3</text:p>
              </table:table-cell>
              <table:table-cell office:value-type="float" office:value="0.256228">
                <text:p>0.256228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0.2617186">
                <text:p>0.2617186</text:p>
              </table:table-cell>
              <table:table-cell office:value-type="float" office:value="-0.00549059999999996">
                <text:p>-0.005490599999999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3">
                <text:p>0.3</text:p>
              </table:table-cell>
              <table:table-cell office:value-type="float" office:value="0.265379">
                <text:p>0.265379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3">
                <text:p>0.3</text:p>
              </table:table-cell>
              <table:table-cell office:value-type="float" office:value="0.26537898">
                <text:p>0.26537898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0.26354882">
                <text:p>0.26354882</text:p>
              </table:table-cell>
              <table:table-cell office:value-type="float" office:value="0.00183015999999997">
                <text:p>0.0018301599999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3">
                <text:p>0.3</text:p>
              </table:table-cell>
              <table:table-cell office:value-type="float" office:value="0.26537898">
                <text:p>0.26537898</text:p>
              </table:table-cell>
              <table:table-cell office:value-type="float" office:value="-0.00183015999999997">
                <text:p>-0.0018301599999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3">
                <text:p>0.3</text:p>
              </table:table-cell>
              <table:table-cell office:value-type="float" office:value="0.26171857">
                <text:p>0.26171857</text:p>
              </table:table-cell>
              <table:table-cell office:value-type="float" office:value="0.00366041">
                <text:p>0.00366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3">
                <text:p>0.3</text:p>
              </table:table-cell>
              <table:table-cell office:value-type="float" office:value="0.26354882">
                <text:p>0.26354882</text:p>
              </table:table-cell>
              <table:table-cell office:value-type="float" office:value="-0.00183025000000003">
                <text:p>-0.00183025000000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3">
                <text:p>0.3</text:p>
              </table:table-cell>
              <table:table-cell office:value-type="float" office:value="0.2598884">
                <text:p>0.2598884</text:p>
              </table:table-cell>
              <table:table-cell office:value-type="float" office:value="0.00366042000000005">
                <text:p>0.0036604200000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3">
                <text:p>0.3</text:p>
              </table:table-cell>
              <table:table-cell office:value-type="float" office:value="0.265379">
                <text:p>0.265379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3">
                <text:p>0.3</text:p>
              </table:table-cell>
              <table:table-cell office:value-type="float" office:value="0.26720923">
                <text:p>0.26720923</text:p>
              </table:table-cell>
              <table:table-cell office:value-type="float" office:value="-0.00183023000000004">
                <text:p>-0.001830230000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0.27086958">
                <text:p>0.27086958</text:p>
              </table:table-cell>
              <table:table-cell office:value-type="float" office:value="-0.00366034999999998">
                <text:p>-0.003660349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3">
                <text:p>0.3</text:p>
              </table:table-cell>
              <table:table-cell office:value-type="float" office:value="0.2672092">
                <text:p>0.2672092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3">
                <text:p>0.3</text:p>
              </table:table-cell>
              <table:table-cell office:value-type="float" office:value="0.265379">
                <text:p>0.265379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3">
                <text:p>0.3</text:p>
              </table:table-cell>
              <table:table-cell office:value-type="float" office:value="0.27453">
                <text:p>0.27453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3">
                <text:p>0.3</text:p>
              </table:table-cell>
              <table:table-cell office:value-type="float" office:value="0.2690394">
                <text:p>0.2690394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3">
                <text:p>0.3</text:p>
              </table:table-cell>
              <table:table-cell office:value-type="float" office:value="0.2763602">
                <text:p>0.2763602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3">
                <text:p>0.3</text:p>
              </table:table-cell>
              <table:table-cell office:value-type="float" office:value="0.27453002">
                <text:p>0.27453002</text:p>
              </table:table-cell>
              <table:table-cell office:value-type="float" office:value="0.00183018000000001">
                <text:p>0.00183018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3">
                <text:p>0.3</text:p>
              </table:table-cell>
              <table:table-cell office:value-type="float" office:value="0.265379">
                <text:p>0.265379</text:p>
              </table:table-cell>
              <table:table-cell office:value-type="float" office:value="0.00915102000000001">
                <text:p>0.00915102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3">
                <text:p>0.3</text:p>
              </table:table-cell>
              <table:table-cell office:value-type="float" office:value="0.2617186">
                <text:p>0.2617186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3">
                <text:p>0.3</text:p>
              </table:table-cell>
              <table:table-cell office:value-type="float" office:value="0.2690394">
                <text:p>0.2690394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3">
                <text:p>0.3</text:p>
              </table:table-cell>
              <table:table-cell office:value-type="float" office:value="0.27636018">
                <text:p>0.27636018</text:p>
              </table:table-cell>
              <table:table-cell office:value-type="float" office:value="-0.00732078000000003">
                <text:p>-0.00732078000000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3">
                <text:p>0.3</text:p>
              </table:table-cell>
              <table:table-cell office:value-type="float" office:value="0.2708696">
                <text:p>0.2708696</text:p>
              </table:table-cell>
              <table:table-cell office:value-type="float" office:value="0.00549058000000002">
                <text:p>0.005490580000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-0.0109812">
                <text:p>-0.0109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3">
                <text:p>0.3</text:p>
              </table:table-cell>
              <table:table-cell office:value-type="float" office:value="0.27636018">
                <text:p>0.27636018</text:p>
              </table:table-cell>
              <table:table-cell office:value-type="float" office:value="0.00549062">
                <text:p>0.00549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3">
                <text:p>0.3</text:p>
              </table:table-cell>
              <table:table-cell office:value-type="float" office:value="0.2800206">
                <text:p>0.2800206</text:p>
              </table:table-cell>
              <table:table-cell office:value-type="float" office:value="-0.00366042">
                <text:p>-0.00366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3">
                <text:p>0.3</text:p>
              </table:table-cell>
              <table:table-cell office:value-type="float" office:value="0.29466218">
                <text:p>0.29466218</text:p>
              </table:table-cell>
              <table:table-cell office:value-type="float" office:value="-0.01464158">
                <text:p>-0.01464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0.01281138">
                <text:p>0.01281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3">
                <text:p>0.3</text:p>
              </table:table-cell>
              <table:table-cell office:value-type="float" office:value="0.28917164">
                <text:p>0.28917164</text:p>
              </table:table-cell>
              <table:table-cell office:value-type="float" office:value="-0.00732084">
                <text:p>-0.007320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-0.00183017999999996">
                <text:p>-0.00183017999999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3">
                <text:p>0.3</text:p>
              </table:table-cell>
              <table:table-cell office:value-type="float" office:value="0.2946622">
                <text:p>0.2946622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3">
                <text:p>0.3</text:p>
              </table:table-cell>
              <table:table-cell office:value-type="float" office:value="0.2873414">
                <text:p>0.2873414</text:p>
              </table:table-cell>
              <table:table-cell office:value-type="float" office:value="0.00732080000000002">
                <text:p>0.0073208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-0.000000020000000044984">
                <text:p>-0.000000020000000044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3">
                <text:p>0.3</text:p>
              </table:table-cell>
              <table:table-cell office:value-type="float" office:value="0.2964924">
                <text:p>0.2964924</text:p>
              </table:table-cell>
              <table:table-cell office:value-type="float" office:value="-0.00915097999999998">
                <text:p>-0.0091509799999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3">
                <text:p>0.3</text:p>
              </table:table-cell>
              <table:table-cell office:value-type="float" office:value="0.2964924">
                <text:p>0.296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.00915097999999998">
                <text:p>0.00915097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0183022000000005">
                <text:p>0.00183022000000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-0.00366044000000004">
                <text:p>-0.00366044000000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0366044000000004">
                <text:p>0.00366044000000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-0.00549063000000005">
                <text:p>-0.0054906300000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-0.00732078999999997">
                <text:p>-0.0073207899999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3">
                <text:p>0.3</text:p>
              </table:table-cell>
              <table:table-cell office:value-type="float" office:value="0.3147944">
                <text:p>0.3147944</text:p>
              </table:table-cell>
              <table:table-cell office:value-type="float" office:value="-0.01098118">
                <text:p>-0.01098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3">
                <text:p>0.3</text:p>
              </table:table-cell>
              <table:table-cell office:value-type="float" office:value="0.3166246">
                <text:p>0.3166246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  <table:table-cell office:value-type="float" office:value="0.00915099999999996">
                <text:p>0.00915099999999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.00366042">
                <text:p>0.00366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3">
                <text:p>0.3</text:p>
              </table:table-cell>
              <table:table-cell office:value-type="float" office:value="0.30564338">
                <text:p>0.30564338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-0.00183024999999998">
                <text:p>-0.00183024999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0.00549063">
                <text:p>0.00549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3">
                <text:p>0.3</text:p>
              </table:table-cell>
              <table:table-cell office:value-type="float" office:value="0.2946622">
                <text:p>0.2946622</text:p>
              </table:table-cell>
              <table:table-cell office:value-type="float" office:value="0.00366042">
                <text:p>0.00366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0.30015284">
                <text:p>0.30015284</text:p>
              </table:table-cell>
              <table:table-cell office:value-type="float" office:value="-0.00549064000000005">
                <text:p>-0.00549064000000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-0.00183015999999997">
                <text:p>-0.001830159999999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.00549056999999997">
                <text:p>0.00549056999999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5">
                <text:p>0.5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.19816981">
                <text:p>0.198169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5">
                <text:p>0.5</text:p>
              </table:table-cell>
              <table:table-cell office:value-type="float" office:value="0.3056434">
                <text:p>0.3056434</text:p>
              </table:table-cell>
              <table:table-cell office:value-type="float" office:value="-0.00732078000000003">
                <text:p>-0.0073207800000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5">
                <text:p>0.5</text:p>
              </table:table-cell>
              <table:table-cell office:value-type="float" office:value="0.31662458">
                <text:p>0.31662458</text:p>
              </table:table-cell>
              <table:table-cell office:value-type="float" office:value="-0.01098118">
                <text:p>-0.01098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5">
                <text:p>0.5</text:p>
              </table:table-cell>
              <table:table-cell office:value-type="float" office:value="0.32394543">
                <text:p>0.32394543</text:p>
              </table:table-cell>
              <table:table-cell office:value-type="float" office:value="-0.00732085000000005">
                <text:p>-0.00732085000000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5">
                <text:p>0.5</text:p>
              </table:table-cell>
              <table:table-cell office:value-type="float" office:value="0.33126622">
                <text:p>0.33126622</text:p>
              </table:table-cell>
              <table:table-cell office:value-type="float" office:value="-0.00732078999999997">
                <text:p>-0.007320789999999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  <table:table-cell office:value-type="float" office:value="0.34773803">
                <text:p>0.34773803</text:p>
              </table:table-cell>
              <table:table-cell office:value-type="float" office:value="-0.01647181">
                <text:p>-0.016471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5">
                <text:p>0.5</text:p>
              </table:table-cell>
              <table:table-cell office:value-type="float" office:value="0.3587192">
                <text:p>0.3587192</text:p>
              </table:table-cell>
              <table:table-cell office:value-type="float" office:value="-0.0109811699999999">
                <text:p>-0.01098116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5">
                <text:p>0.5</text:p>
              </table:table-cell>
              <table:table-cell office:value-type="float" office:value="0.3770212">
                <text:p>0.3770212</text:p>
              </table:table-cell>
              <table:table-cell office:value-type="float" office:value="-0.018302">
                <text:p>-0.018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5">
                <text:p>0.5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201322">
                <text:p>-0.02013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5">
                <text:p>0.5</text:p>
              </table:table-cell>
              <table:table-cell office:value-type="float" office:value="0.41179502">
                <text:p>0.41179502</text:p>
              </table:table-cell>
              <table:table-cell office:value-type="float" office:value="-0.01464162">
                <text:p>-0.01464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5">
                <text:p>0.5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5">
                <text:p>0.5</text:p>
              </table:table-cell>
              <table:table-cell office:value-type="float" office:value="0.41545543">
                <text:p>0.41545543</text:p>
              </table:table-cell>
              <table:table-cell office:value-type="float" office:value="-0.00915101000000002">
                <text:p>-0.0091510100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5">
                <text:p>0.5</text:p>
              </table:table-cell>
              <table:table-cell office:value-type="float" office:value="0.4264366">
                <text:p>0.4264366</text:p>
              </table:table-cell>
              <table:table-cell office:value-type="float" office:value="-0.01098117">
                <text:p>-0.01098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5">
                <text:p>0.5</text:p>
              </table:table-cell>
              <table:table-cell office:value-type="float" office:value="0.42826685">
                <text:p>0.42826685</text:p>
              </table:table-cell>
              <table:table-cell office:value-type="float" office:value="-0.00183025000000003">
                <text:p>-0.0018302500000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5">
                <text:p>0.5</text:p>
              </table:table-cell>
              <table:table-cell office:value-type="float" office:value="0.42826682">
                <text:p>0.42826682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5">
                <text:p>0.5</text:p>
              </table:table-cell>
              <table:table-cell office:value-type="float" office:value="0.430097">
                <text:p>0.430097</text:p>
              </table:table-cell>
              <table:table-cell office:value-type="float" office:value="-0.00183018000000001">
                <text:p>-0.00183018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5">
                <text:p>0.5</text:p>
              </table:table-cell>
              <table:table-cell office:value-type="float" office:value="0.43741783">
                <text:p>0.43741783</text:p>
              </table:table-cell>
              <table:table-cell office:value-type="float" office:value="-0.00732083">
                <text:p>-0.007320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5">
                <text:p>0.5</text:p>
              </table:table-cell>
              <table:table-cell office:value-type="float" office:value="0.45022923">
                <text:p>0.45022923</text:p>
              </table:table-cell>
              <table:table-cell office:value-type="float" office:value="-0.0128114">
                <text:p>-0.0128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5">
                <text:p>0.5</text:p>
              </table:table-cell>
              <table:table-cell office:value-type="float" office:value="0.45022926">
                <text:p>0.45022926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5">
                <text:p>0.5</text:p>
              </table:table-cell>
              <table:table-cell office:value-type="float" office:value="0.44839898">
                <text:p>0.44839898</text:p>
              </table:table-cell>
              <table:table-cell office:value-type="float" office:value="0.00183028000000002">
                <text:p>0.00183028000000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5">
                <text:p>0.5</text:p>
              </table:table-cell>
              <table:table-cell office:value-type="float" office:value="0.4538896">
                <text:p>0.4538896</text:p>
              </table:table-cell>
              <table:table-cell office:value-type="float" office:value="-0.00549062">
                <text:p>-0.005490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5">
                <text:p>0.5</text:p>
              </table:table-cell>
              <table:table-cell office:value-type="float" office:value="0.45205945">
                <text:p>0.45205945</text:p>
              </table:table-cell>
              <table:table-cell office:value-type="float" office:value="0.00183014999999998">
                <text:p>0.0018301499999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5">
                <text:p>0.5</text:p>
              </table:table-cell>
              <table:table-cell office:value-type="float" office:value="0.4612104">
                <text:p>0.4612104</text:p>
              </table:table-cell>
              <table:table-cell office:value-type="float" office:value="-0.00915094999999994">
                <text:p>-0.009150949999999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5">
                <text:p>0.5</text:p>
              </table:table-cell>
              <table:table-cell office:value-type="float" office:value="0.4721916">
                <text:p>0.4721916</text:p>
              </table:table-cell>
              <table:table-cell office:value-type="float" office:value="-0.0109812">
                <text:p>-0.01098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5">
                <text:p>0.5</text:p>
              </table:table-cell>
              <table:table-cell office:value-type="float" office:value="0.46853122">
                <text:p>0.46853122</text:p>
              </table:table-cell>
              <table:table-cell office:value-type="float" office:value="0.00366037999999996">
                <text:p>0.003660379999999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5">
                <text:p>0.5</text:p>
              </table:table-cell>
              <table:table-cell office:value-type="float" office:value="0.466701">
                <text:p>0.466701</text:p>
              </table:table-cell>
              <table:table-cell office:value-type="float" office:value="0.00183022000000005">
                <text:p>0.00183022000000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5">
                <text:p>0.5</text:p>
              </table:table-cell>
              <table:table-cell office:value-type="float" office:value="0.47402185">
                <text:p>0.47402185</text:p>
              </table:table-cell>
              <table:table-cell office:value-type="float" office:value="-0.00732085000000005">
                <text:p>-0.007320850000000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5">
                <text:p>0.5</text:p>
              </table:table-cell>
              <table:table-cell office:value-type="float" office:value="0.47951242">
                <text:p>0.47951242</text:p>
              </table:table-cell>
              <table:table-cell office:value-type="float" office:value="-0.00549056999999997">
                <text:p>-0.005490569999999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5">
                <text:p>0.5</text:p>
              </table:table-cell>
              <table:table-cell office:value-type="float" office:value="0.4886634">
                <text:p>0.4886634</text:p>
              </table:table-cell>
              <table:table-cell office:value-type="float" office:value="-0.00915097999999998">
                <text:p>-0.009150979999999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5">
                <text:p>0.5</text:p>
              </table:table-cell>
              <table:table-cell office:value-type="float" office:value="0.4978144">
                <text:p>0.4978144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  <table:table-cell office:value-type="float" office:value="-0.000000020000000044984">
                <text:p>-0.0000000200000000449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5">
                <text:p>0.5</text:p>
              </table:table-cell>
              <table:table-cell office:value-type="float" office:value="0.494154">
                <text:p>0.494154</text:p>
              </table:table-cell>
              <table:table-cell office:value-type="float" office:value="0.00366042000000005">
                <text:p>0.00366042000000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5">
                <text:p>0.5</text:p>
              </table:table-cell>
              <table:table-cell office:value-type="float" office:value="0.503305">
                <text:p>0.503305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5">
                <text:p>0.5</text:p>
              </table:table-cell>
              <table:table-cell office:value-type="float" office:value="0.50879556">
                <text:p>0.50879556</text:p>
              </table:table-cell>
              <table:table-cell office:value-type="float" office:value="-0.00549056000000003">
                <text:p>-0.00549056000000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5">
                <text:p>0.5</text:p>
              </table:table-cell>
              <table:table-cell office:value-type="float" office:value="0.503305">
                <text:p>0.503305</text:p>
              </table:table-cell>
              <table:table-cell office:value-type="float" office:value="0.00549056000000003">
                <text:p>0.005490560000000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5">
                <text:p>0.5</text:p>
              </table:table-cell>
              <table:table-cell office:value-type="float" office:value="0.50696546">
                <text:p>0.50696546</text:p>
              </table:table-cell>
              <table:table-cell office:value-type="float" office:value="-0.00366045999999998">
                <text:p>-0.00366045999999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5">
                <text:p>0.5</text:p>
              </table:table-cell>
              <table:table-cell office:value-type="float" office:value="0.50696546">
                <text:p>0.50696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5">
                <text:p>0.5</text:p>
              </table:table-cell>
              <table:table-cell office:value-type="float" office:value="0.48134264">
                <text:p>0.48134264</text:p>
              </table:table-cell>
              <table:table-cell office:value-type="float" office:value="0.02562282">
                <text:p>0.025622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5">
                <text:p>0.5</text:p>
              </table:table-cell>
              <table:table-cell office:value-type="float" office:value="0.4886634">
                <text:p>0.4886634</text:p>
              </table:table-cell>
              <table:table-cell office:value-type="float" office:value="-0.00732075999999998">
                <text:p>-0.00732075999999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  <table:table-cell office:value-type="float" office:value="-0.00732083000000006">
                <text:p>-0.007320830000000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5">
                <text:p>0.5</text:p>
              </table:table-cell>
              <table:table-cell office:value-type="float" office:value="0.50513524">
                <text:p>0.50513524</text:p>
              </table:table-cell>
              <table:table-cell office:value-type="float" office:value="-0.00915100999999996">
                <text:p>-0.00915100999999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5">
                <text:p>0.5</text:p>
              </table:table-cell>
              <table:table-cell office:value-type="float" office:value="0.5087956">
                <text:p>0.5087956</text:p>
              </table:table-cell>
              <table:table-cell office:value-type="float" office:value="-0.00366036000000003">
                <text:p>-0.00366036000000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5">
                <text:p>0.5</text:p>
              </table:table-cell>
              <table:table-cell office:value-type="float" office:value="0.50696546">
                <text:p>0.50696546</text:p>
              </table:table-cell>
              <table:table-cell office:value-type="float" office:value="0.00183014000000004">
                <text:p>0.00183014000000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5">
                <text:p>0.5</text:p>
              </table:table-cell>
              <table:table-cell office:value-type="float" office:value="0.50147474">
                <text:p>0.50147474</text:p>
              </table:table-cell>
              <table:table-cell office:value-type="float" office:value="0.00549071999999995">
                <text:p>0.00549071999999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  <table:table-cell office:value-type="float" office:value="0.00366031999999999">
                <text:p>0.00366031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  <table:table-cell office:value-type="float" office:value="0.00183019000000001">
                <text:p>0.00183019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5">
                <text:p>0.5</text:p>
              </table:table-cell>
              <table:table-cell office:value-type="float" office:value="0.49232382">
                <text:p>0.49232382</text:p>
              </table:table-cell>
              <table:table-cell office:value-type="float" office:value="0.00366041">
                <text:p>0.00366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5">
                <text:p>0.5</text:p>
              </table:table-cell>
              <table:table-cell office:value-type="float" office:value="0.50147474">
                <text:p>0.50147474</text:p>
              </table:table-cell>
              <table:table-cell office:value-type="float" office:value="-0.00549051">
                <text:p>-0.00549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  <table:table-cell office:value-type="float" office:value="0.00549051">
                <text:p>0.005490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5">
                <text:p>0.5</text:p>
              </table:table-cell>
              <table:table-cell office:value-type="float" office:value="0.48866343">
                <text:p>0.48866343</text:p>
              </table:table-cell>
              <table:table-cell office:value-type="float" office:value="0.00732080000000002">
                <text:p>0.00732080000000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5">
                <text:p>0.5</text:p>
              </table:table-cell>
              <table:table-cell office:value-type="float" office:value="0.48317283">
                <text:p>0.48317283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5">
                <text:p>0.5</text:p>
              </table:table-cell>
              <table:table-cell office:value-type="float" office:value="0.48500296">
                <text:p>0.48500296</text:p>
              </table:table-cell>
              <table:table-cell office:value-type="float" office:value="-0.00183012999999999">
                <text:p>-0.001830129999999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5">
                <text:p>0.5</text:p>
              </table:table-cell>
              <table:table-cell office:value-type="float" office:value="0.485003">
                <text:p>0.485003</text:p>
              </table:table-cell>
              <table:table-cell office:value-type="float" office:value="-0.0000000399999999789458">
                <text:p>-0.0000000399999999789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  <table:table-cell office:value-type="float" office:value="-0.0109812300000001">
                <text:p>-0.01098123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5">
                <text:p>0.5</text:p>
              </table:table-cell>
              <table:table-cell office:value-type="float" office:value="0.49049363">
                <text:p>0.49049363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5">
                <text:p>0.5</text:p>
              </table:table-cell>
              <table:table-cell office:value-type="float" office:value="0.49415404">
                <text:p>0.49415404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5">
                <text:p>0.5</text:p>
              </table:table-cell>
              <table:table-cell office:value-type="float" office:value="0.49964458">
                <text:p>0.49964458</text:p>
              </table:table-cell>
              <table:table-cell office:value-type="float" office:value="-0.00549053999999999">
                <text:p>-0.00549053999999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5">
                <text:p>0.5</text:p>
              </table:table-cell>
              <table:table-cell office:value-type="float" office:value="0.49415404">
                <text:p>0.49415404</text:p>
              </table:table-cell>
              <table:table-cell office:value-type="float" office:value="0.00549053999999999">
                <text:p>0.00549053999999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5">
                <text:p>0.5</text:p>
              </table:table-cell>
              <table:table-cell office:value-type="float" office:value="0.49964464">
                <text:p>0.49964464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5">
                <text:p>0.5</text:p>
              </table:table-cell>
              <table:table-cell office:value-type="float" office:value="0.5069654">
                <text:p>0.5069654</text:p>
              </table:table-cell>
              <table:table-cell office:value-type="float" office:value="-0.00732075999999998">
                <text:p>-0.00732075999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5">
                <text:p>0.5</text:p>
              </table:table-cell>
              <table:table-cell office:value-type="float" office:value="0.49964464">
                <text:p>0.49964464</text:p>
              </table:table-cell>
              <table:table-cell office:value-type="float" office:value="0.00732075999999998">
                <text:p>0.00732075999999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5">
                <text:p>0.5</text:p>
              </table:table-cell>
              <table:table-cell office:value-type="float" office:value="0.503305">
                <text:p>0.503305</text:p>
              </table:table-cell>
              <table:table-cell office:value-type="float" office:value="-0.00366035999999997">
                <text:p>-0.00366035999999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5">
                <text:p>0.5</text:p>
              </table:table-cell>
              <table:table-cell office:value-type="float" office:value="0.51062584">
                <text:p>0.51062584</text:p>
              </table:table-cell>
              <table:table-cell office:value-type="float" office:value="-0.00732084">
                <text:p>-0.00732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5">
                <text:p>0.5</text:p>
              </table:table-cell>
              <table:table-cell office:value-type="float" office:value="0.51428616">
                <text:p>0.51428616</text:p>
              </table:table-cell>
              <table:table-cell office:value-type="float" office:value="-0.00366032000000005">
                <text:p>-0.00366032000000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5">
                <text:p>0.5</text:p>
              </table:table-cell>
              <table:table-cell office:value-type="float" office:value="0.50696546">
                <text:p>0.50696546</text:p>
              </table:table-cell>
              <table:table-cell office:value-type="float" office:value="0.00732070000000007">
                <text:p>0.00732070000000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5">
                <text:p>0.5</text:p>
              </table:table-cell>
              <table:table-cell office:value-type="float" office:value="0.5087956">
                <text:p>0.5087956</text:p>
              </table:table-cell>
              <table:table-cell office:value-type="float" office:value="-0.00183014000000004">
                <text:p>-0.00183014000000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5">
                <text:p>0.5</text:p>
              </table:table-cell>
              <table:table-cell office:value-type="float" office:value="0.48500302">
                <text:p>0.48500302</text:p>
              </table:table-cell>
              <table:table-cell office:value-type="float" office:value="0.02379258">
                <text:p>0.02379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5">
                <text:p>0.5</text:p>
              </table:table-cell>
              <table:table-cell office:value-type="float" office:value="0.4868332">
                <text:p>0.4868332</text:p>
              </table:table-cell>
              <table:table-cell office:value-type="float" office:value="-0.00183017999999996">
                <text:p>-0.00183017999999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  <table:table-cell office:value-type="float" office:value="-0.0109812200000001">
                <text:p>-0.01098122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5">
                <text:p>0.5</text:p>
              </table:table-cell>
              <table:table-cell office:value-type="float" office:value="0.49964458">
                <text:p>0.49964458</text:p>
              </table:table-cell>
              <table:table-cell office:value-type="float" office:value="-0.00183015999999997">
                <text:p>-0.00183015999999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5">
                <text:p>0.5</text:p>
              </table:table-cell>
              <table:table-cell office:value-type="float" office:value="0.50513524">
                <text:p>0.50513524</text:p>
              </table:table-cell>
              <table:table-cell office:value-type="float" office:value="-0.00549065999999998">
                <text:p>-0.005490659999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5">
                <text:p>0.5</text:p>
              </table:table-cell>
              <table:table-cell office:value-type="float" office:value="0.5014748">
                <text:p>0.5014748</text:p>
              </table:table-cell>
              <table:table-cell office:value-type="float" office:value="0.00366043999999999">
                <text:p>0.0036604399999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5">
                <text:p>0.5</text:p>
              </table:table-cell>
              <table:table-cell office:value-type="float" office:value="0.5087956">
                <text:p>0.5087956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5">
                <text:p>0.5</text:p>
              </table:table-cell>
              <table:table-cell office:value-type="float" office:value="0.5087956">
                <text:p>0.508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5">
                <text:p>0.5</text:p>
              </table:table-cell>
              <table:table-cell office:value-type="float" office:value="0.512456">
                <text:p>0.512456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5">
                <text:p>0.5</text:p>
              </table:table-cell>
              <table:table-cell office:value-type="float" office:value="0.5051352">
                <text:p>0.5051352</text:p>
              </table:table-cell>
              <table:table-cell office:value-type="float" office:value="0.00732080000000002">
                <text:p>0.00732080000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5">
                <text:p>0.5</text:p>
              </table:table-cell>
              <table:table-cell office:value-type="float" office:value="0.50879556">
                <text:p>0.50879556</text:p>
              </table:table-cell>
              <table:table-cell office:value-type="float" office:value="-0.00366036000000003">
                <text:p>-0.003660360000000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5">
                <text:p>0.5</text:p>
              </table:table-cell>
              <table:table-cell office:value-type="float" office:value="0.5197768">
                <text:p>0.5197768</text:p>
              </table:table-cell>
              <table:table-cell office:value-type="float" office:value="-0.0109812399999999">
                <text:p>-0.0109812399999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5">
                <text:p>0.5</text:p>
              </table:table-cell>
              <table:table-cell office:value-type="float" office:value="0.51062584">
                <text:p>0.51062584</text:p>
              </table:table-cell>
              <table:table-cell office:value-type="float" office:value="0.00915095999999993">
                <text:p>0.009150959999999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5">
                <text:p>0.5</text:p>
              </table:table-cell>
              <table:table-cell office:value-type="float" office:value="0.50696546">
                <text:p>0.50696546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5">
                <text:p>0.5</text:p>
              </table:table-cell>
              <table:table-cell office:value-type="float" office:value="0.512456">
                <text:p>0.512456</text:p>
              </table:table-cell>
              <table:table-cell office:value-type="float" office:value="-0.00549054000000004">
                <text:p>-0.00549054000000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5">
                <text:p>0.5</text:p>
              </table:table-cell>
              <table:table-cell office:value-type="float" office:value="0.51428616">
                <text:p>0.51428616</text:p>
              </table:table-cell>
              <table:table-cell office:value-type="float" office:value="-0.00183016000000003">
                <text:p>-0.0018301600000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5">
                <text:p>0.5</text:p>
              </table:table-cell>
              <table:table-cell office:value-type="float" office:value="0.5197768">
                <text:p>0.5197768</text:p>
              </table:table-cell>
              <table:table-cell office:value-type="float" office:value="-0.00549063999999988">
                <text:p>-0.005490639999999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5">
                <text:p>0.5</text:p>
              </table:table-cell>
              <table:table-cell office:value-type="float" office:value="0.5234372">
                <text:p>0.5234372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5">
                <text:p>0.5</text:p>
              </table:table-cell>
              <table:table-cell office:value-type="float" office:value="0.5234372">
                <text:p>0.523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5">
                <text:p>0.5</text:p>
              </table:table-cell>
              <table:table-cell office:value-type="float" office:value="0.5234372">
                <text:p>0.523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5">
                <text:p>0.5</text:p>
              </table:table-cell>
              <table:table-cell office:value-type="float" office:value="0.52160704">
                <text:p>0.52160704</text:p>
              </table:table-cell>
              <table:table-cell office:value-type="float" office:value="0.00183015999999991">
                <text:p>0.00183015999999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5">
                <text:p>0.5</text:p>
              </table:table-cell>
              <table:table-cell office:value-type="float" office:value="0.5252674">
                <text:p>0.5252674</text:p>
              </table:table-cell>
              <table:table-cell office:value-type="float" office:value="-0.00366035999999992">
                <text:p>-0.003660359999999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5">
                <text:p>0.5</text:p>
              </table:table-cell>
              <table:table-cell office:value-type="float" office:value="0.53258824">
                <text:p>0.53258824</text:p>
              </table:table-cell>
              <table:table-cell office:value-type="float" office:value="-0.00732084000000011">
                <text:p>-0.00732084000000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5">
                <text:p>0.5</text:p>
              </table:table-cell>
              <table:table-cell office:value-type="float" office:value="0.5142862">
                <text:p>0.5142862</text:p>
              </table:table-cell>
              <table:table-cell office:value-type="float" office:value="0.01830204">
                <text:p>0.01830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5">
                <text:p>0.5</text:p>
              </table:table-cell>
              <table:table-cell office:value-type="float" office:value="0.51794666">
                <text:p>0.51794666</text:p>
              </table:table-cell>
              <table:table-cell office:value-type="float" office:value="-0.00366045999999998">
                <text:p>-0.00366045999999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5">
                <text:p>0.5</text:p>
              </table:table-cell>
              <table:table-cell office:value-type="float" office:value="0.5179466">
                <text:p>0.5179466</text:p>
              </table:table-cell>
              <table:table-cell office:value-type="float" office:value="0.000000060000000079441">
                <text:p>0.0000000600000000794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5">
                <text:p>0.5</text:p>
              </table:table-cell>
              <table:table-cell office:value-type="float" office:value="0.51611644">
                <text:p>0.51611644</text:p>
              </table:table-cell>
              <table:table-cell office:value-type="float" office:value="0.00183015999999991">
                <text:p>0.00183015999999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5">
                <text:p>0.5</text:p>
              </table:table-cell>
              <table:table-cell office:value-type="float" office:value="0.51611644">
                <text:p>0.5161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0.521607">
                <text:p>0.521607</text:p>
              </table:table-cell>
              <table:table-cell office:value-type="float" office:value="-0.00549055999999992">
                <text:p>-0.00549055999999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5">
                <text:p>0.5</text:p>
              </table:table-cell>
              <table:table-cell office:value-type="float" office:value="0.5014748">
                <text:p>0.5014748</text:p>
              </table:table-cell>
              <table:table-cell office:value-type="float" office:value="0.0201321999999999">
                <text:p>0.0201321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5">
                <text:p>0.5</text:p>
              </table:table-cell>
              <table:table-cell office:value-type="float" office:value="0.48683316">
                <text:p>0.48683316</text:p>
              </table:table-cell>
              <table:table-cell office:value-type="float" office:value="0.01464164">
                <text:p>0.014641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5">
                <text:p>0.5</text:p>
              </table:table-cell>
              <table:table-cell office:value-type="float" office:value="0.503305">
                <text:p>0.503305</text:p>
              </table:table-cell>
              <table:table-cell office:value-type="float" office:value="-0.01647184">
                <text:p>-0.016471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5">
                <text:p>0.5</text:p>
              </table:table-cell>
              <table:table-cell office:value-type="float" office:value="0.5051352">
                <text:p>0.5051352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5">
                <text:p>0.5</text:p>
              </table:table-cell>
              <table:table-cell office:value-type="float" office:value="0.5069654">
                <text:p>0.5069654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5">
                <text:p>0.5</text:p>
              </table:table-cell>
              <table:table-cell office:value-type="float" office:value="0.5014748">
                <text:p>0.5014748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5">
                <text:p>0.5</text:p>
              </table:table-cell>
              <table:table-cell office:value-type="float" office:value="0.50879556">
                <text:p>0.50879556</text:p>
              </table:table-cell>
              <table:table-cell office:value-type="float" office:value="-0.00732076000000004">
                <text:p>-0.007320760000000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5">
                <text:p>0.5</text:p>
              </table:table-cell>
              <table:table-cell office:value-type="float" office:value="0.50513524">
                <text:p>0.50513524</text:p>
              </table:table-cell>
              <table:table-cell office:value-type="float" office:value="0.00366032000000005">
                <text:p>0.00366032000000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5">
                <text:p>0.5</text:p>
              </table:table-cell>
              <table:table-cell office:value-type="float" office:value="0.51062584">
                <text:p>0.51062584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.5069654">
                <text:p>0.5069654</text:p>
              </table:table-cell>
              <table:table-cell office:value-type="float" office:value="-0.49633956">
                <text:p>-0.49633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0.51062584">
                <text:p>0.51062584</text:p>
              </table:table-cell>
              <table:table-cell office:value-type="float" office:value="-0.00366043999999999">
                <text:p>-0.00366043999999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0.5014748">
                <text:p>0.5014748</text:p>
              </table:table-cell>
              <table:table-cell office:value-type="float" office:value="0.00915104">
                <text:p>0.00915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0.45938024">
                <text:p>0.45938024</text:p>
              </table:table-cell>
              <table:table-cell office:value-type="float" office:value="0.04209456">
                <text:p>0.042094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0.4410782">
                <text:p>0.4410782</text:p>
              </table:table-cell>
              <table:table-cell office:value-type="float" office:value="0.01830204">
                <text:p>0.01830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.44290844">
                <text:p>0.44290844</text:p>
              </table:table-cell>
              <table:table-cell office:value-type="float" office:value="-0.00183024000000004">
                <text:p>-0.00183024000000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0.4246064">
                <text:p>0.4246064</text:p>
              </table:table-cell>
              <table:table-cell office:value-type="float" office:value="0.01830204">
                <text:p>0.01830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0.41179502">
                <text:p>0.41179502</text:p>
              </table:table-cell>
              <table:table-cell office:value-type="float" office:value="0.01281138">
                <text:p>0.012811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0.38617224">
                <text:p>0.38617224</text:p>
              </table:table-cell>
              <table:table-cell office:value-type="float" office:value="0.02562278">
                <text:p>0.02562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0.35322863">
                <text:p>0.35322863</text:p>
              </table:table-cell>
              <table:table-cell office:value-type="float" office:value="0.03294361">
                <text:p>0.032943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.32943603">
                <text:p>0.32943603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0.3129642">
                <text:p>0.3129642</text:p>
              </table:table-cell>
              <table:table-cell office:value-type="float" office:value="0.01647183">
                <text:p>0.016471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">
                <text:p>0</text:p>
              </table:table-cell>
              <table:table-cell office:value-type="float" office:value="0.2617186">
                <text:p>0.2617186</text:p>
              </table:table-cell>
              <table:table-cell office:value-type="float" office:value="0.0292832">
                <text:p>0.02928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0.2269448">
                <text:p>0.2269448</text:p>
              </table:table-cell>
              <table:table-cell office:value-type="float" office:value="0.0347738">
                <text:p>0.03477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.1848502">
                <text:p>0.1848502</text:p>
              </table:table-cell>
              <table:table-cell office:value-type="float" office:value="0.0420946">
                <text:p>0.04209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0.1409254">
                <text:p>0.1409254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.0896798">
                <text:p>0.0896798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0.051245596">
                <text:p>0.0512455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-0.012811402">
                <text:p>-0.012811402</text:p>
              </table:table-cell>
              <table:table-cell office:value-type="float" office:value="0.051245606">
                <text:p>0.0512456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-0.038434207">
                <text:p>-0.038434207</text:p>
              </table:table-cell>
              <table:table-cell office:value-type="float" office:value="0.025622805">
                <text:p>0.025622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-0.038434207">
                <text:p>-0.038434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-0.020132199">
                <text:p>-0.020132199</text:p>
              </table:table-cell>
              <table:table-cell office:value-type="float" office:value="-0.018302008">
                <text:p>-0.018302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0132199">
                <text:p>-0.0201321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.012811402">
                <text:p>0.012811402</text:p>
              </table:table-cell>
              <table:table-cell office:value-type="float" office:value="-0.012811402">
                <text:p>-0.012811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.016471801">
                <text:p>0.016471801</text:p>
              </table:table-cell>
              <table:table-cell office:value-type="float" office:value="-0.003660399">
                <text:p>-0.0036603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">
                <text:p>0</text:p>
              </table:table-cell>
              <table:table-cell office:value-type="float" office:value="0.0201322">
                <text:p>0.0201322</text:p>
              </table:table-cell>
              <table:table-cell office:value-type="float" office:value="-0.003660399">
                <text:p>-0.0036603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">
                <text:p>0</text:p>
              </table:table-cell>
              <table:table-cell office:value-type="float" office:value="0.016471801">
                <text:p>0.016471801</text:p>
              </table:table-cell>
              <table:table-cell office:value-type="float" office:value="0.003660399">
                <text:p>0.0036603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.0128114">
                <text:p>0.0128114</text:p>
              </table:table-cell>
              <table:table-cell office:value-type="float" office:value="0.003660401">
                <text:p>0.0036604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.010981199">
                <text:p>0.010981199</text:p>
              </table:table-cell>
              <table:table-cell office:value-type="float" office:value="0.001830201">
                <text:p>0.0018302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.005490599">
                <text:p>0.005490599</text:p>
              </table:table-cell>
              <table:table-cell office:value-type="float" office:value="0.0054906">
                <text:p>0.0054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">
                <text:p>0</text:p>
              </table:table-cell>
              <table:table-cell office:value-type="float" office:value="0.0018302007">
                <text:p>0.0018302007</text:p>
              </table:table-cell>
              <table:table-cell office:value-type="float" office:value="0.0036603983">
                <text:p>0.00366039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-0.0000000009313226">
                <text:p>-0.0000000009313226</text:p>
              </table:table-cell>
              <table:table-cell office:value-type="float" office:value="0.0018302016313226">
                <text:p>0.00183020163132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-0.0036604004">
                <text:p>-0.0036604004</text:p>
              </table:table-cell>
              <table:table-cell office:value-type="float" office:value="0.0036603994686774">
                <text:p>0.00366039946867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">
                <text:p>0</text:p>
              </table:table-cell>
              <table:table-cell office:value-type="float" office:value="0.0000000009313226">
                <text:p>0.0000000009313226</text:p>
              </table:table-cell>
              <table:table-cell office:value-type="float" office:value="-0.0036604013313226">
                <text:p>-0.00366040133132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.0018302007">
                <text:p>0.0018302007</text:p>
              </table:table-cell>
              <table:table-cell office:value-type="float" office:value="-0.0018301997686774">
                <text:p>-0.00183019976867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0.0073208">
                <text:p>0.0073208</text:p>
              </table:table-cell>
              <table:table-cell office:value-type="float" office:value="-0.0054905993">
                <text:p>-0.00549059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  <table:table-cell office:value-type="float" office:value="0.005490599">
                <text:p>0.005490599</text:p>
              </table:table-cell>
              <table:table-cell office:value-type="float" office:value="0.001830201">
                <text:p>0.0018302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">
                <text:p>0</text:p>
              </table:table-cell>
              <table:table-cell office:value-type="float" office:value="0.0018301997">
                <text:p>0.0018301997</text:p>
              </table:table-cell>
              <table:table-cell office:value-type="float" office:value="0.0036603993">
                <text:p>0.00366039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0.0036604">
                <text:p>0.0036604</text:p>
              </table:table-cell>
              <table:table-cell office:value-type="float" office:value="-0.0018302003">
                <text:p>-0.00183020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.0036604">
                <text:p>0.003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">
                <text:p>0</text:p>
              </table:table-cell>
              <table:table-cell office:value-type="float" office:value="0.00000000023283064">
                <text:p>0.00000000023283064</text:p>
              </table:table-cell>
              <table:table-cell office:value-type="float" office:value="0.00366039976716936">
                <text:p>0.00366039976716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0.0018302002">
                <text:p>0.0018302002</text:p>
              </table:table-cell>
              <table:table-cell office:value-type="float" office:value="-0.00183019996716936">
                <text:p>-0.00183019996716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.00000000023283064">
                <text:p>0.00000000023283064</text:p>
              </table:table-cell>
              <table:table-cell office:value-type="float" office:value="0.00183019996716936">
                <text:p>0.001830199967169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">
                <text:p>0</text:p>
              </table:table-cell>
              <table:table-cell office:value-type="float" office:value="0.00000000011641532">
                <text:p>0.00000000011641532</text:p>
              </table:table-cell>
              <table:table-cell office:value-type="float" office:value="0.00000000011641532">
                <text:p>0.000000000116415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0.00000000011641532">
                <text:p>0.0000000001164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  <table:table-cell office:value-type="float" office:value="0.00000000005820766">
                <text:p>0.00000000005820766</text:p>
              </table:table-cell>
              <table:table-cell office:value-type="float" office:value="0.00000000005820766">
                <text:p>0.000000000058207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.00000000005820766">
                <text:p>0.0000000000582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">
                <text:p>0</text:p>
              </table:table-cell>
              <table:table-cell office:value-type="float" office:value="0.00000000005820766">
                <text:p>0.0000000000582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5820766">
                <text:p>0.000000000058207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3">
                <text:p>-0.3</text:p>
              </table:table-cell>
              <table:table-cell office:value-type="float" office:value="-0.0164718">
                <text:p>-0.0164718</text:p>
              </table:table-cell>
              <table:table-cell office:value-type="float" office:value="0.0164718">
                <text:p>0.01647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3">
                <text:p>-0.3</text:p>
              </table:table-cell>
              <table:table-cell office:value-type="float" office:value="-0.0439248">
                <text:p>-0.0439248</text:p>
              </table:table-cell>
              <table:table-cell office:value-type="float" office:value="0.027453">
                <text:p>0.0274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0.3">
                <text:p>-0.3</text:p>
              </table:table-cell>
              <table:table-cell office:value-type="float" office:value="-0.064057">
                <text:p>-0.064057</text:p>
              </table:table-cell>
              <table:table-cell office:value-type="float" office:value="0.0201322">
                <text:p>0.02013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0.3">
                <text:p>-0.3</text:p>
              </table:table-cell>
              <table:table-cell office:value-type="float" office:value="-0.078698605">
                <text:p>-0.078698605</text:p>
              </table:table-cell>
              <table:table-cell office:value-type="float" office:value="0.014641605">
                <text:p>0.0146416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0.3">
                <text:p>-0.3</text:p>
              </table:table-cell>
              <table:table-cell office:value-type="float" office:value="-0.09517039">
                <text:p>-0.09517039</text:p>
              </table:table-cell>
              <table:table-cell office:value-type="float" office:value="0.016471785">
                <text:p>0.0164717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0.3">
                <text:p>-0.3</text:p>
              </table:table-cell>
              <table:table-cell office:value-type="float" office:value="-0.104321405">
                <text:p>-0.104321405</text:p>
              </table:table-cell>
              <table:table-cell office:value-type="float" office:value="0.00915101500000001">
                <text:p>0.00915101500000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0.3">
                <text:p>-0.3</text:p>
              </table:table-cell>
              <table:table-cell office:value-type="float" office:value="-0.11164221">
                <text:p>-0.11164221</text:p>
              </table:table-cell>
              <table:table-cell office:value-type="float" office:value="0.00732080500000001">
                <text:p>0.0073208050000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0.3">
                <text:p>-0.3</text:p>
              </table:table-cell>
              <table:table-cell office:value-type="float" office:value="-0.1116422">
                <text:p>-0.1116422</text:p>
              </table:table-cell>
              <table:table-cell office:value-type="float" office:value="-0.000000010000000022492">
                <text:p>-0.0000000100000000224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0.3">
                <text:p>-0.3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0.01098121">
                <text:p>0.010981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0.3">
                <text:p>-0.3</text:p>
              </table:table-cell>
              <table:table-cell office:value-type="float" office:value="-0.1354348">
                <text:p>-0.1354348</text:p>
              </table:table-cell>
              <table:table-cell office:value-type="float" office:value="0.01281139">
                <text:p>0.012811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0.3">
                <text:p>-0.3</text:p>
              </table:table-cell>
              <table:table-cell office:value-type="float" office:value="-0.14824621">
                <text:p>-0.14824621</text:p>
              </table:table-cell>
              <table:table-cell office:value-type="float" office:value="0.01281141">
                <text:p>0.01281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0.3">
                <text:p>-0.3</text:p>
              </table:table-cell>
              <table:table-cell office:value-type="float" office:value="-0.1537368">
                <text:p>-0.1537368</text:p>
              </table:table-cell>
              <table:table-cell office:value-type="float" office:value="0.00549059000000002">
                <text:p>0.00549059000000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0.3">
                <text:p>-0.3</text:p>
              </table:table-cell>
              <table:table-cell office:value-type="float" office:value="-0.1537368">
                <text:p>-0.153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0.3">
                <text:p>-0.3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0.3">
                <text:p>-0.3</text:p>
              </table:table-cell>
              <table:table-cell office:value-type="float" office:value="-0.155567">
                <text:p>-0.155567</text:p>
              </table:table-cell>
              <table:table-cell office:value-type="float" office:value="0.00183018999999998">
                <text:p>0.001830189999999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0.3">
                <text:p>-0.3</text:p>
              </table:table-cell>
              <table:table-cell office:value-type="float" office:value="-0.16105762">
                <text:p>-0.16105762</text:p>
              </table:table-cell>
              <table:table-cell office:value-type="float" office:value="0.00549062000000003">
                <text:p>0.005490620000000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-0.3">
                <text:p>-0.3</text:p>
              </table:table-cell>
              <table:table-cell office:value-type="float" office:value="-0.17020862">
                <text:p>-0.17020862</text:p>
              </table:table-cell>
              <table:table-cell office:value-type="float" office:value="0.00915099999999999">
                <text:p>0.009150999999999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-0.3">
                <text:p>-0.3</text:p>
              </table:table-cell>
              <table:table-cell office:value-type="float" office:value="-0.17386901">
                <text:p>-0.17386901</text:p>
              </table:table-cell>
              <table:table-cell office:value-type="float" office:value="0.00366038999999999">
                <text:p>0.003660389999999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-0.3">
                <text:p>-0.3</text:p>
              </table:table-cell>
              <table:table-cell office:value-type="float" office:value="-0.17569922">
                <text:p>-0.17569922</text:p>
              </table:table-cell>
              <table:table-cell office:value-type="float" office:value="0.00183021000000003">
                <text:p>0.001830210000000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-0.3">
                <text:p>-0.3</text:p>
              </table:table-cell>
              <table:table-cell office:value-type="float" office:value="-0.1848502">
                <text:p>-0.1848502</text:p>
              </table:table-cell>
              <table:table-cell office:value-type="float" office:value="0.00915097999999998">
                <text:p>0.009150979999999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-0.3">
                <text:p>-0.3</text:p>
              </table:table-cell>
              <table:table-cell office:value-type="float" office:value="-0.1848502">
                <text:p>-0.1848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-0.3">
                <text:p>-0.3</text:p>
              </table:table-cell>
              <table:table-cell office:value-type="float" office:value="-0.1866804">
                <text:p>-0.1866804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-0.3">
                <text:p>-0.3</text:p>
              </table:table-cell>
              <table:table-cell office:value-type="float" office:value="-0.17386901">
                <text:p>-0.17386901</text:p>
              </table:table-cell>
              <table:table-cell office:value-type="float" office:value="-0.01281139">
                <text:p>-0.01281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-0.3">
                <text:p>-0.3</text:p>
              </table:table-cell>
              <table:table-cell office:value-type="float" office:value="-0.1940012">
                <text:p>-0.1940012</text:p>
              </table:table-cell>
              <table:table-cell office:value-type="float" office:value="0.02013219">
                <text:p>0.020132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-0.3">
                <text:p>-0.3</text:p>
              </table:table-cell>
              <table:table-cell office:value-type="float" office:value="-0.19583142">
                <text:p>-0.19583142</text:p>
              </table:table-cell>
              <table:table-cell office:value-type="float" office:value="0.00183022000000002">
                <text:p>0.00183022000000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-0.3">
                <text:p>-0.3</text:p>
              </table:table-cell>
              <table:table-cell office:value-type="float" office:value="-0.20864281">
                <text:p>-0.20864281</text:p>
              </table:table-cell>
              <table:table-cell office:value-type="float" office:value="0.01281139">
                <text:p>0.01281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-0.3">
                <text:p>-0.3</text:p>
              </table:table-cell>
              <table:table-cell office:value-type="float" office:value="-0.2159636">
                <text:p>-0.2159636</text:p>
              </table:table-cell>
              <table:table-cell office:value-type="float" office:value="0.00732078999999997">
                <text:p>0.007320789999999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-0.3">
                <text:p>-0.3</text:p>
              </table:table-cell>
              <table:table-cell office:value-type="float" office:value="-0.21230322">
                <text:p>-0.21230322</text:p>
              </table:table-cell>
              <table:table-cell office:value-type="float" office:value="-0.00366037999999996">
                <text:p>-0.003660379999999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-0.3">
                <text:p>-0.3</text:p>
              </table:table-cell>
              <table:table-cell office:value-type="float" office:value="-0.21779382">
                <text:p>-0.21779382</text:p>
              </table:table-cell>
              <table:table-cell office:value-type="float" office:value="0.00549059999999998">
                <text:p>0.005490599999999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-0.3">
                <text:p>-0.3</text:p>
              </table:table-cell>
              <table:table-cell office:value-type="float" office:value="-0.21413343">
                <text:p>-0.21413343</text:p>
              </table:table-cell>
              <table:table-cell office:value-type="float" office:value="-0.00366038999999999">
                <text:p>-0.003660389999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-0.3">
                <text:p>-0.3</text:p>
              </table:table-cell>
              <table:table-cell office:value-type="float" office:value="-0.2214542">
                <text:p>-0.2214542</text:p>
              </table:table-cell>
              <table:table-cell office:value-type="float" office:value="0.00732076999999998">
                <text:p>0.007320769999999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-0.3">
                <text:p>-0.3</text:p>
              </table:table-cell>
              <table:table-cell office:value-type="float" office:value="-0.22145422">
                <text:p>-0.22145422</text:p>
              </table:table-cell>
              <table:table-cell office:value-type="float" office:value="0.0000000200000000172285">
                <text:p>0.00000002000000001722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-0.3">
                <text:p>-0.3</text:p>
              </table:table-cell>
              <table:table-cell office:value-type="float" office:value="-0.22694482">
                <text:p>-0.22694482</text:p>
              </table:table-cell>
              <table:table-cell office:value-type="float" office:value="0.00549059999999998">
                <text:p>0.005490599999999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-0.3">
                <text:p>-0.3</text:p>
              </table:table-cell>
              <table:table-cell office:value-type="float" office:value="-0.22877502">
                <text:p>-0.22877502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-0.3">
                <text:p>-0.3</text:p>
              </table:table-cell>
              <table:table-cell office:value-type="float" office:value="-0.23060521">
                <text:p>-0.23060521</text:p>
              </table:table-cell>
              <table:table-cell office:value-type="float" office:value="0.00183019000000001">
                <text:p>0.0018301900000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-0.3">
                <text:p>-0.3</text:p>
              </table:table-cell>
              <table:table-cell office:value-type="float" office:value="-0.2342656">
                <text:p>-0.2342656</text:p>
              </table:table-cell>
              <table:table-cell office:value-type="float" office:value="0.00366038999999999">
                <text:p>0.00366038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-0.3">
                <text:p>-0.3</text:p>
              </table:table-cell>
              <table:table-cell office:value-type="float" office:value="-0.23975618">
                <text:p>-0.23975618</text:p>
              </table:table-cell>
              <table:table-cell office:value-type="float" office:value="0.00549058000000002">
                <text:p>0.005490580000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-0.3">
                <text:p>-0.3</text:p>
              </table:table-cell>
              <table:table-cell office:value-type="float" office:value="-0.23792602">
                <text:p>-0.23792602</text:p>
              </table:table-cell>
              <table:table-cell office:value-type="float" office:value="-0.00183016">
                <text:p>-0.001830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-0.3">
                <text:p>-0.3</text:p>
              </table:table-cell>
              <table:table-cell office:value-type="float" office:value="-0.24524683">
                <text:p>-0.24524683</text:p>
              </table:table-cell>
              <table:table-cell office:value-type="float" office:value="0.00732080999999998">
                <text:p>0.007320809999999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-0.3">
                <text:p>-0.3</text:p>
              </table:table-cell>
              <table:table-cell office:value-type="float" office:value="-0.24341659">
                <text:p>-0.24341659</text:p>
              </table:table-cell>
              <table:table-cell office:value-type="float" office:value="-0.00183023999999998">
                <text:p>-0.001830239999999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-0.3">
                <text:p>-0.3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0.00549062">
                <text:p>0.005490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-0.3">
                <text:p>-0.3</text:p>
              </table:table-cell>
              <table:table-cell office:value-type="float" office:value="-0.24524681">
                <text:p>-0.24524681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-0.3">
                <text:p>-0.3</text:p>
              </table:table-cell>
              <table:table-cell office:value-type="float" office:value="-0.25256762">
                <text:p>-0.25256762</text:p>
              </table:table-cell>
              <table:table-cell office:value-type="float" office:value="0.00732080999999998">
                <text:p>0.007320809999999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-0.3">
                <text:p>-0.3</text:p>
              </table:table-cell>
              <table:table-cell office:value-type="float" office:value="-0.2507374">
                <text:p>-0.2507374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-0.3">
                <text:p>-0.3</text:p>
              </table:table-cell>
              <table:table-cell office:value-type="float" office:value="-0.25622803">
                <text:p>-0.25622803</text:p>
              </table:table-cell>
              <table:table-cell office:value-type="float" office:value="0.00549063">
                <text:p>0.005490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-0.3">
                <text:p>-0.3</text:p>
              </table:table-cell>
              <table:table-cell office:value-type="float" office:value="-0.2507374">
                <text:p>-0.2507374</text:p>
              </table:table-cell>
              <table:table-cell office:value-type="float" office:value="-0.00549063">
                <text:p>-0.005490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-0.3">
                <text:p>-0.3</text:p>
              </table:table-cell>
              <table:table-cell office:value-type="float" office:value="-0.25622803">
                <text:p>-0.25622803</text:p>
              </table:table-cell>
              <table:table-cell office:value-type="float" office:value="0.00549063">
                <text:p>0.005490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-0.3">
                <text:p>-0.3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-0.00732081999999998">
                <text:p>-0.007320819999999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-0.3">
                <text:p>-0.3</text:p>
              </table:table-cell>
              <table:table-cell office:value-type="float" office:value="-0.2617186">
                <text:p>-0.2617186</text:p>
              </table:table-cell>
              <table:table-cell office:value-type="float" office:value="0.01281139">
                <text:p>0.012811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-0.3">
                <text:p>-0.3</text:p>
              </table:table-cell>
              <table:table-cell office:value-type="float" office:value="-0.2598884">
                <text:p>-0.2598884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-0.3">
                <text:p>-0.3</text:p>
              </table:table-cell>
              <table:table-cell office:value-type="float" office:value="-0.2598884">
                <text:p>-0.259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-0.3">
                <text:p>-0.3</text:p>
              </table:table-cell>
              <table:table-cell office:value-type="float" office:value="-0.265379">
                <text:p>-0.265379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-0.3">
                <text:p>-0.3</text:p>
              </table:table-cell>
              <table:table-cell office:value-type="float" office:value="-0.2543978">
                <text:p>-0.2543978</text:p>
              </table:table-cell>
              <table:table-cell office:value-type="float" office:value="-0.0109812">
                <text:p>-0.01098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-0.3">
                <text:p>-0.3</text:p>
              </table:table-cell>
              <table:table-cell office:value-type="float" office:value="-0.256228">
                <text:p>-0.256228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-0.3">
                <text:p>-0.3</text:p>
              </table:table-cell>
              <table:table-cell office:value-type="float" office:value="-0.26171857">
                <text:p>-0.26171857</text:p>
              </table:table-cell>
              <table:table-cell office:value-type="float" office:value="0.00549056999999997">
                <text:p>0.005490569999999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0.01464163">
                <text:p>0.014641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-0.3">
                <text:p>-0.3</text:p>
              </table:table-cell>
              <table:table-cell office:value-type="float" office:value="-0.27453002">
                <text:p>-0.27453002</text:p>
              </table:table-cell>
              <table:table-cell office:value-type="float" office:value="-0.00183018000000001">
                <text:p>-0.001830180000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-0.3">
                <text:p>-0.3</text:p>
              </table:table-cell>
              <table:table-cell office:value-type="float" office:value="-0.2708696">
                <text:p>-0.2708696</text:p>
              </table:table-cell>
              <table:table-cell office:value-type="float" office:value="-0.0109812">
                <text:p>-0.01098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-0.3">
                <text:p>-0.3</text:p>
              </table:table-cell>
              <table:table-cell office:value-type="float" office:value="-0.27819043">
                <text:p>-0.27819043</text:p>
              </table:table-cell>
              <table:table-cell office:value-type="float" office:value="0.00732083">
                <text:p>0.007320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0.00183022999999999">
                <text:p>-0.001830229999999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-0.3">
                <text:p>-0.3</text:p>
              </table:table-cell>
              <table:table-cell office:value-type="float" office:value="-0.27819043">
                <text:p>-0.27819043</text:p>
              </table:table-cell>
              <table:table-cell office:value-type="float" office:value="0.00183022999999999">
                <text:p>0.001830229999999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-0.3">
                <text:p>-0.3</text:p>
              </table:table-cell>
              <table:table-cell office:value-type="float" office:value="-0.27636018">
                <text:p>-0.27636018</text:p>
              </table:table-cell>
              <table:table-cell office:value-type="float" office:value="-0.0000000199999999894729">
                <text:p>-0.00000001999999998947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-0.3">
                <text:p>-0.3</text:p>
              </table:table-cell>
              <table:table-cell office:value-type="float" office:value="-0.27453">
                <text:p>-0.27453</text:p>
              </table:table-cell>
              <table:table-cell office:value-type="float" office:value="-0.00183018000000001">
                <text:p>-0.00183018000000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.00732080000000002">
                <text:p>0.00732080000000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-0.3">
                <text:p>-0.3</text:p>
              </table:table-cell>
              <table:table-cell office:value-type="float" office:value="-0.28185084">
                <text:p>-0.28185084</text:p>
              </table:table-cell>
              <table:table-cell office:value-type="float" office:value="0.0000000399999999789458">
                <text:p>0.00000003999999997894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-0.3">
                <text:p>-0.3</text:p>
              </table:table-cell>
              <table:table-cell office:value-type="float" office:value="-0.2855112">
                <text:p>-0.2855112</text:p>
              </table:table-cell>
              <table:table-cell office:value-type="float" office:value="0.00366035999999997">
                <text:p>0.003660359999999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0.00732079999999996">
                <text:p>-0.007320799999999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-0.3">
                <text:p>-0.3</text:p>
              </table:table-cell>
              <table:table-cell office:value-type="float" office:value="-0.27819043">
                <text:p>-0.27819043</text:p>
              </table:table-cell>
              <table:table-cell office:value-type="float" office:value="-0.00366037000000002">
                <text:p>-0.003660370000000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-0.3">
                <text:p>-0.3</text:p>
              </table:table-cell>
              <table:table-cell office:value-type="float" office:value="-0.2800206">
                <text:p>-0.2800206</text:p>
              </table:table-cell>
              <table:table-cell office:value-type="float" office:value="0.00183017000000002">
                <text:p>0.001830170000000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-0.3">
                <text:p>-0.3</text:p>
              </table:table-cell>
              <table:table-cell office:value-type="float" office:value="-0.283681">
                <text:p>-0.283681</text:p>
              </table:table-cell>
              <table:table-cell office:value-type="float" office:value="0.00183019999999995">
                <text:p>0.001830199999999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-0.3">
                <text:p>-0.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0.00366037999999996">
                <text:p>-0.003660379999999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0.00366042">
                <text:p>-0.003660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-0.3">
                <text:p>-0.3</text:p>
              </table:table-cell>
              <table:table-cell office:value-type="float" office:value="-0.2635488">
                <text:p>-0.2635488</text:p>
              </table:table-cell>
              <table:table-cell office:value-type="float" office:value="-0.0128114">
                <text:p>-0.01281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-0.3">
                <text:p>-0.3</text:p>
              </table:table-cell>
              <table:table-cell office:value-type="float" office:value="-0.2726998">
                <text:p>-0.2726998</text:p>
              </table:table-cell>
              <table:table-cell office:value-type="float" office:value="0.00915100000000002">
                <text:p>0.0091510000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